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manifest.rdf" manifest:media-type="application/rdf+xml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362in"/>
    </style:style>
    <style:style style:name="co2" style:family="table-column">
      <style:table-column-properties fo:break-before="auto" style:column-width="0.9362in"/>
    </style:style>
    <style:style style:name="co3" style:family="table-column">
      <style:table-column-properties fo:break-before="auto" style:column-width="0.9783in"/>
    </style:style>
    <style:style style:name="co4" style:family="table-column">
      <style:table-column-properties fo:break-before="auto" style:column-width="0.7217in"/>
    </style:style>
    <style:style style:name="co5" style:family="table-column">
      <style:table-column-properties fo:break-before="auto" style:column-width="0.7854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1.2472in"/>
    </style:style>
    <style:style style:name="co8" style:family="table-column">
      <style:table-column-properties fo:break-before="auto" style:column-width="1.401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esults" table:style-name="ta1">
        <table:shapes>
          <draw:frame draw:z-index="0" draw:style-name="gr1" draw:text-style-name="P1" svg:width="7.1185in" svg:height="4.089in" svg:x="5.3441in" svg:y="0.0839in">
            <draw:object draw:notify-on-update-of-ranges="results.A3:results.A17 results.B2:results.B2 results.B3:results.B17 results.C2:results.C2 results.C3:results.C17 results.D2:results.D2 results.D3:results.D17 results.E2:results.E2 results.E3:results.E1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7.0469in" svg:height="3.9638in" svg:x="5.4693in" svg:y="4.224in">
            <draw:object draw:notify-on-update-of-ranges="results.A21:results.A35 results.B20:results.B20 results.B21:results.B35 results.C20:results.C20 results.C21:results.C35 results.D20:results.D20 results.D21:results.D35 results.E20:results.E20 results.E21:results.E3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6.9291in" svg:height="3.8976in" svg:x="5.6185in" svg:y="8.3272in">
            <draw:object draw:notify-on-update-of-ranges="results.A39:results.A53 results.B38:results.B38 results.B39:results.B53 results.C38:results.C38 results.C39:results.C53 results.D38:results.D38 results.D39:results.D53 results.E38:results.E38 results.E39:results.E53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6.7165in" svg:height="3.778in" svg:x="5.6654in" svg:y="12.365in">
            <draw:object draw:notify-on-update-of-ranges="results.A57:results.A71 results.B56:results.B56 results.B57:results.B71 results.C56:results.C56 results.C57:results.C71 results.D56:results.D56 results.D57:results.D71 results.E56:results.E56 results.E57:results.E71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-RANDOM-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czba elementow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Heap sort</text:p>
          </table:table-cell>
          <table:table-cell office:value-type="string" calcext:value-type="string">
            <text:p>Merge sort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0.109998" calcext:value-type="float">
            <text:p>0.109998</text:p>
          </table:table-cell>
          <table:table-cell office:value-type="float" office:value="0.112671" calcext:value-type="float">
            <text:p>0.112671</text:p>
          </table:table-cell>
          <table:table-cell office:value-type="float" office:value="0.002522" calcext:value-type="float">
            <text:p>0.002522</text:p>
          </table:table-cell>
          <table:table-cell office:value-type="float" office:value="0.001636" calcext:value-type="float">
            <text:p>0.001636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0.332684" calcext:value-type="float">
            <text:p>0.332684</text:p>
          </table:table-cell>
          <table:table-cell office:value-type="float" office:value="0.44002" calcext:value-type="float">
            <text:p>0.44002</text:p>
          </table:table-cell>
          <table:table-cell office:value-type="float" office:value="0.005421" calcext:value-type="float">
            <text:p>0.005421</text:p>
          </table:table-cell>
          <table:table-cell office:value-type="float" office:value="0.003545" calcext:value-type="float">
            <text:p>0.003545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0.729351" calcext:value-type="float">
            <text:p>0.729351</text:p>
          </table:table-cell>
          <table:table-cell office:value-type="float" office:value="0.993014" calcext:value-type="float">
            <text:p>0.993014</text:p>
          </table:table-cell>
          <table:table-cell office:value-type="float" office:value="0.008464" calcext:value-type="float">
            <text:p>0.008464</text:p>
          </table:table-cell>
          <table:table-cell office:value-type="float" office:value="0.005448" calcext:value-type="float">
            <text:p>0.005448</text:p>
          </table:table-cell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1.29891" calcext:value-type="float">
            <text:p>1.29891</text:p>
          </table:table-cell>
          <table:table-cell office:value-type="float" office:value="1.76018" calcext:value-type="float">
            <text:p>1.76018</text:p>
          </table:table-cell>
          <table:table-cell office:value-type="float" office:value="0.011787" calcext:value-type="float">
            <text:p>0.011787</text:p>
          </table:table-cell>
          <table:table-cell office:value-type="float" office:value="0.007608" calcext:value-type="float">
            <text:p>0.007608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.99038" calcext:value-type="float">
            <text:p>1.99038</text:p>
          </table:table-cell>
          <table:table-cell office:value-type="float" office:value="2.74157" calcext:value-type="float">
            <text:p>2.74157</text:p>
          </table:table-cell>
          <table:table-cell office:value-type="float" office:value="0.014883" calcext:value-type="float">
            <text:p>0.014883</text:p>
          </table:table-cell>
          <table:table-cell office:value-type="float" office:value="0.009572" calcext:value-type="float">
            <text:p>0.009572</text:p>
          </table:table-cell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2.8378" calcext:value-type="float">
            <text:p>2.8378</text:p>
          </table:table-cell>
          <table:table-cell office:value-type="float" office:value="3.95999" calcext:value-type="float">
            <text:p>3.95999</text:p>
          </table:table-cell>
          <table:table-cell office:value-type="float" office:value="0.018175" calcext:value-type="float">
            <text:p>0.018175</text:p>
          </table:table-cell>
          <table:table-cell office:value-type="float" office:value="0.011622" calcext:value-type="float">
            <text:p>0.011622</text:p>
          </table:table-cell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float" office:value="3.87623" calcext:value-type="float">
            <text:p>3.87623</text:p>
          </table:table-cell>
          <table:table-cell office:value-type="float" office:value="5.37459" calcext:value-type="float">
            <text:p>5.37459</text:p>
          </table:table-cell>
          <table:table-cell office:value-type="float" office:value="0.021713" calcext:value-type="float">
            <text:p>0.021713</text:p>
          </table:table-cell>
          <table:table-cell office:value-type="float" office:value="0.013746" calcext:value-type="float">
            <text:p>0.013746</text:p>
          </table:table-cell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float" office:value="5.07073" calcext:value-type="float">
            <text:p>5.07073</text:p>
          </table:table-cell>
          <table:table-cell office:value-type="float" office:value="7.02699" calcext:value-type="float">
            <text:p>7.02699</text:p>
          </table:table-cell>
          <table:table-cell office:value-type="float" office:value="0.025049" calcext:value-type="float">
            <text:p>0.025049</text:p>
          </table:table-cell>
          <table:table-cell office:value-type="float" office:value="0.015949" calcext:value-type="float">
            <text:p>0.015949</text:p>
          </table:table-cell>
        </table:table-row>
        <table:table-row table:style-name="ro1">
          <table:table-cell office:value-type="float" office:value="90000" calcext:value-type="float">
            <text:p>90000</text:p>
          </table:table-cell>
          <table:table-cell office:value-type="float" office:value="6.36963" calcext:value-type="float">
            <text:p>6.36963</text:p>
          </table:table-cell>
          <table:table-cell office:value-type="float" office:value="8.88653" calcext:value-type="float">
            <text:p>8.88653</text:p>
          </table:table-cell>
          <table:table-cell office:value-type="float" office:value="0.028706" calcext:value-type="float">
            <text:p>0.028706</text:p>
          </table:table-cell>
          <table:table-cell office:value-type="float" office:value="0.018327" calcext:value-type="float">
            <text:p>0.018327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8.32246" calcext:value-type="float">
            <text:p>8.32246</text:p>
          </table:table-cell>
          <table:table-cell office:value-type="float" office:value="11.832" calcext:value-type="float">
            <text:p>11.832</text:p>
          </table:table-cell>
          <table:table-cell office:value-type="float" office:value="0.036008" calcext:value-type="float">
            <text:p>0.036008</text:p>
          </table:table-cell>
          <table:table-cell office:value-type="float" office:value="0.020504" calcext:value-type="float">
            <text:p>0.020504</text:p>
          </table:table-cell>
        </table:table-row>
        <table:table-row table:style-name="ro1">
          <table:table-cell office:value-type="float" office:value="110000" calcext:value-type="float">
            <text:p>110000</text:p>
          </table:table-cell>
          <table:table-cell office:value-type="float" office:value="10.115" calcext:value-type="float">
            <text:p>10.115</text:p>
          </table:table-cell>
          <table:table-cell office:value-type="float" office:value="13.2958" calcext:value-type="float">
            <text:p>13.2958</text:p>
          </table:table-cell>
          <table:table-cell office:value-type="float" office:value="0.035683" calcext:value-type="float">
            <text:p>0.035683</text:p>
          </table:table-cell>
          <table:table-cell office:value-type="float" office:value="0.022784" calcext:value-type="float">
            <text:p>0.022784</text:p>
          </table:table-cell>
        </table:table-row>
        <table:table-row table:style-name="ro1">
          <table:table-cell office:value-type="float" office:value="120000" calcext:value-type="float">
            <text:p>120000</text:p>
          </table:table-cell>
          <table:table-cell office:value-type="float" office:value="11.4326" calcext:value-type="float">
            <text:p>11.4326</text:p>
          </table:table-cell>
          <table:table-cell office:value-type="float" office:value="15.7923" calcext:value-type="float">
            <text:p>15.7923</text:p>
          </table:table-cell>
          <table:table-cell office:value-type="float" office:value="0.03994" calcext:value-type="float">
            <text:p>0.03994</text:p>
          </table:table-cell>
          <table:table-cell office:value-type="float" office:value="0.024561" calcext:value-type="float">
            <text:p>0.024561</text:p>
          </table:table-cell>
        </table:table-row>
        <table:table-row table:style-name="ro1">
          <table:table-cell office:value-type="float" office:value="130000" calcext:value-type="float">
            <text:p>130000</text:p>
          </table:table-cell>
          <table:table-cell office:value-type="float" office:value="13.2965" calcext:value-type="float">
            <text:p>13.2965</text:p>
          </table:table-cell>
          <table:table-cell office:value-type="float" office:value="18.5613" calcext:value-type="float">
            <text:p>18.5613</text:p>
          </table:table-cell>
          <table:table-cell office:value-type="float" office:value="0.043355" calcext:value-type="float">
            <text:p>0.043355</text:p>
          </table:table-cell>
          <table:table-cell office:value-type="float" office:value="0.026632" calcext:value-type="float">
            <text:p>0.026632</text:p>
          </table:table-cell>
        </table:table-row>
        <table:table-row table:style-name="ro1">
          <table:table-cell office:value-type="float" office:value="140000" calcext:value-type="float">
            <text:p>140000</text:p>
          </table:table-cell>
          <table:table-cell office:value-type="float" office:value="15.3588" calcext:value-type="float">
            <text:p>15.3588</text:p>
          </table:table-cell>
          <table:table-cell office:value-type="float" office:value="21.4999" calcext:value-type="float">
            <text:p>21.4999</text:p>
          </table:table-cell>
          <table:table-cell office:value-type="float" office:value="0.047006" calcext:value-type="float">
            <text:p>0.047006</text:p>
          </table:table-cell>
          <table:table-cell office:value-type="float" office:value="0.028969" calcext:value-type="float">
            <text:p>0.028969</text:p>
          </table:table-cell>
        </table:table-row>
        <table:table-row table:style-name="ro1">
          <table:table-cell office:value-type="float" office:value="150000" calcext:value-type="float">
            <text:p>150000</text:p>
          </table:table-cell>
          <table:table-cell office:value-type="float" office:value="17.7037" calcext:value-type="float">
            <text:p>17.7037</text:p>
          </table:table-cell>
          <table:table-cell office:value-type="float" office:value="24.7638" calcext:value-type="float">
            <text:p>24.7638</text:p>
          </table:table-cell>
          <table:table-cell office:value-type="float" office:value="0.050596" calcext:value-type="float">
            <text:p>0.050596</text:p>
          </table:table-cell>
          <table:table-cell office:value-type="float" office:value="0.031193" calcext:value-type="float">
            <text:p>0.031193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-ASCENDING-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czba elementow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Heap sort</text:p>
          </table:table-cell>
          <table:table-cell office:value-type="string" calcext:value-type="string">
            <text:p>Merge sort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0.000069" calcext:value-type="float">
            <text:p>0.000069</text:p>
          </table:table-cell>
          <table:table-cell office:value-type="float" office:value="0.146088" calcext:value-type="float">
            <text:p>0.146088</text:p>
          </table:table-cell>
          <table:table-cell office:value-type="float" office:value="0.002188" calcext:value-type="float">
            <text:p>0.002188</text:p>
          </table:table-cell>
          <table:table-cell office:value-type="float" office:value="0.000894" calcext:value-type="float">
            <text:p>0.000894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0.000094" calcext:value-type="float">
            <text:p>0.000094</text:p>
          </table:table-cell>
          <table:table-cell office:value-type="float" office:value="0.463658" calcext:value-type="float">
            <text:p>0.463658</text:p>
          </table:table-cell>
          <table:table-cell office:value-type="float" office:value="0.004461" calcext:value-type="float">
            <text:p>0.004461</text:p>
          </table:table-cell>
          <table:table-cell office:value-type="float" office:value="0.001881" calcext:value-type="float">
            <text:p>0.001881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0.000196" calcext:value-type="float">
            <text:p>0.000196</text:p>
          </table:table-cell>
          <table:table-cell office:value-type="float" office:value="1.01852" calcext:value-type="float">
            <text:p>1.01852</text:p>
          </table:table-cell>
          <table:table-cell office:value-type="float" office:value="0.006976" calcext:value-type="float">
            <text:p>0.006976</text:p>
          </table:table-cell>
          <table:table-cell office:value-type="float" office:value="0.002971" calcext:value-type="float">
            <text:p>0.002971</text:p>
          </table:table-cell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0.000281" calcext:value-type="float">
            <text:p>0.000281</text:p>
          </table:table-cell>
          <table:table-cell office:value-type="float" office:value="1.80363" calcext:value-type="float">
            <text:p>1.80363</text:p>
          </table:table-cell>
          <table:table-cell office:value-type="float" office:value="0.009588" calcext:value-type="float">
            <text:p>0.009588</text:p>
          </table:table-cell>
          <table:table-cell office:value-type="float" office:value="0.004007" calcext:value-type="float">
            <text:p>0.004007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0.000293" calcext:value-type="float">
            <text:p>0.000293</text:p>
          </table:table-cell>
          <table:table-cell office:value-type="float" office:value="2.77342" calcext:value-type="float">
            <text:p>2.77342</text:p>
          </table:table-cell>
          <table:table-cell office:value-type="float" office:value="0.012246" calcext:value-type="float">
            <text:p>0.012246</text:p>
          </table:table-cell>
          <table:table-cell office:value-type="float" office:value="0.005101" calcext:value-type="float">
            <text:p>0.005101</text:p>
          </table:table-cell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0.000388" calcext:value-type="float">
            <text:p>0.000388</text:p>
          </table:table-cell>
          <table:table-cell office:value-type="float" office:value="3.9686" calcext:value-type="float">
            <text:p>3.9686</text:p>
          </table:table-cell>
          <table:table-cell office:value-type="float" office:value="0.014756" calcext:value-type="float">
            <text:p>0.014756</text:p>
          </table:table-cell>
          <table:table-cell office:value-type="float" office:value="0.006216" calcext:value-type="float">
            <text:p>0.006216</text:p>
          </table:table-cell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float" office:value="0.000396" calcext:value-type="float">
            <text:p>0.000396</text:p>
          </table:table-cell>
          <table:table-cell office:value-type="float" office:value="5.39156" calcext:value-type="float">
            <text:p>5.39156</text:p>
          </table:table-cell>
          <table:table-cell office:value-type="float" office:value="0.017503" calcext:value-type="float">
            <text:p>0.017503</text:p>
          </table:table-cell>
          <table:table-cell office:value-type="float" office:value="0.007294" calcext:value-type="float">
            <text:p>0.007294</text:p>
          </table:table-cell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float" office:value="0.00049" calcext:value-type="float">
            <text:p>0.00049</text:p>
          </table:table-cell>
          <table:table-cell office:value-type="float" office:value="7.05236" calcext:value-type="float">
            <text:p>7.05236</text:p>
          </table:table-cell>
          <table:table-cell office:value-type="float" office:value="0.020197" calcext:value-type="float">
            <text:p>0.020197</text:p>
          </table:table-cell>
          <table:table-cell office:value-type="float" office:value="0.008422" calcext:value-type="float">
            <text:p>0.008422</text:p>
          </table:table-cell>
        </table:table-row>
        <table:table-row table:style-name="ro1">
          <table:table-cell office:value-type="float" office:value="90000" calcext:value-type="float">
            <text:p>90000</text:p>
          </table:table-cell>
          <table:table-cell office:value-type="float" office:value="0.000538" calcext:value-type="float">
            <text:p>0.000538</text:p>
          </table:table-cell>
          <table:table-cell office:value-type="float" office:value="8.90217" calcext:value-type="float">
            <text:p>8.90217</text:p>
          </table:table-cell>
          <table:table-cell office:value-type="float" office:value="0.023068" calcext:value-type="float">
            <text:p>0.023068</text:p>
          </table:table-cell>
          <table:table-cell office:value-type="float" office:value="0.009592" calcext:value-type="float">
            <text:p>0.009592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0.000568" calcext:value-type="float">
            <text:p>0.000568</text:p>
          </table:table-cell>
          <table:table-cell office:value-type="float" office:value="10.9798" calcext:value-type="float">
            <text:p>10.9798</text:p>
          </table:table-cell>
          <table:table-cell office:value-type="float" office:value="0.025968" calcext:value-type="float">
            <text:p>0.025968</text:p>
          </table:table-cell>
          <table:table-cell office:value-type="float" office:value="0.010704" calcext:value-type="float">
            <text:p>0.010704</text:p>
          </table:table-cell>
        </table:table-row>
        <table:table-row table:style-name="ro1">
          <table:table-cell office:value-type="float" office:value="110000" calcext:value-type="float">
            <text:p>110000</text:p>
          </table:table-cell>
          <table:table-cell office:value-type="float" office:value="0.000618" calcext:value-type="float">
            <text:p>0.000618</text:p>
          </table:table-cell>
          <table:table-cell office:value-type="float" office:value="13.2892" calcext:value-type="float">
            <text:p>13.2892</text:p>
          </table:table-cell>
          <table:table-cell office:value-type="float" office:value="0.028654" calcext:value-type="float">
            <text:p>0.028654</text:p>
          </table:table-cell>
          <table:table-cell office:value-type="float" office:value="0.011871" calcext:value-type="float">
            <text:p>0.011871</text:p>
          </table:table-cell>
        </table:table-row>
        <table:table-row table:style-name="ro1">
          <table:table-cell office:value-type="float" office:value="120000" calcext:value-type="float">
            <text:p>120000</text:p>
          </table:table-cell>
          <table:table-cell office:value-type="float" office:value="0.000676" calcext:value-type="float">
            <text:p>0.000676</text:p>
          </table:table-cell>
          <table:table-cell office:value-type="float" office:value="15.9338" calcext:value-type="float">
            <text:p>15.9338</text:p>
          </table:table-cell>
          <table:table-cell office:value-type="float" office:value="0.031524" calcext:value-type="float">
            <text:p>0.031524</text:p>
          </table:table-cell>
          <table:table-cell office:value-type="float" office:value="0.012968" calcext:value-type="float">
            <text:p>0.012968</text:p>
          </table:table-cell>
        </table:table-row>
        <table:table-row table:style-name="ro1">
          <table:table-cell office:value-type="float" office:value="130000" calcext:value-type="float">
            <text:p>130000</text:p>
          </table:table-cell>
          <table:table-cell office:value-type="float" office:value="0.000689" calcext:value-type="float">
            <text:p>0.000689</text:p>
          </table:table-cell>
          <table:table-cell office:value-type="float" office:value="18.5474" calcext:value-type="float">
            <text:p>18.5474</text:p>
          </table:table-cell>
          <table:table-cell office:value-type="float" office:value="0.037709" calcext:value-type="float">
            <text:p>0.037709</text:p>
          </table:table-cell>
          <table:table-cell office:value-type="float" office:value="0.014266" calcext:value-type="float">
            <text:p>0.014266</text:p>
          </table:table-cell>
        </table:table-row>
        <table:table-row table:style-name="ro1">
          <table:table-cell office:value-type="float" office:value="140000" calcext:value-type="float">
            <text:p>140000</text:p>
          </table:table-cell>
          <table:table-cell office:value-type="float" office:value="0.00066" calcext:value-type="float">
            <text:p>0.00066</text:p>
          </table:table-cell>
          <table:table-cell office:value-type="float" office:value="21.5133" calcext:value-type="float">
            <text:p>21.5133</text:p>
          </table:table-cell>
          <table:table-cell office:value-type="float" office:value="0.037175" calcext:value-type="float">
            <text:p>0.037175</text:p>
          </table:table-cell>
          <table:table-cell office:value-type="float" office:value="0.01537" calcext:value-type="float">
            <text:p>0.01537</text:p>
          </table:table-cell>
        </table:table-row>
        <table:table-row table:style-name="ro1">
          <table:table-cell office:value-type="float" office:value="150000" calcext:value-type="float">
            <text:p>150000</text:p>
          </table:table-cell>
          <table:table-cell office:value-type="float" office:value="0.000774" calcext:value-type="float">
            <text:p>0.000774</text:p>
          </table:table-cell>
          <table:table-cell office:value-type="float" office:value="24.6958" calcext:value-type="float">
            <text:p>24.6958</text:p>
          </table:table-cell>
          <table:table-cell office:value-type="float" office:value="0.040508" calcext:value-type="float">
            <text:p>0.040508</text:p>
          </table:table-cell>
          <table:table-cell office:value-type="float" office:value="0.016657" calcext:value-type="float">
            <text:p>0.016657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-DESCENDING-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czba elementow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Heap sort</text:p>
          </table:table-cell>
          <table:table-cell office:value-type="string" calcext:value-type="string">
            <text:p>Merge sort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0.196584" calcext:value-type="float">
            <text:p>0.196584</text:p>
          </table:table-cell>
          <table:table-cell office:value-type="float" office:value="0.127378" calcext:value-type="float">
            <text:p>0.127378</text:p>
          </table:table-cell>
          <table:table-cell office:value-type="float" office:value="0.002005" calcext:value-type="float">
            <text:p>0.002005</text:p>
          </table:table-cell>
          <table:table-cell office:value-type="float" office:value="0.0009" calcext:value-type="float">
            <text:p>0.0009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0.658482" calcext:value-type="float">
            <text:p>0.658482</text:p>
          </table:table-cell>
          <table:table-cell office:value-type="float" office:value="0.512329" calcext:value-type="float">
            <text:p>0.512329</text:p>
          </table:table-cell>
          <table:table-cell office:value-type="float" office:value="0.004301" calcext:value-type="float">
            <text:p>0.004301</text:p>
          </table:table-cell>
          <table:table-cell office:value-type="float" office:value="0.00189" calcext:value-type="float">
            <text:p>0.00189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1.43892" calcext:value-type="float">
            <text:p>1.43892</text:p>
          </table:table-cell>
          <table:table-cell office:value-type="float" office:value="1.163" calcext:value-type="float">
            <text:p>1.163</text:p>
          </table:table-cell>
          <table:table-cell office:value-type="float" office:value="0.009695" calcext:value-type="float">
            <text:p>0.009695</text:p>
          </table:table-cell>
          <table:table-cell office:value-type="float" office:value="0.004552" calcext:value-type="float">
            <text:p>0.004552</text:p>
          </table:table-cell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2.66545" calcext:value-type="float">
            <text:p>2.66545</text:p>
          </table:table-cell>
          <table:table-cell office:value-type="float" office:value="2.04001" calcext:value-type="float">
            <text:p>2.04001</text:p>
          </table:table-cell>
          <table:table-cell office:value-type="float" office:value="0.009175" calcext:value-type="float">
            <text:p>0.009175</text:p>
          </table:table-cell>
          <table:table-cell office:value-type="float" office:value="0.003938" calcext:value-type="float">
            <text:p>0.003938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3.96567" calcext:value-type="float">
            <text:p>3.96567</text:p>
          </table:table-cell>
          <table:table-cell office:value-type="float" office:value="3.19143" calcext:value-type="float">
            <text:p>3.19143</text:p>
          </table:table-cell>
          <table:table-cell office:value-type="float" office:value="0.011626" calcext:value-type="float">
            <text:p>0.011626</text:p>
          </table:table-cell>
          <table:table-cell office:value-type="float" office:value="0.005045" calcext:value-type="float">
            <text:p>0.005045</text:p>
          </table:table-cell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5.73137" calcext:value-type="float">
            <text:p>5.73137</text:p>
          </table:table-cell>
          <table:table-cell office:value-type="float" office:value="4.58461" calcext:value-type="float">
            <text:p>4.58461</text:p>
          </table:table-cell>
          <table:table-cell office:value-type="float" office:value="0.014156" calcext:value-type="float">
            <text:p>0.014156</text:p>
          </table:table-cell>
          <table:table-cell office:value-type="float" office:value="0.006079" calcext:value-type="float">
            <text:p>0.006079</text:p>
          </table:table-cell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float" office:value="7.71474" calcext:value-type="float">
            <text:p>7.71474</text:p>
          </table:table-cell>
          <table:table-cell office:value-type="float" office:value="6.23528" calcext:value-type="float">
            <text:p>6.23528</text:p>
          </table:table-cell>
          <table:table-cell office:value-type="float" office:value="0.01686" calcext:value-type="float">
            <text:p>0.01686</text:p>
          </table:table-cell>
          <table:table-cell office:value-type="float" office:value="0.007181" calcext:value-type="float">
            <text:p>0.007181</text:p>
          </table:table-cell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float" office:value="10.0783" calcext:value-type="float">
            <text:p>10.0783</text:p>
          </table:table-cell>
          <table:table-cell office:value-type="float" office:value="8.15061" calcext:value-type="float">
            <text:p>8.15061</text:p>
          </table:table-cell>
          <table:table-cell office:value-type="float" office:value="0.019294" calcext:value-type="float">
            <text:p>0.019294</text:p>
          </table:table-cell>
          <table:table-cell office:value-type="float" office:value="0.00838" calcext:value-type="float">
            <text:p>0.00838</text:p>
          </table:table-cell>
        </table:table-row>
        <table:table-row table:style-name="ro1">
          <table:table-cell office:value-type="float" office:value="90000" calcext:value-type="float">
            <text:p>90000</text:p>
          </table:table-cell>
          <table:table-cell office:value-type="float" office:value="12.7455" calcext:value-type="float">
            <text:p>12.7455</text:p>
          </table:table-cell>
          <table:table-cell office:value-type="float" office:value="10.3228" calcext:value-type="float">
            <text:p>10.3228</text:p>
          </table:table-cell>
          <table:table-cell office:value-type="float" office:value="0.022057" calcext:value-type="float">
            <text:p>0.022057</text:p>
          </table:table-cell>
          <table:table-cell office:value-type="float" office:value="0.00951" calcext:value-type="float">
            <text:p>0.00951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15.7128" calcext:value-type="float">
            <text:p>15.7128</text:p>
          </table:table-cell>
          <table:table-cell office:value-type="float" office:value="12.747" calcext:value-type="float">
            <text:p>12.747</text:p>
          </table:table-cell>
          <table:table-cell office:value-type="float" office:value="0.024629" calcext:value-type="float">
            <text:p>0.024629</text:p>
          </table:table-cell>
          <table:table-cell office:value-type="float" office:value="0.010564" calcext:value-type="float">
            <text:p>0.010564</text:p>
          </table:table-cell>
        </table:table-row>
        <table:table-row table:style-name="ro1">
          <table:table-cell office:value-type="float" office:value="110000" calcext:value-type="float">
            <text:p>110000</text:p>
          </table:table-cell>
          <table:table-cell office:value-type="float" office:value="19.0183" calcext:value-type="float">
            <text:p>19.0183</text:p>
          </table:table-cell>
          <table:table-cell office:value-type="float" office:value="15.4103" calcext:value-type="float">
            <text:p>15.4103</text:p>
          </table:table-cell>
          <table:table-cell office:value-type="float" office:value="0.02753" calcext:value-type="float">
            <text:p>0.02753</text:p>
          </table:table-cell>
          <table:table-cell office:value-type="float" office:value="0.011728" calcext:value-type="float">
            <text:p>0.011728</text:p>
          </table:table-cell>
        </table:table-row>
        <table:table-row table:style-name="ro1">
          <table:table-cell office:value-type="float" office:value="120000" calcext:value-type="float">
            <text:p>120000</text:p>
          </table:table-cell>
          <table:table-cell office:value-type="float" office:value="22.8095" calcext:value-type="float">
            <text:p>22.8095</text:p>
          </table:table-cell>
          <table:table-cell office:value-type="float" office:value="18.396" calcext:value-type="float">
            <text:p>18.396</text:p>
          </table:table-cell>
          <table:table-cell office:value-type="float" office:value="0.030071" calcext:value-type="float">
            <text:p>0.030071</text:p>
          </table:table-cell>
          <table:table-cell office:value-type="float" office:value="0.01287" calcext:value-type="float">
            <text:p>0.01287</text:p>
          </table:table-cell>
        </table:table-row>
        <table:table-row table:style-name="ro1">
          <table:table-cell office:value-type="float" office:value="130000" calcext:value-type="float">
            <text:p>130000</text:p>
          </table:table-cell>
          <table:table-cell office:value-type="float" office:value="26.5433" calcext:value-type="float">
            <text:p>26.5433</text:p>
          </table:table-cell>
          <table:table-cell office:value-type="float" office:value="21.5381" calcext:value-type="float">
            <text:p>21.5381</text:p>
          </table:table-cell>
          <table:table-cell office:value-type="float" office:value="0.032888" calcext:value-type="float">
            <text:p>0.032888</text:p>
          </table:table-cell>
          <table:table-cell office:value-type="float" office:value="0.014019" calcext:value-type="float">
            <text:p>0.014019</text:p>
          </table:table-cell>
        </table:table-row>
        <table:table-row table:style-name="ro1">
          <table:table-cell office:value-type="float" office:value="140000" calcext:value-type="float">
            <text:p>140000</text:p>
          </table:table-cell>
          <table:table-cell office:value-type="float" office:value="30.7637" calcext:value-type="float">
            <text:p>30.7637</text:p>
          </table:table-cell>
          <table:table-cell office:value-type="float" office:value="24.9836" calcext:value-type="float">
            <text:p>24.9836</text:p>
          </table:table-cell>
          <table:table-cell office:value-type="float" office:value="0.035685" calcext:value-type="float">
            <text:p>0.035685</text:p>
          </table:table-cell>
          <table:table-cell office:value-type="float" office:value="0.015204" calcext:value-type="float">
            <text:p>0.015204</text:p>
          </table:table-cell>
        </table:table-row>
        <table:table-row table:style-name="ro1">
          <table:table-cell office:value-type="float" office:value="150000" calcext:value-type="float">
            <text:p>150000</text:p>
          </table:table-cell>
          <table:table-cell office:value-type="float" office:value="35.5451" calcext:value-type="float">
            <text:p>35.5451</text:p>
          </table:table-cell>
          <table:table-cell office:value-type="float" office:value="28.6578" calcext:value-type="float">
            <text:p>28.6578</text:p>
          </table:table-cell>
          <table:table-cell office:value-type="float" office:value="0.038481" calcext:value-type="float">
            <text:p>0.038481</text:p>
          </table:table-cell>
          <table:table-cell office:value-type="float" office:value="0.016475" calcext:value-type="float">
            <text:p>0.016475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-VSHAPED-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czba elementow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Heap sort</text:p>
          </table:table-cell>
          <table:table-cell office:value-type="string" calcext:value-type="string">
            <text:p>Merge sort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0.110484" calcext:value-type="float">
            <text:p>0.110484</text:p>
          </table:table-cell>
          <table:table-cell office:value-type="float" office:value="0.128393" calcext:value-type="float">
            <text:p>0.128393</text:p>
          </table:table-cell>
          <table:table-cell office:value-type="float" office:value="0.002089" calcext:value-type="float">
            <text:p>0.002089</text:p>
          </table:table-cell>
          <table:table-cell office:value-type="float" office:value="0.000898" calcext:value-type="float">
            <text:p>0.000898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0.342681" calcext:value-type="float">
            <text:p>0.342681</text:p>
          </table:table-cell>
          <table:table-cell office:value-type="float" office:value="0.466191" calcext:value-type="float">
            <text:p>0.466191</text:p>
          </table:table-cell>
          <table:table-cell office:value-type="float" office:value="0.004428" calcext:value-type="float">
            <text:p>0.004428</text:p>
          </table:table-cell>
          <table:table-cell office:value-type="float" office:value="0.001911" calcext:value-type="float">
            <text:p>0.001911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0.733348" calcext:value-type="float">
            <text:p>0.733348</text:p>
          </table:table-cell>
          <table:table-cell office:value-type="float" office:value="1.051" calcext:value-type="float">
            <text:p>1.051</text:p>
          </table:table-cell>
          <table:table-cell office:value-type="float" office:value="0.006865" calcext:value-type="float">
            <text:p>0.006865</text:p>
          </table:table-cell>
          <table:table-cell office:value-type="float" office:value="0.002976" calcext:value-type="float">
            <text:p>0.002976</text:p>
          </table:table-cell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1.32493" calcext:value-type="float">
            <text:p>1.32493</text:p>
          </table:table-cell>
          <table:table-cell office:value-type="float" office:value="1.85426" calcext:value-type="float">
            <text:p>1.85426</text:p>
          </table:table-cell>
          <table:table-cell office:value-type="float" office:value="0.009375" calcext:value-type="float">
            <text:p>0.009375</text:p>
          </table:table-cell>
          <table:table-cell office:value-type="float" office:value="0.003982" calcext:value-type="float">
            <text:p>0.003982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.98071" calcext:value-type="float">
            <text:p>1.98071</text:p>
          </table:table-cell>
          <table:table-cell office:value-type="float" office:value="2.90222" calcext:value-type="float">
            <text:p>2.90222</text:p>
          </table:table-cell>
          <table:table-cell office:value-type="float" office:value="0.012" calcext:value-type="float">
            <text:p>0.012</text:p>
          </table:table-cell>
          <table:table-cell office:value-type="float" office:value="0.005063" calcext:value-type="float">
            <text:p>0.005063</text:p>
          </table:table-cell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2.85199" calcext:value-type="float">
            <text:p>2.85199</text:p>
          </table:table-cell>
          <table:table-cell office:value-type="float" office:value="4.32734" calcext:value-type="float">
            <text:p>4.32734</text:p>
          </table:table-cell>
          <table:table-cell office:value-type="float" office:value="0.014421" calcext:value-type="float">
            <text:p>0.014421</text:p>
          </table:table-cell>
          <table:table-cell office:value-type="float" office:value="0.006169" calcext:value-type="float">
            <text:p>0.006169</text:p>
          </table:table-cell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float" office:value="3.85887" calcext:value-type="float">
            <text:p>3.85887</text:p>
          </table:table-cell>
          <table:table-cell office:value-type="float" office:value="5.68551" calcext:value-type="float">
            <text:p>5.68551</text:p>
          </table:table-cell>
          <table:table-cell office:value-type="float" office:value="0.017146" calcext:value-type="float">
            <text:p>0.017146</text:p>
          </table:table-cell>
          <table:table-cell office:value-type="float" office:value="0.007264" calcext:value-type="float">
            <text:p>0.007264</text:p>
          </table:table-cell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float" office:value="5.03299" calcext:value-type="float">
            <text:p>5.03299</text:p>
          </table:table-cell>
          <table:table-cell office:value-type="float" office:value="7.40904" calcext:value-type="float">
            <text:p>7.40904</text:p>
          </table:table-cell>
          <table:table-cell office:value-type="float" office:value="0.019935" calcext:value-type="float">
            <text:p>0.019935</text:p>
          </table:table-cell>
          <table:table-cell office:value-type="float" office:value="0.008423" calcext:value-type="float">
            <text:p>0.008423</text:p>
          </table:table-cell>
        </table:table-row>
        <table:table-row table:style-name="ro1">
          <table:table-cell office:value-type="float" office:value="90000" calcext:value-type="float">
            <text:p>90000</text:p>
          </table:table-cell>
          <table:table-cell office:value-type="float" office:value="6.36835" calcext:value-type="float">
            <text:p>6.36835</text:p>
          </table:table-cell>
          <table:table-cell office:value-type="float" office:value="9.37923" calcext:value-type="float">
            <text:p>9.37923</text:p>
          </table:table-cell>
          <table:table-cell office:value-type="float" office:value="0.022808" calcext:value-type="float">
            <text:p>0.022808</text:p>
          </table:table-cell>
          <table:table-cell office:value-type="float" office:value="0.00955" calcext:value-type="float">
            <text:p>0.00955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7.86054" calcext:value-type="float">
            <text:p>7.86054</text:p>
          </table:table-cell>
          <table:table-cell office:value-type="float" office:value="11.575" calcext:value-type="float">
            <text:p>11.575</text:p>
          </table:table-cell>
          <table:table-cell office:value-type="float" office:value="0.025399" calcext:value-type="float">
            <text:p>0.025399</text:p>
          </table:table-cell>
          <table:table-cell office:value-type="float" office:value="0.01072" calcext:value-type="float">
            <text:p>0.01072</text:p>
          </table:table-cell>
        </table:table-row>
        <table:table-row table:style-name="ro1">
          <table:table-cell office:value-type="float" office:value="110000" calcext:value-type="float">
            <text:p>110000</text:p>
          </table:table-cell>
          <table:table-cell office:value-type="float" office:value="9.50415" calcext:value-type="float">
            <text:p>9.50415</text:p>
          </table:table-cell>
          <table:table-cell office:value-type="float" office:value="14.0356" calcext:value-type="float">
            <text:p>14.0356</text:p>
          </table:table-cell>
          <table:table-cell office:value-type="float" office:value="0.02787" calcext:value-type="float">
            <text:p>0.02787</text:p>
          </table:table-cell>
          <table:table-cell office:value-type="float" office:value="0.011848" calcext:value-type="float">
            <text:p>0.011848</text:p>
          </table:table-cell>
        </table:table-row>
        <table:table-row table:style-name="ro1">
          <table:table-cell office:value-type="float" office:value="120000" calcext:value-type="float">
            <text:p>120000</text:p>
          </table:table-cell>
          <table:table-cell office:value-type="float" office:value="11.3058" calcext:value-type="float">
            <text:p>11.3058</text:p>
          </table:table-cell>
          <table:table-cell office:value-type="float" office:value="16.6887" calcext:value-type="float">
            <text:p>16.6887</text:p>
          </table:table-cell>
          <table:table-cell office:value-type="float" office:value="0.030476" calcext:value-type="float">
            <text:p>0.030476</text:p>
          </table:table-cell>
          <table:table-cell office:value-type="float" office:value="0.013073" calcext:value-type="float">
            <text:p>0.013073</text:p>
          </table:table-cell>
        </table:table-row>
        <table:table-row table:style-name="ro1">
          <table:table-cell office:value-type="float" office:value="130000" calcext:value-type="float">
            <text:p>130000</text:p>
          </table:table-cell>
          <table:table-cell office:value-type="float" office:value="13.2703" calcext:value-type="float">
            <text:p>13.2703</text:p>
          </table:table-cell>
          <table:table-cell office:value-type="float" office:value="19.5796" calcext:value-type="float">
            <text:p>19.5796</text:p>
          </table:table-cell>
          <table:table-cell office:value-type="float" office:value="0.033436" calcext:value-type="float">
            <text:p>0.033436</text:p>
          </table:table-cell>
          <table:table-cell office:value-type="float" office:value="0.014199" calcext:value-type="float">
            <text:p>0.014199</text:p>
          </table:table-cell>
        </table:table-row>
        <table:table-row table:style-name="ro1">
          <table:table-cell office:value-type="float" office:value="140000" calcext:value-type="float">
            <text:p>140000</text:p>
          </table:table-cell>
          <table:table-cell office:value-type="float" office:value="15.54" calcext:value-type="float">
            <text:p>15.54</text:p>
          </table:table-cell>
          <table:table-cell office:value-type="float" office:value="22.7179" calcext:value-type="float">
            <text:p>22.7179</text:p>
          </table:table-cell>
          <table:table-cell office:value-type="float" office:value="0.036544" calcext:value-type="float">
            <text:p>0.036544</text:p>
          </table:table-cell>
          <table:table-cell office:value-type="float" office:value="0.015428" calcext:value-type="float">
            <text:p>0.015428</text:p>
          </table:table-cell>
        </table:table-row>
        <table:table-row table:style-name="ro1">
          <table:table-cell office:value-type="float" office:value="150000" calcext:value-type="float">
            <text:p>150000</text:p>
          </table:table-cell>
          <table:table-cell office:value-type="float" office:value="17.6387" calcext:value-type="float">
            <text:p>17.6387</text:p>
          </table:table-cell>
          <table:table-cell office:value-type="float" office:value="26.0524" calcext:value-type="float">
            <text:p>26.0524</text:p>
          </table:table-cell>
          <table:table-cell office:value-type="float" office:value="0.039763" calcext:value-type="float">
            <text:p>0.039763</text:p>
          </table:table-cell>
          <table:table-cell office:value-type="float" office:value="0.016821" calcext:value-type="float">
            <text:p>0.016821</text:p>
          </table:table-cell>
        </table:table-row>
      </table:table>
      <table:table table:name="Sheet2" table:style-name="ta1">
        <table:shapes>
          <draw:frame draw:z-index="0" draw:style-name="gr1" draw:text-style-name="P1" svg:width="7.3256in" svg:height="4.1189in" svg:x="6.2933in" svg:y="0.2665in">
            <draw:object draw:notify-on-update-of-ranges="Sheet2.A2:Sheet2.A2 Sheet2.A3:Sheet2.A17 Sheet2.B2:Sheet2.B2 Sheet2.B3:Sheet2.B17 Sheet2.C2:Sheet2.C2 Sheet2.C3:Sheet2.C17 Sheet2.D2:Sheet2.D2 Sheet2.D3:Sheet2.D17 Sheet2.E2:Sheet2.E2 Sheet2.E3:Sheet2.E17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1" draw:style-name="gr1" draw:text-style-name="P1" svg:width="7.228in" svg:height="4.0657in" svg:x="6.3626in" svg:y="4.7681in">
            <draw:object draw:notify-on-update-of-ranges="Sheet2.A20:Sheet2.A20 Sheet2.A21:Sheet2.A35 Sheet2.B20:Sheet2.B20 Sheet2.B21:Sheet2.B35 Sheet2.C20:Sheet2.C20 Sheet2.C21:Sheet2.C35 Sheet2.D20:Sheet2.D20 Sheet2.D21:Sheet2.D35 Sheet2.E20:Sheet2.E20 Sheet2.E21:Sheet2.E35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2" draw:style-name="gr1" draw:text-style-name="P1" svg:width="7.1673in" svg:height="4.0315in" svg:x="6.3484in" svg:y="8.7327in">
            <draw:object draw:notify-on-update-of-ranges="Sheet2.A38:Sheet2.A38 Sheet2.A39:Sheet2.A53 Sheet2.B38:Sheet2.B38 Sheet2.B39:Sheet2.B53 Sheet2.C38:Sheet2.C38 Sheet2.C39:Sheet2.C53 Sheet2.D38:Sheet2.D38 Sheet2.D39:Sheet2.D53 Sheet2.E38:Sheet2.E38 Sheet2.E39:Sheet2.E53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3" draw:style-name="gr1" draw:text-style-name="P1" svg:width="7.1795in" svg:height="4.0382in" svg:x="6.3484in" svg:y="12.8035in">
            <draw:object draw:notify-on-update-of-ranges="Sheet2.A56:Sheet2.A56 Sheet2.A57:Sheet2.A71 Sheet2.B56:Sheet2.B56 Sheet2.B57:Sheet2.B71 Sheet2.C56:Sheet2.C56 Sheet2.C57:Sheet2.C71 Sheet2.D56:Sheet2.D56 Sheet2.D57:Sheet2.D71 Sheet2.E56:Sheet2.E56 Sheet2.E57:Sheet2.E71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7" table:default-cell-style-name="Default"/>
        <table:table-column table:style-name="co6" table:number-columns-repeated="4" table:default-cell-style-name="Default"/>
        <table:table-row table:style-name="ro1">
          <table:table-cell/>
          <table:table-cell office:value-type="string" calcext:value-type="string">
            <text:p>INSER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czba elementow</text:p>
          </table:table-cell>
          <table:table-cell office:value-type="string" calcext:value-type="string">
            <text:p>Losowe</text:p>
          </table:table-cell>
          <table:table-cell office:value-type="string" calcext:value-type="string">
            <text:p>Rosnące</text:p>
          </table:table-cell>
          <table:table-cell office:value-type="string" calcext:value-type="string">
            <text:p>Malejące</text:p>
          </table:table-cell>
          <table:table-cell office:value-type="string" calcext:value-type="string">
            <text:p>V-kształtne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0.109998" calcext:value-type="float">
            <text:p>0.109998</text:p>
          </table:table-cell>
          <table:table-cell office:value-type="float" office:value="0.000069" calcext:value-type="float">
            <text:p>0.000069</text:p>
          </table:table-cell>
          <table:table-cell office:value-type="float" office:value="0.196584" calcext:value-type="float">
            <text:p>0.196584</text:p>
          </table:table-cell>
          <table:table-cell office:value-type="float" office:value="0.110484" calcext:value-type="float">
            <text:p>0.110484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0.332684" calcext:value-type="float">
            <text:p>0.332684</text:p>
          </table:table-cell>
          <table:table-cell office:value-type="float" office:value="0.000094" calcext:value-type="float">
            <text:p>0.000094</text:p>
          </table:table-cell>
          <table:table-cell office:value-type="float" office:value="0.658482" calcext:value-type="float">
            <text:p>0.658482</text:p>
          </table:table-cell>
          <table:table-cell office:value-type="float" office:value="0.342681" calcext:value-type="float">
            <text:p>0.342681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0.729351" calcext:value-type="float">
            <text:p>0.729351</text:p>
          </table:table-cell>
          <table:table-cell office:value-type="float" office:value="0.000196" calcext:value-type="float">
            <text:p>0.000196</text:p>
          </table:table-cell>
          <table:table-cell office:value-type="float" office:value="1.43892" calcext:value-type="float">
            <text:p>1.43892</text:p>
          </table:table-cell>
          <table:table-cell office:value-type="float" office:value="0.733348" calcext:value-type="float">
            <text:p>0.733348</text:p>
          </table:table-cell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1.29891" calcext:value-type="float">
            <text:p>1.29891</text:p>
          </table:table-cell>
          <table:table-cell office:value-type="float" office:value="0.000281" calcext:value-type="float">
            <text:p>0.000281</text:p>
          </table:table-cell>
          <table:table-cell office:value-type="float" office:value="2.66545" calcext:value-type="float">
            <text:p>2.66545</text:p>
          </table:table-cell>
          <table:table-cell office:value-type="float" office:value="1.32493" calcext:value-type="float">
            <text:p>1.32493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.99038" calcext:value-type="float">
            <text:p>1.99038</text:p>
          </table:table-cell>
          <table:table-cell office:value-type="float" office:value="0.000293" calcext:value-type="float">
            <text:p>0.000293</text:p>
          </table:table-cell>
          <table:table-cell office:value-type="float" office:value="3.96567" calcext:value-type="float">
            <text:p>3.96567</text:p>
          </table:table-cell>
          <table:table-cell office:value-type="float" office:value="1.98071" calcext:value-type="float">
            <text:p>1.98071</text:p>
          </table:table-cell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2.8378" calcext:value-type="float">
            <text:p>2.8378</text:p>
          </table:table-cell>
          <table:table-cell office:value-type="float" office:value="0.000388" calcext:value-type="float">
            <text:p>0.000388</text:p>
          </table:table-cell>
          <table:table-cell office:value-type="float" office:value="5.73137" calcext:value-type="float">
            <text:p>5.73137</text:p>
          </table:table-cell>
          <table:table-cell office:value-type="float" office:value="2.85199" calcext:value-type="float">
            <text:p>2.85199</text:p>
          </table:table-cell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float" office:value="3.87623" calcext:value-type="float">
            <text:p>3.87623</text:p>
          </table:table-cell>
          <table:table-cell office:value-type="float" office:value="0.000396" calcext:value-type="float">
            <text:p>0.000396</text:p>
          </table:table-cell>
          <table:table-cell office:value-type="float" office:value="7.71474" calcext:value-type="float">
            <text:p>7.71474</text:p>
          </table:table-cell>
          <table:table-cell office:value-type="float" office:value="3.85887" calcext:value-type="float">
            <text:p>3.85887</text:p>
          </table:table-cell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float" office:value="5.07073" calcext:value-type="float">
            <text:p>5.07073</text:p>
          </table:table-cell>
          <table:table-cell office:value-type="float" office:value="0.00049" calcext:value-type="float">
            <text:p>0.00049</text:p>
          </table:table-cell>
          <table:table-cell office:value-type="float" office:value="10.0783" calcext:value-type="float">
            <text:p>10.0783</text:p>
          </table:table-cell>
          <table:table-cell office:value-type="float" office:value="5.03299" calcext:value-type="float">
            <text:p>5.03299</text:p>
          </table:table-cell>
        </table:table-row>
        <table:table-row table:style-name="ro1">
          <table:table-cell office:value-type="float" office:value="90000" calcext:value-type="float">
            <text:p>90000</text:p>
          </table:table-cell>
          <table:table-cell office:value-type="float" office:value="6.36963" calcext:value-type="float">
            <text:p>6.36963</text:p>
          </table:table-cell>
          <table:table-cell office:value-type="float" office:value="0.000538" calcext:value-type="float">
            <text:p>0.000538</text:p>
          </table:table-cell>
          <table:table-cell office:value-type="float" office:value="12.7455" calcext:value-type="float">
            <text:p>12.7455</text:p>
          </table:table-cell>
          <table:table-cell office:value-type="float" office:value="6.36835" calcext:value-type="float">
            <text:p>6.36835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8.32246" calcext:value-type="float">
            <text:p>8.32246</text:p>
          </table:table-cell>
          <table:table-cell office:value-type="float" office:value="0.000568" calcext:value-type="float">
            <text:p>0.000568</text:p>
          </table:table-cell>
          <table:table-cell office:value-type="float" office:value="15.7128" calcext:value-type="float">
            <text:p>15.7128</text:p>
          </table:table-cell>
          <table:table-cell office:value-type="float" office:value="7.86054" calcext:value-type="float">
            <text:p>7.86054</text:p>
          </table:table-cell>
        </table:table-row>
        <table:table-row table:style-name="ro1">
          <table:table-cell office:value-type="float" office:value="110000" calcext:value-type="float">
            <text:p>110000</text:p>
          </table:table-cell>
          <table:table-cell office:value-type="float" office:value="10.115" calcext:value-type="float">
            <text:p>10.115</text:p>
          </table:table-cell>
          <table:table-cell office:value-type="float" office:value="0.000618" calcext:value-type="float">
            <text:p>0.000618</text:p>
          </table:table-cell>
          <table:table-cell office:value-type="float" office:value="19.0183" calcext:value-type="float">
            <text:p>19.0183</text:p>
          </table:table-cell>
          <table:table-cell office:value-type="float" office:value="9.50415" calcext:value-type="float">
            <text:p>9.50415</text:p>
          </table:table-cell>
        </table:table-row>
        <table:table-row table:style-name="ro1">
          <table:table-cell office:value-type="float" office:value="120000" calcext:value-type="float">
            <text:p>120000</text:p>
          </table:table-cell>
          <table:table-cell office:value-type="float" office:value="11.4326" calcext:value-type="float">
            <text:p>11.4326</text:p>
          </table:table-cell>
          <table:table-cell office:value-type="float" office:value="0.000676" calcext:value-type="float">
            <text:p>0.000676</text:p>
          </table:table-cell>
          <table:table-cell office:value-type="float" office:value="22.8095" calcext:value-type="float">
            <text:p>22.8095</text:p>
          </table:table-cell>
          <table:table-cell office:value-type="float" office:value="11.3058" calcext:value-type="float">
            <text:p>11.3058</text:p>
          </table:table-cell>
        </table:table-row>
        <table:table-row table:style-name="ro1">
          <table:table-cell office:value-type="float" office:value="130000" calcext:value-type="float">
            <text:p>130000</text:p>
          </table:table-cell>
          <table:table-cell office:value-type="float" office:value="13.2965" calcext:value-type="float">
            <text:p>13.2965</text:p>
          </table:table-cell>
          <table:table-cell office:value-type="float" office:value="0.000689" calcext:value-type="float">
            <text:p>0.000689</text:p>
          </table:table-cell>
          <table:table-cell office:value-type="float" office:value="26.5433" calcext:value-type="float">
            <text:p>26.5433</text:p>
          </table:table-cell>
          <table:table-cell office:value-type="float" office:value="13.2703" calcext:value-type="float">
            <text:p>13.2703</text:p>
          </table:table-cell>
        </table:table-row>
        <table:table-row table:style-name="ro1">
          <table:table-cell office:value-type="float" office:value="140000" calcext:value-type="float">
            <text:p>140000</text:p>
          </table:table-cell>
          <table:table-cell office:value-type="float" office:value="15.3588" calcext:value-type="float">
            <text:p>15.3588</text:p>
          </table:table-cell>
          <table:table-cell office:value-type="float" office:value="0.00066" calcext:value-type="float">
            <text:p>0.00066</text:p>
          </table:table-cell>
          <table:table-cell office:value-type="float" office:value="30.7637" calcext:value-type="float">
            <text:p>30.7637</text:p>
          </table:table-cell>
          <table:table-cell office:value-type="float" office:value="15.54" calcext:value-type="float">
            <text:p>15.54</text:p>
          </table:table-cell>
        </table:table-row>
        <table:table-row table:style-name="ro1">
          <table:table-cell office:value-type="float" office:value="150000" calcext:value-type="float">
            <text:p>150000</text:p>
          </table:table-cell>
          <table:table-cell office:value-type="float" office:value="17.7037" calcext:value-type="float">
            <text:p>17.7037</text:p>
          </table:table-cell>
          <table:table-cell office:value-type="float" office:value="0.000774" calcext:value-type="float">
            <text:p>0.000774</text:p>
          </table:table-cell>
          <table:table-cell office:value-type="float" office:value="35.5451" calcext:value-type="float">
            <text:p>35.5451</text:p>
          </table:table-cell>
          <table:table-cell office:value-type="float" office:value="17.6387" calcext:value-type="float">
            <text:p>17.6387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SELEC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czba elementow</text:p>
          </table:table-cell>
          <table:table-cell office:value-type="string" calcext:value-type="string">
            <text:p>Losowe</text:p>
          </table:table-cell>
          <table:table-cell office:value-type="string" calcext:value-type="string">
            <text:p>Rosnące</text:p>
          </table:table-cell>
          <table:table-cell office:value-type="string" calcext:value-type="string">
            <text:p>Malejące</text:p>
          </table:table-cell>
          <table:table-cell office:value-type="string" calcext:value-type="string">
            <text:p>V-kształtne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0.112671" calcext:value-type="float">
            <text:p>0.112671</text:p>
          </table:table-cell>
          <table:table-cell office:value-type="float" office:value="0.146088" calcext:value-type="float">
            <text:p>0.146088</text:p>
          </table:table-cell>
          <table:table-cell office:value-type="float" office:value="0.127378" calcext:value-type="float">
            <text:p>0.127378</text:p>
          </table:table-cell>
          <table:table-cell office:value-type="float" office:value="0.128393" calcext:value-type="float">
            <text:p>0.128393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0.44002" calcext:value-type="float">
            <text:p>0.44002</text:p>
          </table:table-cell>
          <table:table-cell office:value-type="float" office:value="0.463658" calcext:value-type="float">
            <text:p>0.463658</text:p>
          </table:table-cell>
          <table:table-cell office:value-type="float" office:value="0.512329" calcext:value-type="float">
            <text:p>0.512329</text:p>
          </table:table-cell>
          <table:table-cell office:value-type="float" office:value="0.466191" calcext:value-type="float">
            <text:p>0.466191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0.993014" calcext:value-type="float">
            <text:p>0.993014</text:p>
          </table:table-cell>
          <table:table-cell office:value-type="float" office:value="1.01852" calcext:value-type="float">
            <text:p>1.01852</text:p>
          </table:table-cell>
          <table:table-cell office:value-type="float" office:value="1.163" calcext:value-type="float">
            <text:p>1.163</text:p>
          </table:table-cell>
          <table:table-cell office:value-type="float" office:value="1.051" calcext:value-type="float">
            <text:p>1.051</text:p>
          </table:table-cell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1.76018" calcext:value-type="float">
            <text:p>1.76018</text:p>
          </table:table-cell>
          <table:table-cell office:value-type="float" office:value="1.80363" calcext:value-type="float">
            <text:p>1.80363</text:p>
          </table:table-cell>
          <table:table-cell office:value-type="float" office:value="2.04001" calcext:value-type="float">
            <text:p>2.04001</text:p>
          </table:table-cell>
          <table:table-cell office:value-type="float" office:value="1.85426" calcext:value-type="float">
            <text:p>1.85426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2.74157" calcext:value-type="float">
            <text:p>2.74157</text:p>
          </table:table-cell>
          <table:table-cell office:value-type="float" office:value="2.77342" calcext:value-type="float">
            <text:p>2.77342</text:p>
          </table:table-cell>
          <table:table-cell office:value-type="float" office:value="3.19143" calcext:value-type="float">
            <text:p>3.19143</text:p>
          </table:table-cell>
          <table:table-cell office:value-type="float" office:value="2.90222" calcext:value-type="float">
            <text:p>2.90222</text:p>
          </table:table-cell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3.95999" calcext:value-type="float">
            <text:p>3.95999</text:p>
          </table:table-cell>
          <table:table-cell office:value-type="float" office:value="3.9686" calcext:value-type="float">
            <text:p>3.9686</text:p>
          </table:table-cell>
          <table:table-cell office:value-type="float" office:value="4.58461" calcext:value-type="float">
            <text:p>4.58461</text:p>
          </table:table-cell>
          <table:table-cell office:value-type="float" office:value="4.32734" calcext:value-type="float">
            <text:p>4.32734</text:p>
          </table:table-cell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float" office:value="5.37459" calcext:value-type="float">
            <text:p>5.37459</text:p>
          </table:table-cell>
          <table:table-cell office:value-type="float" office:value="5.39156" calcext:value-type="float">
            <text:p>5.39156</text:p>
          </table:table-cell>
          <table:table-cell office:value-type="float" office:value="6.23528" calcext:value-type="float">
            <text:p>6.23528</text:p>
          </table:table-cell>
          <table:table-cell office:value-type="float" office:value="5.68551" calcext:value-type="float">
            <text:p>5.68551</text:p>
          </table:table-cell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float" office:value="7.02699" calcext:value-type="float">
            <text:p>7.02699</text:p>
          </table:table-cell>
          <table:table-cell office:value-type="float" office:value="7.05236" calcext:value-type="float">
            <text:p>7.05236</text:p>
          </table:table-cell>
          <table:table-cell office:value-type="float" office:value="8.15061" calcext:value-type="float">
            <text:p>8.15061</text:p>
          </table:table-cell>
          <table:table-cell office:value-type="float" office:value="7.40904" calcext:value-type="float">
            <text:p>7.40904</text:p>
          </table:table-cell>
        </table:table-row>
        <table:table-row table:style-name="ro1">
          <table:table-cell office:value-type="float" office:value="90000" calcext:value-type="float">
            <text:p>90000</text:p>
          </table:table-cell>
          <table:table-cell office:value-type="float" office:value="8.88653" calcext:value-type="float">
            <text:p>8.88653</text:p>
          </table:table-cell>
          <table:table-cell office:value-type="float" office:value="8.90217" calcext:value-type="float">
            <text:p>8.90217</text:p>
          </table:table-cell>
          <table:table-cell office:value-type="float" office:value="10.3228" calcext:value-type="float">
            <text:p>10.3228</text:p>
          </table:table-cell>
          <table:table-cell office:value-type="float" office:value="9.37923" calcext:value-type="float">
            <text:p>9.37923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11.832" calcext:value-type="float">
            <text:p>11.832</text:p>
          </table:table-cell>
          <table:table-cell office:value-type="float" office:value="10.9798" calcext:value-type="float">
            <text:p>10.9798</text:p>
          </table:table-cell>
          <table:table-cell office:value-type="float" office:value="12.747" calcext:value-type="float">
            <text:p>12.747</text:p>
          </table:table-cell>
          <table:table-cell office:value-type="float" office:value="11.575" calcext:value-type="float">
            <text:p>11.575</text:p>
          </table:table-cell>
        </table:table-row>
        <table:table-row table:style-name="ro1">
          <table:table-cell office:value-type="float" office:value="110000" calcext:value-type="float">
            <text:p>110000</text:p>
          </table:table-cell>
          <table:table-cell office:value-type="float" office:value="13.2958" calcext:value-type="float">
            <text:p>13.2958</text:p>
          </table:table-cell>
          <table:table-cell office:value-type="float" office:value="13.2892" calcext:value-type="float">
            <text:p>13.2892</text:p>
          </table:table-cell>
          <table:table-cell office:value-type="float" office:value="15.4103" calcext:value-type="float">
            <text:p>15.4103</text:p>
          </table:table-cell>
          <table:table-cell office:value-type="float" office:value="14.0356" calcext:value-type="float">
            <text:p>14.0356</text:p>
          </table:table-cell>
        </table:table-row>
        <table:table-row table:style-name="ro1">
          <table:table-cell office:value-type="float" office:value="120000" calcext:value-type="float">
            <text:p>120000</text:p>
          </table:table-cell>
          <table:table-cell office:value-type="float" office:value="15.7923" calcext:value-type="float">
            <text:p>15.7923</text:p>
          </table:table-cell>
          <table:table-cell office:value-type="float" office:value="15.9338" calcext:value-type="float">
            <text:p>15.9338</text:p>
          </table:table-cell>
          <table:table-cell office:value-type="float" office:value="18.396" calcext:value-type="float">
            <text:p>18.396</text:p>
          </table:table-cell>
          <table:table-cell office:value-type="float" office:value="16.6887" calcext:value-type="float">
            <text:p>16.6887</text:p>
          </table:table-cell>
        </table:table-row>
        <table:table-row table:style-name="ro1">
          <table:table-cell office:value-type="float" office:value="130000" calcext:value-type="float">
            <text:p>130000</text:p>
          </table:table-cell>
          <table:table-cell office:value-type="float" office:value="18.5613" calcext:value-type="float">
            <text:p>18.5613</text:p>
          </table:table-cell>
          <table:table-cell office:value-type="float" office:value="18.5474" calcext:value-type="float">
            <text:p>18.5474</text:p>
          </table:table-cell>
          <table:table-cell office:value-type="float" office:value="21.5381" calcext:value-type="float">
            <text:p>21.5381</text:p>
          </table:table-cell>
          <table:table-cell office:value-type="float" office:value="19.5796" calcext:value-type="float">
            <text:p>19.5796</text:p>
          </table:table-cell>
        </table:table-row>
        <table:table-row table:style-name="ro1">
          <table:table-cell office:value-type="float" office:value="140000" calcext:value-type="float">
            <text:p>140000</text:p>
          </table:table-cell>
          <table:table-cell office:value-type="float" office:value="21.4999" calcext:value-type="float">
            <text:p>21.4999</text:p>
          </table:table-cell>
          <table:table-cell office:value-type="float" office:value="21.5133" calcext:value-type="float">
            <text:p>21.5133</text:p>
          </table:table-cell>
          <table:table-cell office:value-type="float" office:value="24.9836" calcext:value-type="float">
            <text:p>24.9836</text:p>
          </table:table-cell>
          <table:table-cell office:value-type="float" office:value="22.7179" calcext:value-type="float">
            <text:p>22.7179</text:p>
          </table:table-cell>
        </table:table-row>
        <table:table-row table:style-name="ro1">
          <table:table-cell office:value-type="float" office:value="150000" calcext:value-type="float">
            <text:p>150000</text:p>
          </table:table-cell>
          <table:table-cell office:value-type="float" office:value="24.7638" calcext:value-type="float">
            <text:p>24.7638</text:p>
          </table:table-cell>
          <table:table-cell office:value-type="float" office:value="24.6958" calcext:value-type="float">
            <text:p>24.6958</text:p>
          </table:table-cell>
          <table:table-cell office:value-type="float" office:value="28.6578" calcext:value-type="float">
            <text:p>28.6578</text:p>
          </table:table-cell>
          <table:table-cell office:value-type="float" office:value="26.0524" calcext:value-type="float">
            <text:p>26.0524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HEA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czba elementow</text:p>
          </table:table-cell>
          <table:table-cell office:value-type="string" calcext:value-type="string">
            <text:p>Losowe</text:p>
          </table:table-cell>
          <table:table-cell office:value-type="string" calcext:value-type="string">
            <text:p>Rosnące</text:p>
          </table:table-cell>
          <table:table-cell office:value-type="string" calcext:value-type="string">
            <text:p>Malejące</text:p>
          </table:table-cell>
          <table:table-cell office:value-type="string" calcext:value-type="string">
            <text:p>V-kształtne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0.002522" calcext:value-type="float">
            <text:p>0.002522</text:p>
          </table:table-cell>
          <table:table-cell office:value-type="float" office:value="0.002188" calcext:value-type="float">
            <text:p>0.002188</text:p>
          </table:table-cell>
          <table:table-cell office:value-type="float" office:value="0.002005" calcext:value-type="float">
            <text:p>0.002005</text:p>
          </table:table-cell>
          <table:table-cell office:value-type="float" office:value="0.002089" calcext:value-type="float">
            <text:p>0.002089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0.005421" calcext:value-type="float">
            <text:p>0.005421</text:p>
          </table:table-cell>
          <table:table-cell office:value-type="float" office:value="0.004461" calcext:value-type="float">
            <text:p>0.004461</text:p>
          </table:table-cell>
          <table:table-cell office:value-type="float" office:value="0.004301" calcext:value-type="float">
            <text:p>0.004301</text:p>
          </table:table-cell>
          <table:table-cell office:value-type="float" office:value="0.004428" calcext:value-type="float">
            <text:p>0.004428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0.008464" calcext:value-type="float">
            <text:p>0.008464</text:p>
          </table:table-cell>
          <table:table-cell office:value-type="float" office:value="0.006976" calcext:value-type="float">
            <text:p>0.006976</text:p>
          </table:table-cell>
          <table:table-cell office:value-type="float" office:value="0.009695" calcext:value-type="float">
            <text:p>0.009695</text:p>
          </table:table-cell>
          <table:table-cell office:value-type="float" office:value="0.006865" calcext:value-type="float">
            <text:p>0.006865</text:p>
          </table:table-cell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0.011787" calcext:value-type="float">
            <text:p>0.011787</text:p>
          </table:table-cell>
          <table:table-cell office:value-type="float" office:value="0.009588" calcext:value-type="float">
            <text:p>0.009588</text:p>
          </table:table-cell>
          <table:table-cell office:value-type="float" office:value="0.009175" calcext:value-type="float">
            <text:p>0.009175</text:p>
          </table:table-cell>
          <table:table-cell office:value-type="float" office:value="0.009375" calcext:value-type="float">
            <text:p>0.009375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0.014883" calcext:value-type="float">
            <text:p>0.014883</text:p>
          </table:table-cell>
          <table:table-cell office:value-type="float" office:value="0.012246" calcext:value-type="float">
            <text:p>0.012246</text:p>
          </table:table-cell>
          <table:table-cell office:value-type="float" office:value="0.011626" calcext:value-type="float">
            <text:p>0.011626</text:p>
          </table:table-cell>
          <table:table-cell office:value-type="float" office:value="0.012" calcext:value-type="float">
            <text:p>0.012</text:p>
          </table:table-cell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0.018175" calcext:value-type="float">
            <text:p>0.018175</text:p>
          </table:table-cell>
          <table:table-cell office:value-type="float" office:value="0.014756" calcext:value-type="float">
            <text:p>0.014756</text:p>
          </table:table-cell>
          <table:table-cell office:value-type="float" office:value="0.014156" calcext:value-type="float">
            <text:p>0.014156</text:p>
          </table:table-cell>
          <table:table-cell office:value-type="float" office:value="0.014421" calcext:value-type="float">
            <text:p>0.014421</text:p>
          </table:table-cell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float" office:value="0.021713" calcext:value-type="float">
            <text:p>0.021713</text:p>
          </table:table-cell>
          <table:table-cell office:value-type="float" office:value="0.017503" calcext:value-type="float">
            <text:p>0.017503</text:p>
          </table:table-cell>
          <table:table-cell office:value-type="float" office:value="0.01686" calcext:value-type="float">
            <text:p>0.01686</text:p>
          </table:table-cell>
          <table:table-cell office:value-type="float" office:value="0.017146" calcext:value-type="float">
            <text:p>0.017146</text:p>
          </table:table-cell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float" office:value="0.025049" calcext:value-type="float">
            <text:p>0.025049</text:p>
          </table:table-cell>
          <table:table-cell office:value-type="float" office:value="0.020197" calcext:value-type="float">
            <text:p>0.020197</text:p>
          </table:table-cell>
          <table:table-cell office:value-type="float" office:value="0.019294" calcext:value-type="float">
            <text:p>0.019294</text:p>
          </table:table-cell>
          <table:table-cell office:value-type="float" office:value="0.019935" calcext:value-type="float">
            <text:p>0.019935</text:p>
          </table:table-cell>
        </table:table-row>
        <table:table-row table:style-name="ro1">
          <table:table-cell office:value-type="float" office:value="90000" calcext:value-type="float">
            <text:p>90000</text:p>
          </table:table-cell>
          <table:table-cell office:value-type="float" office:value="0.028706" calcext:value-type="float">
            <text:p>0.028706</text:p>
          </table:table-cell>
          <table:table-cell office:value-type="float" office:value="0.023068" calcext:value-type="float">
            <text:p>0.023068</text:p>
          </table:table-cell>
          <table:table-cell office:value-type="float" office:value="0.022057" calcext:value-type="float">
            <text:p>0.022057</text:p>
          </table:table-cell>
          <table:table-cell office:value-type="float" office:value="0.022808" calcext:value-type="float">
            <text:p>0.022808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0.036008" calcext:value-type="float">
            <text:p>0.036008</text:p>
          </table:table-cell>
          <table:table-cell office:value-type="float" office:value="0.025968" calcext:value-type="float">
            <text:p>0.025968</text:p>
          </table:table-cell>
          <table:table-cell office:value-type="float" office:value="0.024629" calcext:value-type="float">
            <text:p>0.024629</text:p>
          </table:table-cell>
          <table:table-cell office:value-type="float" office:value="0.025399" calcext:value-type="float">
            <text:p>0.025399</text:p>
          </table:table-cell>
        </table:table-row>
        <table:table-row table:style-name="ro1">
          <table:table-cell office:value-type="float" office:value="110000" calcext:value-type="float">
            <text:p>110000</text:p>
          </table:table-cell>
          <table:table-cell office:value-type="float" office:value="0.035683" calcext:value-type="float">
            <text:p>0.035683</text:p>
          </table:table-cell>
          <table:table-cell office:value-type="float" office:value="0.028654" calcext:value-type="float">
            <text:p>0.028654</text:p>
          </table:table-cell>
          <table:table-cell office:value-type="float" office:value="0.02753" calcext:value-type="float">
            <text:p>0.02753</text:p>
          </table:table-cell>
          <table:table-cell office:value-type="float" office:value="0.02787" calcext:value-type="float">
            <text:p>0.02787</text:p>
          </table:table-cell>
        </table:table-row>
        <table:table-row table:style-name="ro1">
          <table:table-cell office:value-type="float" office:value="120000" calcext:value-type="float">
            <text:p>120000</text:p>
          </table:table-cell>
          <table:table-cell office:value-type="float" office:value="0.03994" calcext:value-type="float">
            <text:p>0.03994</text:p>
          </table:table-cell>
          <table:table-cell office:value-type="float" office:value="0.031524" calcext:value-type="float">
            <text:p>0.031524</text:p>
          </table:table-cell>
          <table:table-cell office:value-type="float" office:value="0.030071" calcext:value-type="float">
            <text:p>0.030071</text:p>
          </table:table-cell>
          <table:table-cell office:value-type="float" office:value="0.030476" calcext:value-type="float">
            <text:p>0.030476</text:p>
          </table:table-cell>
        </table:table-row>
        <table:table-row table:style-name="ro1">
          <table:table-cell office:value-type="float" office:value="130000" calcext:value-type="float">
            <text:p>130000</text:p>
          </table:table-cell>
          <table:table-cell office:value-type="float" office:value="0.043355" calcext:value-type="float">
            <text:p>0.043355</text:p>
          </table:table-cell>
          <table:table-cell office:value-type="float" office:value="0.037709" calcext:value-type="float">
            <text:p>0.037709</text:p>
          </table:table-cell>
          <table:table-cell office:value-type="float" office:value="0.032888" calcext:value-type="float">
            <text:p>0.032888</text:p>
          </table:table-cell>
          <table:table-cell office:value-type="float" office:value="0.033436" calcext:value-type="float">
            <text:p>0.033436</text:p>
          </table:table-cell>
        </table:table-row>
        <table:table-row table:style-name="ro1">
          <table:table-cell office:value-type="float" office:value="140000" calcext:value-type="float">
            <text:p>140000</text:p>
          </table:table-cell>
          <table:table-cell office:value-type="float" office:value="0.047006" calcext:value-type="float">
            <text:p>0.047006</text:p>
          </table:table-cell>
          <table:table-cell office:value-type="float" office:value="0.037175" calcext:value-type="float">
            <text:p>0.037175</text:p>
          </table:table-cell>
          <table:table-cell office:value-type="float" office:value="0.035685" calcext:value-type="float">
            <text:p>0.035685</text:p>
          </table:table-cell>
          <table:table-cell office:value-type="float" office:value="0.036544" calcext:value-type="float">
            <text:p>0.036544</text:p>
          </table:table-cell>
        </table:table-row>
        <table:table-row table:style-name="ro1">
          <table:table-cell office:value-type="float" office:value="150000" calcext:value-type="float">
            <text:p>150000</text:p>
          </table:table-cell>
          <table:table-cell office:value-type="float" office:value="0.050596" calcext:value-type="float">
            <text:p>0.050596</text:p>
          </table:table-cell>
          <table:table-cell office:value-type="float" office:value="0.040508" calcext:value-type="float">
            <text:p>0.040508</text:p>
          </table:table-cell>
          <table:table-cell office:value-type="float" office:value="0.038481" calcext:value-type="float">
            <text:p>0.038481</text:p>
          </table:table-cell>
          <table:table-cell office:value-type="float" office:value="0.039763" calcext:value-type="float">
            <text:p>0.039763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MERG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czba elementow</text:p>
          </table:table-cell>
          <table:table-cell office:value-type="string" calcext:value-type="string">
            <text:p>Losowe</text:p>
          </table:table-cell>
          <table:table-cell office:value-type="string" calcext:value-type="string">
            <text:p>Rosnące</text:p>
          </table:table-cell>
          <table:table-cell office:value-type="string" calcext:value-type="string">
            <text:p>Malejące</text:p>
          </table:table-cell>
          <table:table-cell office:value-type="string" calcext:value-type="string">
            <text:p>V-kształtne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0.001636" calcext:value-type="float">
            <text:p>0.001636</text:p>
          </table:table-cell>
          <table:table-cell office:value-type="float" office:value="0.000894" calcext:value-type="float">
            <text:p>0.000894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0898" calcext:value-type="float">
            <text:p>0.000898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0.003545" calcext:value-type="float">
            <text:p>0.003545</text:p>
          </table:table-cell>
          <table:table-cell office:value-type="float" office:value="0.001881" calcext:value-type="float">
            <text:p>0.001881</text:p>
          </table:table-cell>
          <table:table-cell office:value-type="float" office:value="0.00189" calcext:value-type="float">
            <text:p>0.00189</text:p>
          </table:table-cell>
          <table:table-cell office:value-type="float" office:value="0.001911" calcext:value-type="float">
            <text:p>0.001911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0.005448" calcext:value-type="float">
            <text:p>0.005448</text:p>
          </table:table-cell>
          <table:table-cell office:value-type="float" office:value="0.002971" calcext:value-type="float">
            <text:p>0.002971</text:p>
          </table:table-cell>
          <table:table-cell office:value-type="float" office:value="0.004552" calcext:value-type="float">
            <text:p>0.004552</text:p>
          </table:table-cell>
          <table:table-cell office:value-type="float" office:value="0.002976" calcext:value-type="float">
            <text:p>0.002976</text:p>
          </table:table-cell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0.007608" calcext:value-type="float">
            <text:p>0.007608</text:p>
          </table:table-cell>
          <table:table-cell office:value-type="float" office:value="0.004007" calcext:value-type="float">
            <text:p>0.004007</text:p>
          </table:table-cell>
          <table:table-cell office:value-type="float" office:value="0.003938" calcext:value-type="float">
            <text:p>0.003938</text:p>
          </table:table-cell>
          <table:table-cell office:value-type="float" office:value="0.003982" calcext:value-type="float">
            <text:p>0.003982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0.009572" calcext:value-type="float">
            <text:p>0.009572</text:p>
          </table:table-cell>
          <table:table-cell office:value-type="float" office:value="0.005101" calcext:value-type="float">
            <text:p>0.005101</text:p>
          </table:table-cell>
          <table:table-cell office:value-type="float" office:value="0.005045" calcext:value-type="float">
            <text:p>0.005045</text:p>
          </table:table-cell>
          <table:table-cell office:value-type="float" office:value="0.005063" calcext:value-type="float">
            <text:p>0.005063</text:p>
          </table:table-cell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0.011622" calcext:value-type="float">
            <text:p>0.011622</text:p>
          </table:table-cell>
          <table:table-cell office:value-type="float" office:value="0.006216" calcext:value-type="float">
            <text:p>0.006216</text:p>
          </table:table-cell>
          <table:table-cell office:value-type="float" office:value="0.006079" calcext:value-type="float">
            <text:p>0.006079</text:p>
          </table:table-cell>
          <table:table-cell office:value-type="float" office:value="0.006169" calcext:value-type="float">
            <text:p>0.006169</text:p>
          </table:table-cell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float" office:value="0.013746" calcext:value-type="float">
            <text:p>0.013746</text:p>
          </table:table-cell>
          <table:table-cell office:value-type="float" office:value="0.007294" calcext:value-type="float">
            <text:p>0.007294</text:p>
          </table:table-cell>
          <table:table-cell office:value-type="float" office:value="0.007181" calcext:value-type="float">
            <text:p>0.007181</text:p>
          </table:table-cell>
          <table:table-cell office:value-type="float" office:value="0.007264" calcext:value-type="float">
            <text:p>0.007264</text:p>
          </table:table-cell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float" office:value="0.015949" calcext:value-type="float">
            <text:p>0.015949</text:p>
          </table:table-cell>
          <table:table-cell office:value-type="float" office:value="0.008422" calcext:value-type="float">
            <text:p>0.008422</text:p>
          </table:table-cell>
          <table:table-cell office:value-type="float" office:value="0.00838" calcext:value-type="float">
            <text:p>0.00838</text:p>
          </table:table-cell>
          <table:table-cell office:value-type="float" office:value="0.008423" calcext:value-type="float">
            <text:p>0.008423</text:p>
          </table:table-cell>
        </table:table-row>
        <table:table-row table:style-name="ro1">
          <table:table-cell office:value-type="float" office:value="90000" calcext:value-type="float">
            <text:p>90000</text:p>
          </table:table-cell>
          <table:table-cell office:value-type="float" office:value="0.018327" calcext:value-type="float">
            <text:p>0.018327</text:p>
          </table:table-cell>
          <table:table-cell office:value-type="float" office:value="0.009592" calcext:value-type="float">
            <text:p>0.009592</text:p>
          </table:table-cell>
          <table:table-cell office:value-type="float" office:value="0.00951" calcext:value-type="float">
            <text:p>0.00951</text:p>
          </table:table-cell>
          <table:table-cell office:value-type="float" office:value="0.00955" calcext:value-type="float">
            <text:p>0.00955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0.020504" calcext:value-type="float">
            <text:p>0.020504</text:p>
          </table:table-cell>
          <table:table-cell office:value-type="float" office:value="0.010704" calcext:value-type="float">
            <text:p>0.010704</text:p>
          </table:table-cell>
          <table:table-cell office:value-type="float" office:value="0.010564" calcext:value-type="float">
            <text:p>0.010564</text:p>
          </table:table-cell>
          <table:table-cell office:value-type="float" office:value="0.01072" calcext:value-type="float">
            <text:p>0.01072</text:p>
          </table:table-cell>
        </table:table-row>
        <table:table-row table:style-name="ro1">
          <table:table-cell office:value-type="float" office:value="110000" calcext:value-type="float">
            <text:p>110000</text:p>
          </table:table-cell>
          <table:table-cell office:value-type="float" office:value="0.022784" calcext:value-type="float">
            <text:p>0.022784</text:p>
          </table:table-cell>
          <table:table-cell office:value-type="float" office:value="0.011871" calcext:value-type="float">
            <text:p>0.011871</text:p>
          </table:table-cell>
          <table:table-cell office:value-type="float" office:value="0.011728" calcext:value-type="float">
            <text:p>0.011728</text:p>
          </table:table-cell>
          <table:table-cell office:value-type="float" office:value="0.011848" calcext:value-type="float">
            <text:p>0.011848</text:p>
          </table:table-cell>
        </table:table-row>
        <table:table-row table:style-name="ro1">
          <table:table-cell office:value-type="float" office:value="120000" calcext:value-type="float">
            <text:p>120000</text:p>
          </table:table-cell>
          <table:table-cell office:value-type="float" office:value="0.024561" calcext:value-type="float">
            <text:p>0.024561</text:p>
          </table:table-cell>
          <table:table-cell office:value-type="float" office:value="0.012968" calcext:value-type="float">
            <text:p>0.012968</text:p>
          </table:table-cell>
          <table:table-cell office:value-type="float" office:value="0.01287" calcext:value-type="float">
            <text:p>0.01287</text:p>
          </table:table-cell>
          <table:table-cell office:value-type="float" office:value="0.013073" calcext:value-type="float">
            <text:p>0.013073</text:p>
          </table:table-cell>
        </table:table-row>
        <table:table-row table:style-name="ro1">
          <table:table-cell office:value-type="float" office:value="130000" calcext:value-type="float">
            <text:p>130000</text:p>
          </table:table-cell>
          <table:table-cell office:value-type="float" office:value="0.026632" calcext:value-type="float">
            <text:p>0.026632</text:p>
          </table:table-cell>
          <table:table-cell office:value-type="float" office:value="0.014266" calcext:value-type="float">
            <text:p>0.014266</text:p>
          </table:table-cell>
          <table:table-cell office:value-type="float" office:value="0.014019" calcext:value-type="float">
            <text:p>0.014019</text:p>
          </table:table-cell>
          <table:table-cell office:value-type="float" office:value="0.014199" calcext:value-type="float">
            <text:p>0.014199</text:p>
          </table:table-cell>
        </table:table-row>
        <table:table-row table:style-name="ro1">
          <table:table-cell office:value-type="float" office:value="140000" calcext:value-type="float">
            <text:p>140000</text:p>
          </table:table-cell>
          <table:table-cell office:value-type="float" office:value="0.028969" calcext:value-type="float">
            <text:p>0.028969</text:p>
          </table:table-cell>
          <table:table-cell office:value-type="float" office:value="0.01537" calcext:value-type="float">
            <text:p>0.01537</text:p>
          </table:table-cell>
          <table:table-cell office:value-type="float" office:value="0.015204" calcext:value-type="float">
            <text:p>0.015204</text:p>
          </table:table-cell>
          <table:table-cell office:value-type="float" office:value="0.015428" calcext:value-type="float">
            <text:p>0.015428</text:p>
          </table:table-cell>
        </table:table-row>
        <table:table-row table:style-name="ro1">
          <table:table-cell office:value-type="float" office:value="150000" calcext:value-type="float">
            <text:p>150000</text:p>
          </table:table-cell>
          <table:table-cell office:value-type="float" office:value="0.031193" calcext:value-type="float">
            <text:p>0.031193</text:p>
          </table:table-cell>
          <table:table-cell office:value-type="float" office:value="0.016657" calcext:value-type="float">
            <text:p>0.016657</text:p>
          </table:table-cell>
          <table:table-cell office:value-type="float" office:value="0.016475" calcext:value-type="float">
            <text:p>0.016475</text:p>
          </table:table-cell>
          <table:table-cell office:value-type="float" office:value="0.016821" calcext:value-type="float">
            <text:p>0.016821</text:p>
          </table:table-cell>
        </table:table-row>
      </table:table>
      <table:table table:name="Sheet3" table:style-name="ta1">
        <table:shapes>
          <draw:frame draw:z-index="0" draw:style-name="gr1" draw:text-style-name="P1" svg:width="6.2988in" svg:height="3.5429in" svg:x="5.5976in" svg:y="0.478in">
            <draw:object draw:notify-on-update-of-ranges="Sheet3.A4:Sheet3.A4 Sheet3.A5:Sheet3.A19 Sheet3.B4:Sheet3.B4 Sheet3.B5:Sheet3.B19 Sheet3.C4:Sheet3.C4 Sheet3.C5:Sheet3.C19 Sheet3.D4:Sheet3.D4 Sheet3.D5:Sheet3.D19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</table:shapes>
        <table:table-column table:style-name="co8" table:default-cell-style-name="Default"/>
        <table:table-column table:style-name="co6" table:number-columns-repeated="3" table:default-cell-style-name="Default"/>
        <table:table-row table:style-name="ro1">
          <table:table-cell office:value-type="string" calcext:value-type="string">
            <text:p>-ASHAPED-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Liczba elementów</text:p>
          </table:table-cell>
          <table:table-cell office:value-type="string" calcext:value-type="string">
            <text:p>MIDDLE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ANDOM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0.07666" calcext:value-type="float">
            <text:p>0.07666</text:p>
          </table:table-cell>
          <table:table-cell office:value-type="float" office:value="0.003817" calcext:value-type="float">
            <text:p>0.003817</text:p>
          </table:table-cell>
          <table:table-cell office:value-type="float" office:value="0.002059" calcext:value-type="float">
            <text:p>0.002059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0.269834" calcext:value-type="float">
            <text:p>0.269834</text:p>
          </table:table-cell>
          <table:table-cell office:value-type="float" office:value="0.006583" calcext:value-type="float">
            <text:p>0.006583</text:p>
          </table:table-cell>
          <table:table-cell office:value-type="float" office:value="0.004203" calcext:value-type="float">
            <text:p>0.004203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0.593786" calcext:value-type="float">
            <text:p>0.593786</text:p>
          </table:table-cell>
          <table:table-cell office:value-type="float" office:value="0.007265" calcext:value-type="float">
            <text:p>0.007265</text:p>
          </table:table-cell>
          <table:table-cell office:value-type="float" office:value="0.005331" calcext:value-type="float">
            <text:p>0.005331</text:p>
          </table:table-cell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1.05448" calcext:value-type="float">
            <text:p>1.05448</text:p>
          </table:table-cell>
          <table:table-cell office:value-type="float" office:value="0.011049" calcext:value-type="float">
            <text:p>0.011049</text:p>
          </table:table-cell>
          <table:table-cell office:value-type="float" office:value="0.00642" calcext:value-type="float">
            <text:p>0.00642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.63506" calcext:value-type="float">
            <text:p>1.63506</text:p>
          </table:table-cell>
          <table:table-cell office:value-type="float" office:value="0.012638" calcext:value-type="float">
            <text:p>0.012638</text:p>
          </table:table-cell>
          <table:table-cell office:value-type="float" office:value="0.007518" calcext:value-type="float">
            <text:p>0.007518</text:p>
          </table:table-cell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2.35322" calcext:value-type="float">
            <text:p>2.35322</text:p>
          </table:table-cell>
          <table:table-cell office:value-type="float" office:value="0.016877" calcext:value-type="float">
            <text:p>0.016877</text:p>
          </table:table-cell>
          <table:table-cell office:value-type="float" office:value="0.009916" calcext:value-type="float">
            <text:p>0.009916</text:p>
          </table:table-cell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float" office:value="3.19793" calcext:value-type="float">
            <text:p>3.19793</text:p>
          </table:table-cell>
          <table:table-cell office:value-type="float" office:value="0.018966" calcext:value-type="float">
            <text:p>0.018966</text:p>
          </table:table-cell>
          <table:table-cell office:value-type="float" office:value="0.009741" calcext:value-type="float">
            <text:p>0.009741</text:p>
          </table:table-cell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float" office:value="4.1718" calcext:value-type="float">
            <text:p>4.1718</text:p>
          </table:table-cell>
          <table:table-cell office:value-type="float" office:value="0.021291" calcext:value-type="float">
            <text:p>0.021291</text:p>
          </table:table-cell>
          <table:table-cell office:value-type="float" office:value="0.010581" calcext:value-type="float">
            <text:p>0.010581</text:p>
          </table:table-cell>
        </table:table-row>
        <table:table-row table:style-name="ro1">
          <table:table-cell office:value-type="float" office:value="90000" calcext:value-type="float">
            <text:p>90000</text:p>
          </table:table-cell>
          <table:table-cell office:value-type="float" office:value="5.2946" calcext:value-type="float">
            <text:p>5.2946</text:p>
          </table:table-cell>
          <table:table-cell office:value-type="float" office:value="0.024524" calcext:value-type="float">
            <text:p>0.024524</text:p>
          </table:table-cell>
          <table:table-cell office:value-type="float" office:value="0.014059" calcext:value-type="float">
            <text:p>0.014059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6.51946" calcext:value-type="float">
            <text:p>6.51946</text:p>
          </table:table-cell>
          <table:table-cell office:value-type="float" office:value="0.028169" calcext:value-type="float">
            <text:p>0.028169</text:p>
          </table:table-cell>
          <table:table-cell office:value-type="float" office:value="0.015326" calcext:value-type="float">
            <text:p>0.015326</text:p>
          </table:table-cell>
        </table:table-row>
        <table:table-row table:style-name="ro1">
          <table:table-cell office:value-type="float" office:value="110000" calcext:value-type="float">
            <text:p>110000</text:p>
          </table:table-cell>
          <table:table-cell office:value-type="float" office:value="7.93954" calcext:value-type="float">
            <text:p>7.93954</text:p>
          </table:table-cell>
          <table:table-cell office:value-type="float" office:value="0.031927" calcext:value-type="float">
            <text:p>0.031927</text:p>
          </table:table-cell>
          <table:table-cell office:value-type="float" office:value="0.017786" calcext:value-type="float">
            <text:p>0.017786</text:p>
          </table:table-cell>
        </table:table-row>
        <table:table-row table:style-name="ro1">
          <table:table-cell office:value-type="float" office:value="120000" calcext:value-type="float">
            <text:p>120000</text:p>
          </table:table-cell>
          <table:table-cell office:value-type="float" office:value="9.37575" calcext:value-type="float">
            <text:p>9.37575</text:p>
          </table:table-cell>
          <table:table-cell office:value-type="float" office:value="0.035182" calcext:value-type="float">
            <text:p>0.035182</text:p>
          </table:table-cell>
          <table:table-cell office:value-type="float" office:value="0.018801" calcext:value-type="float">
            <text:p>0.018801</text:p>
          </table:table-cell>
        </table:table-row>
        <table:table-row table:style-name="ro1">
          <table:table-cell office:value-type="float" office:value="130000" calcext:value-type="float">
            <text:p>130000</text:p>
          </table:table-cell>
          <table:table-cell office:value-type="float" office:value="11.0196" calcext:value-type="float">
            <text:p>11.0196</text:p>
          </table:table-cell>
          <table:table-cell office:value-type="float" office:value="0.038027" calcext:value-type="float">
            <text:p>0.038027</text:p>
          </table:table-cell>
          <table:table-cell office:value-type="float" office:value="0.021208" calcext:value-type="float">
            <text:p>0.021208</text:p>
          </table:table-cell>
        </table:table-row>
        <table:table-row table:style-name="ro1">
          <table:table-cell office:value-type="float" office:value="140000" calcext:value-type="float">
            <text:p>140000</text:p>
          </table:table-cell>
          <table:table-cell office:value-type="float" office:value="12.7695" calcext:value-type="float">
            <text:p>12.7695</text:p>
          </table:table-cell>
          <table:table-cell office:value-type="float" office:value="0.040122" calcext:value-type="float">
            <text:p>0.040122</text:p>
          </table:table-cell>
          <table:table-cell office:value-type="float" office:value="0.02064" calcext:value-type="float">
            <text:p>0.02064</text:p>
          </table:table-cell>
        </table:table-row>
        <table:table-row table:style-name="ro1">
          <table:table-cell office:value-type="float" office:value="150000" calcext:value-type="float">
            <text:p>150000</text:p>
          </table:table-cell>
          <table:table-cell office:value-type="float" office:value="14.6366" calcext:value-type="float">
            <text:p>14.6366</text:p>
          </table:table-cell>
          <table:table-cell office:value-type="float" office:value="0.046399" calcext:value-type="float">
            <text:p>0.046399</text:p>
          </table:table-cell>
          <table:table-cell office:value-type="float" office:value="0.022465" calcext:value-type="float">
            <text:p>0.02246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6">00/00/0000</text:date>, <text:time style:data-style-name="N2" text:time-value="11:59:42.31247573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3-26T14:47:23.506436665</dc:date>
    <meta:editing-duration>PT2H40M34S</meta:editing-duration>
    <meta:editing-cycles>15</meta:editing-cycles>
    <meta:generator>LibreOffice/7.2.6.2$Linux_X86_64 LibreOffice_project/20$Build-2</meta:generator>
    <meta:document-statistic meta:table-count="3" meta:cell-count="713" meta:object-count="9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8.082cm" svg:height="10.387cm" xlink:href=".." xlink:type="simple" chart:class="chart:line" chart:style-name="ch1">
        <chart:title svg:x="6.352cm" svg:y="0.343cm" chart:style-name="ch2">
          <text:p>Tablica wartości losowych</text:p>
        </chart:title>
        <chart:legend chart:legend-position="bottom" svg:x="3.148cm" svg:y="9.788cm" style:legend-expansion="wide" chart:style-name="ch3"/>
        <chart:plot-area chart:style-name="ch4" table:cell-range-address="results.A2:results.E17" chart:data-source-has-labels="both" svg:x="1.372cm" svg:y="1.329cm" svg:width="16.349cm" svg:height="7.087cm">
          <chart:coordinate-region svg:x="2.47cm" svg:y="1.329cm" svg:width="15.111cm" svg:height="5.572cm"/>
          <chart:axis chart:dimension="x" chart:name="primary-x" chart:style-name="ch5" chartooo:axis-type="auto">
            <chartooo:date-scale/>
            <chart:title svg:x="7.518cm" svg:y="8.623cm" chart:style-name="ch6">
              <text:p>Liczba elementów w tablicy</text:p>
            </chart:title>
            <chart:categories table:cell-range-address="results.A3:results.A17"/>
          </chart:axis>
          <chart:axis chart:dimension="y" chart:name="primary-y" chart:style-name="ch7">
            <chart:title svg:x="0.451cm" svg:y="5.498cm" chart:style-name="ch8">
              <text:p>Czas [s]</text:p>
            </chart:title>
            <chart:grid chart:style-name="ch9" chart:class="major"/>
          </chart:axis>
          <chart:series chart:style-name="ch10" chart:values-cell-range-address="results.B3:results.B17" chart:label-cell-address="results.B2:results.B2" chart:class="chart:line">
            <chart:data-point chart:repeated="15"/>
          </chart:series>
          <chart:series chart:style-name="ch11" chart:values-cell-range-address="results.C3:results.C17" chart:label-cell-address="results.C2:results.C2" chart:class="chart:line">
            <chart:data-point chart:repeated="15"/>
          </chart:series>
          <chart:series chart:style-name="ch12" chart:values-cell-range-address="results.D3:results.D17" chart:label-cell-address="results.D2:results.D2" chart:class="chart:line">
            <chart:data-point chart:repeated="15"/>
          </chart:series>
          <chart:series chart:style-name="ch13" chart:values-cell-range-address="results.E3:results.E17" chart:label-cell-address="results.E2:results.E2" chart:class="chart:line">
            <chart:data-point chart:repeated="1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sertion sort</text:p>
                <draw:g>
                  <svg:desc>results.B2:results.B2</svg:desc>
                </draw:g>
              </table:table-cell>
              <table:table-cell office:value-type="string">
                <text:p>Selection sort</text:p>
                <draw:g>
                  <svg:desc>results.C2:results.C2</svg:desc>
                </draw:g>
              </table:table-cell>
              <table:table-cell office:value-type="string">
                <text:p>Heap sort</text:p>
                <draw:g>
                  <svg:desc>results.D2:results.D2</svg:desc>
                </draw:g>
              </table:table-cell>
              <table:table-cell office:value-type="string">
                <text:p>Merge sort</text:p>
                <draw:g>
                  <svg:desc>results.E2:results.E2</svg:desc>
                </draw:g>
              </table:table-cell>
            </table:table-row>
          </table:table-header-rows>
          <table:table-rows>
            <table:table-row>
              <table:table-cell office:value-type="float" office:value="10000">
                <text:p>10000</text:p>
                <draw:g>
                  <svg:desc>results.A3:results.A17</svg:desc>
                </draw:g>
              </table:table-cell>
              <table:table-cell office:value-type="float" office:value="0.109998">
                <text:p>0.109998</text:p>
                <draw:g>
                  <svg:desc>results.B3:results.B17</svg:desc>
                </draw:g>
              </table:table-cell>
              <table:table-cell office:value-type="float" office:value="0.112671">
                <text:p>0.112671</text:p>
                <draw:g>
                  <svg:desc>results.C3:results.C17</svg:desc>
                </draw:g>
              </table:table-cell>
              <table:table-cell office:value-type="float" office:value="0.002522">
                <text:p>0.002522</text:p>
                <draw:g>
                  <svg:desc>results.D3:results.D17</svg:desc>
                </draw:g>
              </table:table-cell>
              <table:table-cell office:value-type="float" office:value="0.001636">
                <text:p>0.001636</text:p>
                <draw:g>
                  <svg:desc>results.E3:results.E17</svg:desc>
                </draw:g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0.332684">
                <text:p>0.332684</text:p>
              </table:table-cell>
              <table:table-cell office:value-type="float" office:value="0.44002">
                <text:p>0.44002</text:p>
              </table:table-cell>
              <table:table-cell office:value-type="float" office:value="0.005421">
                <text:p>0.005421</text:p>
              </table:table-cell>
              <table:table-cell office:value-type="float" office:value="0.003545">
                <text:p>0.003545</text:p>
              </table:table-cell>
            </table:table-row>
            <table:table-row>
              <table:table-cell office:value-type="float" office:value="30000">
                <text:p>30000</text:p>
              </table:table-cell>
              <table:table-cell office:value-type="float" office:value="0.729351">
                <text:p>0.729351</text:p>
              </table:table-cell>
              <table:table-cell office:value-type="float" office:value="0.993014">
                <text:p>0.993014</text:p>
              </table:table-cell>
              <table:table-cell office:value-type="float" office:value="0.008464">
                <text:p>0.008464</text:p>
              </table:table-cell>
              <table:table-cell office:value-type="float" office:value="0.005448">
                <text:p>0.005448</text:p>
              </table:table-cell>
            </table:table-row>
            <table:table-row>
              <table:table-cell office:value-type="float" office:value="40000">
                <text:p>40000</text:p>
              </table:table-cell>
              <table:table-cell office:value-type="float" office:value="1.29891">
                <text:p>1.29891</text:p>
              </table:table-cell>
              <table:table-cell office:value-type="float" office:value="1.76018">
                <text:p>1.76018</text:p>
              </table:table-cell>
              <table:table-cell office:value-type="float" office:value="0.011787">
                <text:p>0.011787</text:p>
              </table:table-cell>
              <table:table-cell office:value-type="float" office:value="0.007608">
                <text:p>0.007608</text:p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1.99038">
                <text:p>1.99038</text:p>
              </table:table-cell>
              <table:table-cell office:value-type="float" office:value="2.74157">
                <text:p>2.74157</text:p>
              </table:table-cell>
              <table:table-cell office:value-type="float" office:value="0.014883">
                <text:p>0.014883</text:p>
              </table:table-cell>
              <table:table-cell office:value-type="float" office:value="0.009572">
                <text:p>0.009572</text:p>
              </table:table-cell>
            </table:table-row>
            <table:table-row>
              <table:table-cell office:value-type="float" office:value="60000">
                <text:p>60000</text:p>
              </table:table-cell>
              <table:table-cell office:value-type="float" office:value="2.8378">
                <text:p>2.8378</text:p>
              </table:table-cell>
              <table:table-cell office:value-type="float" office:value="3.95999">
                <text:p>3.95999</text:p>
              </table:table-cell>
              <table:table-cell office:value-type="float" office:value="0.018175">
                <text:p>0.018175</text:p>
              </table:table-cell>
              <table:table-cell office:value-type="float" office:value="0.011622">
                <text:p>0.011622</text:p>
              </table:table-cell>
            </table:table-row>
            <table:table-row>
              <table:table-cell office:value-type="float" office:value="70000">
                <text:p>70000</text:p>
              </table:table-cell>
              <table:table-cell office:value-type="float" office:value="3.87623">
                <text:p>3.87623</text:p>
              </table:table-cell>
              <table:table-cell office:value-type="float" office:value="5.37459">
                <text:p>5.37459</text:p>
              </table:table-cell>
              <table:table-cell office:value-type="float" office:value="0.021713">
                <text:p>0.021713</text:p>
              </table:table-cell>
              <table:table-cell office:value-type="float" office:value="0.013746">
                <text:p>0.013746</text:p>
              </table:table-cell>
            </table:table-row>
            <table:table-row>
              <table:table-cell office:value-type="float" office:value="80000">
                <text:p>80000</text:p>
              </table:table-cell>
              <table:table-cell office:value-type="float" office:value="5.07073">
                <text:p>5.07073</text:p>
              </table:table-cell>
              <table:table-cell office:value-type="float" office:value="7.02699">
                <text:p>7.02699</text:p>
              </table:table-cell>
              <table:table-cell office:value-type="float" office:value="0.025049">
                <text:p>0.025049</text:p>
              </table:table-cell>
              <table:table-cell office:value-type="float" office:value="0.015949">
                <text:p>0.015949</text:p>
              </table:table-cell>
            </table:table-row>
            <table:table-row>
              <table:table-cell office:value-type="float" office:value="90000">
                <text:p>90000</text:p>
              </table:table-cell>
              <table:table-cell office:value-type="float" office:value="6.36963">
                <text:p>6.36963</text:p>
              </table:table-cell>
              <table:table-cell office:value-type="float" office:value="8.88653">
                <text:p>8.88653</text:p>
              </table:table-cell>
              <table:table-cell office:value-type="float" office:value="0.028706">
                <text:p>0.028706</text:p>
              </table:table-cell>
              <table:table-cell office:value-type="float" office:value="0.018327">
                <text:p>0.018327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8.32246">
                <text:p>8.32246</text:p>
              </table:table-cell>
              <table:table-cell office:value-type="float" office:value="11.832">
                <text:p>11.832</text:p>
              </table:table-cell>
              <table:table-cell office:value-type="float" office:value="0.036008">
                <text:p>0.036008</text:p>
              </table:table-cell>
              <table:table-cell office:value-type="float" office:value="0.020504">
                <text:p>0.020504</text:p>
              </table:table-cell>
            </table:table-row>
            <table:table-row>
              <table:table-cell office:value-type="float" office:value="110000">
                <text:p>110000</text:p>
              </table:table-cell>
              <table:table-cell office:value-type="float" office:value="10.115">
                <text:p>10.115</text:p>
              </table:table-cell>
              <table:table-cell office:value-type="float" office:value="13.2958">
                <text:p>13.2958</text:p>
              </table:table-cell>
              <table:table-cell office:value-type="float" office:value="0.035683">
                <text:p>0.035683</text:p>
              </table:table-cell>
              <table:table-cell office:value-type="float" office:value="0.022784">
                <text:p>0.022784</text:p>
              </table:table-cell>
            </table:table-row>
            <table:table-row>
              <table:table-cell office:value-type="float" office:value="120000">
                <text:p>120000</text:p>
              </table:table-cell>
              <table:table-cell office:value-type="float" office:value="11.4326">
                <text:p>11.4326</text:p>
              </table:table-cell>
              <table:table-cell office:value-type="float" office:value="15.7923">
                <text:p>15.7923</text:p>
              </table:table-cell>
              <table:table-cell office:value-type="float" office:value="0.03994">
                <text:p>0.03994</text:p>
              </table:table-cell>
              <table:table-cell office:value-type="float" office:value="0.024561">
                <text:p>0.024561</text:p>
              </table:table-cell>
            </table:table-row>
            <table:table-row>
              <table:table-cell office:value-type="float" office:value="130000">
                <text:p>130000</text:p>
              </table:table-cell>
              <table:table-cell office:value-type="float" office:value="13.2965">
                <text:p>13.2965</text:p>
              </table:table-cell>
              <table:table-cell office:value-type="float" office:value="18.5613">
                <text:p>18.5613</text:p>
              </table:table-cell>
              <table:table-cell office:value-type="float" office:value="0.043355">
                <text:p>0.043355</text:p>
              </table:table-cell>
              <table:table-cell office:value-type="float" office:value="0.026632">
                <text:p>0.026632</text:p>
              </table:table-cell>
            </table:table-row>
            <table:table-row>
              <table:table-cell office:value-type="float" office:value="140000">
                <text:p>140000</text:p>
              </table:table-cell>
              <table:table-cell office:value-type="float" office:value="15.3588">
                <text:p>15.3588</text:p>
              </table:table-cell>
              <table:table-cell office:value-type="float" office:value="21.4999">
                <text:p>21.4999</text:p>
              </table:table-cell>
              <table:table-cell office:value-type="float" office:value="0.047006">
                <text:p>0.047006</text:p>
              </table:table-cell>
              <table:table-cell office:value-type="float" office:value="0.028969">
                <text:p>0.028969</text:p>
              </table:table-cell>
            </table:table-row>
            <table:table-row>
              <table:table-cell office:value-type="float" office:value="150000">
                <text:p>150000</text:p>
              </table:table-cell>
              <table:table-cell office:value-type="float" office:value="17.7037">
                <text:p>17.7037</text:p>
              </table:table-cell>
              <table:table-cell office:value-type="float" office:value="24.7638">
                <text:p>24.7638</text:p>
              </table:table-cell>
              <table:table-cell office:value-type="float" office:value="0.050596">
                <text:p>0.050596</text:p>
              </table:table-cell>
              <table:table-cell office:value-type="float" office:value="0.031193">
                <text:p>0.03119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6.2$Linux_X86_64 LibreOffice_project/2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7.9cm" svg:height="10.069cm" xlink:href=".." xlink:type="simple" chart:class="chart:line" chart:style-name="ch1">
        <chart:title svg:x="6.155cm" svg:y="0.337cm" chart:style-name="ch2">
          <text:p>Tablica wartości rosnących</text:p>
        </chart:title>
        <chart:legend chart:legend-position="bottom" svg:x="3.057cm" svg:y="9.47cm" style:legend-expansion="wide" chart:style-name="ch3"/>
        <chart:plot-area chart:style-name="ch4" table:cell-range-address="results.A20:results.E35" chart:data-source-has-labels="both" svg:x="1.369cm" svg:y="1.317cm" svg:width="16.173cm" svg:height="6.787cm">
          <chart:coordinate-region svg:x="2.837cm" svg:y="1.317cm" svg:width="14.565cm" svg:height="5.271cm"/>
          <chart:axis chart:dimension="x" chart:name="primary-x" chart:style-name="ch5" chartooo:axis-type="auto">
            <chartooo:date-scale/>
            <chart:title svg:x="7.427cm" svg:y="8.305cm" chart:style-name="ch6">
              <text:p>Liczba elementów w tablicy</text:p>
            </chart:title>
            <chart:categories table:cell-range-address="results.A21:results.A35"/>
          </chart:axis>
          <chart:axis chart:dimension="y" chart:name="primary-y" chart:style-name="ch7">
            <chart:title svg:x="0.451cm" svg:y="5.336cm" chart:style-name="ch8">
              <text:p>Czas [s]</text:p>
            </chart:title>
            <chart:grid chart:style-name="ch9" chart:class="major"/>
          </chart:axis>
          <chart:series chart:style-name="ch10" chart:values-cell-range-address="results.B21:results.B35" chart:label-cell-address="results.B20:results.B20" chart:class="chart:line">
            <chart:data-point chart:repeated="15"/>
          </chart:series>
          <chart:series chart:style-name="ch11" chart:values-cell-range-address="results.C21:results.C35" chart:label-cell-address="results.C20:results.C20" chart:class="chart:line">
            <chart:data-point chart:repeated="15"/>
          </chart:series>
          <chart:series chart:style-name="ch12" chart:values-cell-range-address="results.D21:results.D35" chart:label-cell-address="results.D20:results.D20" chart:class="chart:line">
            <chart:data-point chart:repeated="15"/>
          </chart:series>
          <chart:series chart:style-name="ch13" chart:values-cell-range-address="results.E21:results.E35" chart:label-cell-address="results.E20:results.E20" chart:class="chart:line">
            <chart:data-point chart:repeated="1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sertion sort</text:p>
                <draw:g>
                  <svg:desc>results.B20:results.B20</svg:desc>
                </draw:g>
              </table:table-cell>
              <table:table-cell office:value-type="string">
                <text:p>Selection sort</text:p>
                <draw:g>
                  <svg:desc>results.C20:results.C20</svg:desc>
                </draw:g>
              </table:table-cell>
              <table:table-cell office:value-type="string">
                <text:p>Heap sort</text:p>
                <draw:g>
                  <svg:desc>results.D20:results.D20</svg:desc>
                </draw:g>
              </table:table-cell>
              <table:table-cell office:value-type="string">
                <text:p>Merge sort</text:p>
                <draw:g>
                  <svg:desc>results.E20:results.E20</svg:desc>
                </draw:g>
              </table:table-cell>
            </table:table-row>
          </table:table-header-rows>
          <table:table-rows>
            <table:table-row>
              <table:table-cell office:value-type="float" office:value="10000">
                <text:p>10000</text:p>
                <draw:g>
                  <svg:desc>results.A21:results.A35</svg:desc>
                </draw:g>
              </table:table-cell>
              <table:table-cell office:value-type="float" office:value="0.000069">
                <text:p>0.000069</text:p>
                <draw:g>
                  <svg:desc>results.B21:results.B35</svg:desc>
                </draw:g>
              </table:table-cell>
              <table:table-cell office:value-type="float" office:value="0.146088">
                <text:p>0.146088</text:p>
                <draw:g>
                  <svg:desc>results.C21:results.C35</svg:desc>
                </draw:g>
              </table:table-cell>
              <table:table-cell office:value-type="float" office:value="0.002188">
                <text:p>0.002188</text:p>
                <draw:g>
                  <svg:desc>results.D21:results.D35</svg:desc>
                </draw:g>
              </table:table-cell>
              <table:table-cell office:value-type="float" office:value="0.000894">
                <text:p>0.000894</text:p>
                <draw:g>
                  <svg:desc>results.E21:results.E35</svg:desc>
                </draw:g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0.000094">
                <text:p>0.000094</text:p>
              </table:table-cell>
              <table:table-cell office:value-type="float" office:value="0.463658">
                <text:p>0.463658</text:p>
              </table:table-cell>
              <table:table-cell office:value-type="float" office:value="0.004461">
                <text:p>0.004461</text:p>
              </table:table-cell>
              <table:table-cell office:value-type="float" office:value="0.001881">
                <text:p>0.001881</text:p>
              </table:table-cell>
            </table:table-row>
            <table:table-row>
              <table:table-cell office:value-type="float" office:value="30000">
                <text:p>30000</text:p>
              </table:table-cell>
              <table:table-cell office:value-type="float" office:value="0.000196">
                <text:p>0.000196</text:p>
              </table:table-cell>
              <table:table-cell office:value-type="float" office:value="1.01852">
                <text:p>1.01852</text:p>
              </table:table-cell>
              <table:table-cell office:value-type="float" office:value="0.006976">
                <text:p>0.006976</text:p>
              </table:table-cell>
              <table:table-cell office:value-type="float" office:value="0.002971">
                <text:p>0.002971</text:p>
              </table:table-cell>
            </table:table-row>
            <table:table-row>
              <table:table-cell office:value-type="float" office:value="40000">
                <text:p>40000</text:p>
              </table:table-cell>
              <table:table-cell office:value-type="float" office:value="0.000281">
                <text:p>0.000281</text:p>
              </table:table-cell>
              <table:table-cell office:value-type="float" office:value="1.80363">
                <text:p>1.80363</text:p>
              </table:table-cell>
              <table:table-cell office:value-type="float" office:value="0.009588">
                <text:p>0.009588</text:p>
              </table:table-cell>
              <table:table-cell office:value-type="float" office:value="0.004007">
                <text:p>0.004007</text:p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0.000293">
                <text:p>0.000293</text:p>
              </table:table-cell>
              <table:table-cell office:value-type="float" office:value="2.77342">
                <text:p>2.77342</text:p>
              </table:table-cell>
              <table:table-cell office:value-type="float" office:value="0.012246">
                <text:p>0.012246</text:p>
              </table:table-cell>
              <table:table-cell office:value-type="float" office:value="0.005101">
                <text:p>0.005101</text:p>
              </table:table-cell>
            </table:table-row>
            <table:table-row>
              <table:table-cell office:value-type="float" office:value="60000">
                <text:p>60000</text:p>
              </table:table-cell>
              <table:table-cell office:value-type="float" office:value="0.000388">
                <text:p>0.000388</text:p>
              </table:table-cell>
              <table:table-cell office:value-type="float" office:value="3.9686">
                <text:p>3.9686</text:p>
              </table:table-cell>
              <table:table-cell office:value-type="float" office:value="0.014756">
                <text:p>0.014756</text:p>
              </table:table-cell>
              <table:table-cell office:value-type="float" office:value="0.006216">
                <text:p>0.006216</text:p>
              </table:table-cell>
            </table:table-row>
            <table:table-row>
              <table:table-cell office:value-type="float" office:value="70000">
                <text:p>70000</text:p>
              </table:table-cell>
              <table:table-cell office:value-type="float" office:value="0.000396">
                <text:p>0.000396</text:p>
              </table:table-cell>
              <table:table-cell office:value-type="float" office:value="5.39156">
                <text:p>5.39156</text:p>
              </table:table-cell>
              <table:table-cell office:value-type="float" office:value="0.017503">
                <text:p>0.017503</text:p>
              </table:table-cell>
              <table:table-cell office:value-type="float" office:value="0.007294">
                <text:p>0.007294</text:p>
              </table:table-cell>
            </table:table-row>
            <table:table-row>
              <table:table-cell office:value-type="float" office:value="80000">
                <text:p>80000</text:p>
              </table:table-cell>
              <table:table-cell office:value-type="float" office:value="0.00049">
                <text:p>0.00049</text:p>
              </table:table-cell>
              <table:table-cell office:value-type="float" office:value="7.05236">
                <text:p>7.05236</text:p>
              </table:table-cell>
              <table:table-cell office:value-type="float" office:value="0.020197">
                <text:p>0.020197</text:p>
              </table:table-cell>
              <table:table-cell office:value-type="float" office:value="0.008422">
                <text:p>0.008422</text:p>
              </table:table-cell>
            </table:table-row>
            <table:table-row>
              <table:table-cell office:value-type="float" office:value="90000">
                <text:p>90000</text:p>
              </table:table-cell>
              <table:table-cell office:value-type="float" office:value="0.000538">
                <text:p>0.000538</text:p>
              </table:table-cell>
              <table:table-cell office:value-type="float" office:value="8.90217">
                <text:p>8.90217</text:p>
              </table:table-cell>
              <table:table-cell office:value-type="float" office:value="0.023068">
                <text:p>0.023068</text:p>
              </table:table-cell>
              <table:table-cell office:value-type="float" office:value="0.009592">
                <text:p>0.009592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0.000568">
                <text:p>0.000568</text:p>
              </table:table-cell>
              <table:table-cell office:value-type="float" office:value="10.9798">
                <text:p>10.9798</text:p>
              </table:table-cell>
              <table:table-cell office:value-type="float" office:value="0.025968">
                <text:p>0.025968</text:p>
              </table:table-cell>
              <table:table-cell office:value-type="float" office:value="0.010704">
                <text:p>0.010704</text:p>
              </table:table-cell>
            </table:table-row>
            <table:table-row>
              <table:table-cell office:value-type="float" office:value="110000">
                <text:p>110000</text:p>
              </table:table-cell>
              <table:table-cell office:value-type="float" office:value="0.000618">
                <text:p>0.000618</text:p>
              </table:table-cell>
              <table:table-cell office:value-type="float" office:value="13.2892">
                <text:p>13.2892</text:p>
              </table:table-cell>
              <table:table-cell office:value-type="float" office:value="0.028654">
                <text:p>0.028654</text:p>
              </table:table-cell>
              <table:table-cell office:value-type="float" office:value="0.011871">
                <text:p>0.011871</text:p>
              </table:table-cell>
            </table:table-row>
            <table:table-row>
              <table:table-cell office:value-type="float" office:value="120000">
                <text:p>120000</text:p>
              </table:table-cell>
              <table:table-cell office:value-type="float" office:value="0.000676">
                <text:p>0.000676</text:p>
              </table:table-cell>
              <table:table-cell office:value-type="float" office:value="15.9338">
                <text:p>15.9338</text:p>
              </table:table-cell>
              <table:table-cell office:value-type="float" office:value="0.031524">
                <text:p>0.031524</text:p>
              </table:table-cell>
              <table:table-cell office:value-type="float" office:value="0.012968">
                <text:p>0.012968</text:p>
              </table:table-cell>
            </table:table-row>
            <table:table-row>
              <table:table-cell office:value-type="float" office:value="130000">
                <text:p>130000</text:p>
              </table:table-cell>
              <table:table-cell office:value-type="float" office:value="0.000689">
                <text:p>0.000689</text:p>
              </table:table-cell>
              <table:table-cell office:value-type="float" office:value="18.5474">
                <text:p>18.5474</text:p>
              </table:table-cell>
              <table:table-cell office:value-type="float" office:value="0.037709">
                <text:p>0.037709</text:p>
              </table:table-cell>
              <table:table-cell office:value-type="float" office:value="0.014266">
                <text:p>0.014266</text:p>
              </table:table-cell>
            </table:table-row>
            <table:table-row>
              <table:table-cell office:value-type="float" office:value="140000">
                <text:p>140000</text:p>
              </table:table-cell>
              <table:table-cell office:value-type="float" office:value="0.00066">
                <text:p>0.00066</text:p>
              </table:table-cell>
              <table:table-cell office:value-type="float" office:value="21.5133">
                <text:p>21.5133</text:p>
              </table:table-cell>
              <table:table-cell office:value-type="float" office:value="0.037175">
                <text:p>0.037175</text:p>
              </table:table-cell>
              <table:table-cell office:value-type="float" office:value="0.01537">
                <text:p>0.01537</text:p>
              </table:table-cell>
            </table:table-row>
            <table:table-row>
              <table:table-cell office:value-type="float" office:value="150000">
                <text:p>150000</text:p>
              </table:table-cell>
              <table:table-cell office:value-type="float" office:value="0.000774">
                <text:p>0.000774</text:p>
              </table:table-cell>
              <table:table-cell office:value-type="float" office:value="24.6958">
                <text:p>24.6958</text:p>
              </table:table-cell>
              <table:table-cell office:value-type="float" office:value="0.040508">
                <text:p>0.040508</text:p>
              </table:table-cell>
              <table:table-cell office:value-type="float" office:value="0.016657">
                <text:p>0.01665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6.2$Linux_X86_64 LibreOffice_project/2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7.601cm" svg:height="9.901cm" xlink:href=".." xlink:type="simple" chart:class="chart:line" chart:style-name="ch1">
        <chart:title svg:x="5.912cm" svg:y="0.334cm" chart:style-name="ch2">
          <text:p>Tablica wartości malejących</text:p>
        </chart:title>
        <chart:legend chart:legend-position="bottom" svg:x="2.907cm" svg:y="9.302cm" style:legend-expansion="wide" chart:style-name="ch3"/>
        <chart:plot-area chart:style-name="ch4" table:cell-range-address="results.A38:results.E53" chart:data-source-has-labels="both" svg:x="1.363cm" svg:y="1.311cm" svg:width="15.886cm" svg:height="6.628cm">
          <chart:coordinate-region svg:x="2.646cm" svg:y="1.311cm" svg:width="14.463cm" svg:height="5.113cm"/>
          <chart:axis chart:dimension="x" chart:name="primary-x" chart:style-name="ch5" chartooo:axis-type="auto">
            <chartooo:date-scale/>
            <chart:title svg:x="7.278cm" svg:y="8.137cm" chart:style-name="ch6">
              <text:p>Liczba elementów w tablicy</text:p>
            </chart:title>
            <chart:categories table:cell-range-address="results.A39:results.A53"/>
          </chart:axis>
          <chart:axis chart:dimension="y" chart:name="primary-y" chart:style-name="ch7">
            <chart:title svg:x="0.451cm" svg:y="5.251cm" chart:style-name="ch8">
              <text:p>Czas [s]</text:p>
            </chart:title>
            <chart:grid chart:style-name="ch9" chart:class="major"/>
          </chart:axis>
          <chart:series chart:style-name="ch10" chart:values-cell-range-address="results.B39:results.B53" chart:label-cell-address="results.B38:results.B38" chart:class="chart:line">
            <chart:data-point chart:repeated="15"/>
          </chart:series>
          <chart:series chart:style-name="ch11" chart:values-cell-range-address="results.C39:results.C53" chart:label-cell-address="results.C38:results.C38" chart:class="chart:line">
            <chart:data-point chart:repeated="15"/>
          </chart:series>
          <chart:series chart:style-name="ch12" chart:values-cell-range-address="results.D39:results.D53" chart:label-cell-address="results.D38:results.D38" chart:class="chart:line">
            <chart:data-point chart:repeated="15"/>
          </chart:series>
          <chart:series chart:style-name="ch13" chart:values-cell-range-address="results.E39:results.E53" chart:label-cell-address="results.E38:results.E38" chart:class="chart:line">
            <chart:data-point chart:repeated="1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sertion sort</text:p>
                <draw:g>
                  <svg:desc>results.B38:results.B38</svg:desc>
                </draw:g>
              </table:table-cell>
              <table:table-cell office:value-type="string">
                <text:p>Selection sort</text:p>
                <draw:g>
                  <svg:desc>results.C38:results.C38</svg:desc>
                </draw:g>
              </table:table-cell>
              <table:table-cell office:value-type="string">
                <text:p>Heap sort</text:p>
                <draw:g>
                  <svg:desc>results.D38:results.D38</svg:desc>
                </draw:g>
              </table:table-cell>
              <table:table-cell office:value-type="string">
                <text:p>Merge sort</text:p>
                <draw:g>
                  <svg:desc>results.E38:results.E38</svg:desc>
                </draw:g>
              </table:table-cell>
            </table:table-row>
          </table:table-header-rows>
          <table:table-rows>
            <table:table-row>
              <table:table-cell office:value-type="float" office:value="10000">
                <text:p>10000</text:p>
                <draw:g>
                  <svg:desc>results.A39:results.A53</svg:desc>
                </draw:g>
              </table:table-cell>
              <table:table-cell office:value-type="float" office:value="0.196584">
                <text:p>0.196584</text:p>
                <draw:g>
                  <svg:desc>results.B39:results.B53</svg:desc>
                </draw:g>
              </table:table-cell>
              <table:table-cell office:value-type="float" office:value="0.127378">
                <text:p>0.127378</text:p>
                <draw:g>
                  <svg:desc>results.C39:results.C53</svg:desc>
                </draw:g>
              </table:table-cell>
              <table:table-cell office:value-type="float" office:value="0.002005">
                <text:p>0.002005</text:p>
                <draw:g>
                  <svg:desc>results.D39:results.D53</svg:desc>
                </draw:g>
              </table:table-cell>
              <table:table-cell office:value-type="float" office:value="0.0009">
                <text:p>0.0009</text:p>
                <draw:g>
                  <svg:desc>results.E39:results.E53</svg:desc>
                </draw:g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0.658482">
                <text:p>0.658482</text:p>
              </table:table-cell>
              <table:table-cell office:value-type="float" office:value="0.512329">
                <text:p>0.512329</text:p>
              </table:table-cell>
              <table:table-cell office:value-type="float" office:value="0.004301">
                <text:p>0.004301</text:p>
              </table:table-cell>
              <table:table-cell office:value-type="float" office:value="0.00189">
                <text:p>0.00189</text:p>
              </table:table-cell>
            </table:table-row>
            <table:table-row>
              <table:table-cell office:value-type="float" office:value="30000">
                <text:p>30000</text:p>
              </table:table-cell>
              <table:table-cell office:value-type="float" office:value="1.43892">
                <text:p>1.43892</text:p>
              </table:table-cell>
              <table:table-cell office:value-type="float" office:value="1.163">
                <text:p>1.163</text:p>
              </table:table-cell>
              <table:table-cell office:value-type="float" office:value="0.009695">
                <text:p>0.009695</text:p>
              </table:table-cell>
              <table:table-cell office:value-type="float" office:value="0.004552">
                <text:p>0.004552</text:p>
              </table:table-cell>
            </table:table-row>
            <table:table-row>
              <table:table-cell office:value-type="float" office:value="40000">
                <text:p>40000</text:p>
              </table:table-cell>
              <table:table-cell office:value-type="float" office:value="2.66545">
                <text:p>2.66545</text:p>
              </table:table-cell>
              <table:table-cell office:value-type="float" office:value="2.04001">
                <text:p>2.04001</text:p>
              </table:table-cell>
              <table:table-cell office:value-type="float" office:value="0.009175">
                <text:p>0.009175</text:p>
              </table:table-cell>
              <table:table-cell office:value-type="float" office:value="0.003938">
                <text:p>0.003938</text:p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3.96567">
                <text:p>3.96567</text:p>
              </table:table-cell>
              <table:table-cell office:value-type="float" office:value="3.19143">
                <text:p>3.19143</text:p>
              </table:table-cell>
              <table:table-cell office:value-type="float" office:value="0.011626">
                <text:p>0.011626</text:p>
              </table:table-cell>
              <table:table-cell office:value-type="float" office:value="0.005045">
                <text:p>0.005045</text:p>
              </table:table-cell>
            </table:table-row>
            <table:table-row>
              <table:table-cell office:value-type="float" office:value="60000">
                <text:p>60000</text:p>
              </table:table-cell>
              <table:table-cell office:value-type="float" office:value="5.73137">
                <text:p>5.73137</text:p>
              </table:table-cell>
              <table:table-cell office:value-type="float" office:value="4.58461">
                <text:p>4.58461</text:p>
              </table:table-cell>
              <table:table-cell office:value-type="float" office:value="0.014156">
                <text:p>0.014156</text:p>
              </table:table-cell>
              <table:table-cell office:value-type="float" office:value="0.006079">
                <text:p>0.006079</text:p>
              </table:table-cell>
            </table:table-row>
            <table:table-row>
              <table:table-cell office:value-type="float" office:value="70000">
                <text:p>70000</text:p>
              </table:table-cell>
              <table:table-cell office:value-type="float" office:value="7.71474">
                <text:p>7.71474</text:p>
              </table:table-cell>
              <table:table-cell office:value-type="float" office:value="6.23528">
                <text:p>6.23528</text:p>
              </table:table-cell>
              <table:table-cell office:value-type="float" office:value="0.01686">
                <text:p>0.01686</text:p>
              </table:table-cell>
              <table:table-cell office:value-type="float" office:value="0.007181">
                <text:p>0.007181</text:p>
              </table:table-cell>
            </table:table-row>
            <table:table-row>
              <table:table-cell office:value-type="float" office:value="80000">
                <text:p>80000</text:p>
              </table:table-cell>
              <table:table-cell office:value-type="float" office:value="10.0783">
                <text:p>10.0783</text:p>
              </table:table-cell>
              <table:table-cell office:value-type="float" office:value="8.15061">
                <text:p>8.15061</text:p>
              </table:table-cell>
              <table:table-cell office:value-type="float" office:value="0.019294">
                <text:p>0.019294</text:p>
              </table:table-cell>
              <table:table-cell office:value-type="float" office:value="0.00838">
                <text:p>0.00838</text:p>
              </table:table-cell>
            </table:table-row>
            <table:table-row>
              <table:table-cell office:value-type="float" office:value="90000">
                <text:p>90000</text:p>
              </table:table-cell>
              <table:table-cell office:value-type="float" office:value="12.7455">
                <text:p>12.7455</text:p>
              </table:table-cell>
              <table:table-cell office:value-type="float" office:value="10.3228">
                <text:p>10.3228</text:p>
              </table:table-cell>
              <table:table-cell office:value-type="float" office:value="0.022057">
                <text:p>0.022057</text:p>
              </table:table-cell>
              <table:table-cell office:value-type="float" office:value="0.00951">
                <text:p>0.00951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15.7128">
                <text:p>15.7128</text:p>
              </table:table-cell>
              <table:table-cell office:value-type="float" office:value="12.747">
                <text:p>12.747</text:p>
              </table:table-cell>
              <table:table-cell office:value-type="float" office:value="0.024629">
                <text:p>0.024629</text:p>
              </table:table-cell>
              <table:table-cell office:value-type="float" office:value="0.010564">
                <text:p>0.010564</text:p>
              </table:table-cell>
            </table:table-row>
            <table:table-row>
              <table:table-cell office:value-type="float" office:value="110000">
                <text:p>110000</text:p>
              </table:table-cell>
              <table:table-cell office:value-type="float" office:value="19.0183">
                <text:p>19.0183</text:p>
              </table:table-cell>
              <table:table-cell office:value-type="float" office:value="15.4103">
                <text:p>15.4103</text:p>
              </table:table-cell>
              <table:table-cell office:value-type="float" office:value="0.02753">
                <text:p>0.02753</text:p>
              </table:table-cell>
              <table:table-cell office:value-type="float" office:value="0.011728">
                <text:p>0.011728</text:p>
              </table:table-cell>
            </table:table-row>
            <table:table-row>
              <table:table-cell office:value-type="float" office:value="120000">
                <text:p>120000</text:p>
              </table:table-cell>
              <table:table-cell office:value-type="float" office:value="22.8095">
                <text:p>22.8095</text:p>
              </table:table-cell>
              <table:table-cell office:value-type="float" office:value="18.396">
                <text:p>18.396</text:p>
              </table:table-cell>
              <table:table-cell office:value-type="float" office:value="0.030071">
                <text:p>0.030071</text:p>
              </table:table-cell>
              <table:table-cell office:value-type="float" office:value="0.01287">
                <text:p>0.01287</text:p>
              </table:table-cell>
            </table:table-row>
            <table:table-row>
              <table:table-cell office:value-type="float" office:value="130000">
                <text:p>130000</text:p>
              </table:table-cell>
              <table:table-cell office:value-type="float" office:value="26.5433">
                <text:p>26.5433</text:p>
              </table:table-cell>
              <table:table-cell office:value-type="float" office:value="21.5381">
                <text:p>21.5381</text:p>
              </table:table-cell>
              <table:table-cell office:value-type="float" office:value="0.032888">
                <text:p>0.032888</text:p>
              </table:table-cell>
              <table:table-cell office:value-type="float" office:value="0.014019">
                <text:p>0.014019</text:p>
              </table:table-cell>
            </table:table-row>
            <table:table-row>
              <table:table-cell office:value-type="float" office:value="140000">
                <text:p>140000</text:p>
              </table:table-cell>
              <table:table-cell office:value-type="float" office:value="30.7637">
                <text:p>30.7637</text:p>
              </table:table-cell>
              <table:table-cell office:value-type="float" office:value="24.9836">
                <text:p>24.9836</text:p>
              </table:table-cell>
              <table:table-cell office:value-type="float" office:value="0.035685">
                <text:p>0.035685</text:p>
              </table:table-cell>
              <table:table-cell office:value-type="float" office:value="0.015204">
                <text:p>0.015204</text:p>
              </table:table-cell>
            </table:table-row>
            <table:table-row>
              <table:table-cell office:value-type="float" office:value="150000">
                <text:p>150000</text:p>
              </table:table-cell>
              <table:table-cell office:value-type="float" office:value="35.5451">
                <text:p>35.5451</text:p>
              </table:table-cell>
              <table:table-cell office:value-type="float" office:value="28.6578">
                <text:p>28.6578</text:p>
              </table:table-cell>
              <table:table-cell office:value-type="float" office:value="0.038481">
                <text:p>0.038481</text:p>
              </table:table-cell>
              <table:table-cell office:value-type="float" office:value="0.016475">
                <text:p>0.01647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6.2$Linux_X86_64 LibreOffice_project/2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7.061cm" svg:height="9.597cm" xlink:href=".." xlink:type="simple" chart:class="chart:line" chart:style-name="ch1">
        <chart:title svg:x="5.404cm" svg:y="0.327cm" chart:style-name="ch2">
          <text:p>Tablica wartości V-kształtnych</text:p>
        </chart:title>
        <chart:legend chart:legend-position="bottom" svg:x="2.637cm" svg:y="8.998cm" style:legend-expansion="wide" chart:style-name="ch3"/>
        <chart:plot-area chart:style-name="ch4" table:cell-range-address="results.A56:results.E71" chart:data-source-has-labels="both" svg:x="1.352cm" svg:y="1.297cm" svg:width="15.368cm" svg:height="6.345cm">
          <chart:coordinate-region svg:x="2.635cm" svg:y="1.297cm" svg:width="13.945cm" svg:height="4.83cm"/>
          <chart:axis chart:dimension="x" chart:name="primary-x" chart:style-name="ch5" chartooo:axis-type="auto">
            <chartooo:date-scale/>
            <chart:title svg:x="7.153cm" svg:y="7.833cm" chart:style-name="ch6">
              <text:p>Ilość elementów w tablicy</text:p>
            </chart:title>
            <chart:categories table:cell-range-address="results.A57:results.A71"/>
          </chart:axis>
          <chart:axis chart:dimension="y" chart:name="primary-y" chart:style-name="ch7">
            <chart:title svg:x="0.451cm" svg:y="5.095cm" chart:style-name="ch8">
              <text:p>Czas [s]</text:p>
            </chart:title>
            <chart:grid chart:style-name="ch9" chart:class="major"/>
          </chart:axis>
          <chart:series chart:style-name="ch10" chart:values-cell-range-address="results.B57:results.B71" chart:label-cell-address="results.B56:results.B56" chart:class="chart:line">
            <chart:data-point chart:repeated="15"/>
          </chart:series>
          <chart:series chart:style-name="ch11" chart:values-cell-range-address="results.C57:results.C71" chart:label-cell-address="results.C56:results.C56" chart:class="chart:line">
            <chart:data-point chart:repeated="15"/>
          </chart:series>
          <chart:series chart:style-name="ch12" chart:values-cell-range-address="results.D57:results.D71" chart:label-cell-address="results.D56:results.D56" chart:class="chart:line">
            <chart:data-point chart:repeated="15"/>
          </chart:series>
          <chart:series chart:style-name="ch13" chart:values-cell-range-address="results.E57:results.E71" chart:label-cell-address="results.E56:results.E56" chart:class="chart:line">
            <chart:data-point chart:repeated="1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sertion sort</text:p>
                <draw:g>
                  <svg:desc>results.B56:results.B56</svg:desc>
                </draw:g>
              </table:table-cell>
              <table:table-cell office:value-type="string">
                <text:p>Selection sort</text:p>
                <draw:g>
                  <svg:desc>results.C56:results.C56</svg:desc>
                </draw:g>
              </table:table-cell>
              <table:table-cell office:value-type="string">
                <text:p>Heap sort</text:p>
                <draw:g>
                  <svg:desc>results.D56:results.D56</svg:desc>
                </draw:g>
              </table:table-cell>
              <table:table-cell office:value-type="string">
                <text:p>Merge sort</text:p>
                <draw:g>
                  <svg:desc>results.E56:results.E56</svg:desc>
                </draw:g>
              </table:table-cell>
            </table:table-row>
          </table:table-header-rows>
          <table:table-rows>
            <table:table-row>
              <table:table-cell office:value-type="float" office:value="10000">
                <text:p>10000</text:p>
                <draw:g>
                  <svg:desc>results.A57:results.A71</svg:desc>
                </draw:g>
              </table:table-cell>
              <table:table-cell office:value-type="float" office:value="0.110484">
                <text:p>0.110484</text:p>
                <draw:g>
                  <svg:desc>results.B57:results.B71</svg:desc>
                </draw:g>
              </table:table-cell>
              <table:table-cell office:value-type="float" office:value="0.128393">
                <text:p>0.128393</text:p>
                <draw:g>
                  <svg:desc>results.C57:results.C71</svg:desc>
                </draw:g>
              </table:table-cell>
              <table:table-cell office:value-type="float" office:value="0.002089">
                <text:p>0.002089</text:p>
                <draw:g>
                  <svg:desc>results.D57:results.D71</svg:desc>
                </draw:g>
              </table:table-cell>
              <table:table-cell office:value-type="float" office:value="0.000898">
                <text:p>0.000898</text:p>
                <draw:g>
                  <svg:desc>results.E57:results.E71</svg:desc>
                </draw:g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0.342681">
                <text:p>0.342681</text:p>
              </table:table-cell>
              <table:table-cell office:value-type="float" office:value="0.466191">
                <text:p>0.466191</text:p>
              </table:table-cell>
              <table:table-cell office:value-type="float" office:value="0.004428">
                <text:p>0.004428</text:p>
              </table:table-cell>
              <table:table-cell office:value-type="float" office:value="0.001911">
                <text:p>0.001911</text:p>
              </table:table-cell>
            </table:table-row>
            <table:table-row>
              <table:table-cell office:value-type="float" office:value="30000">
                <text:p>30000</text:p>
              </table:table-cell>
              <table:table-cell office:value-type="float" office:value="0.733348">
                <text:p>0.733348</text:p>
              </table:table-cell>
              <table:table-cell office:value-type="float" office:value="1.051">
                <text:p>1.051</text:p>
              </table:table-cell>
              <table:table-cell office:value-type="float" office:value="0.006865">
                <text:p>0.006865</text:p>
              </table:table-cell>
              <table:table-cell office:value-type="float" office:value="0.002976">
                <text:p>0.002976</text:p>
              </table:table-cell>
            </table:table-row>
            <table:table-row>
              <table:table-cell office:value-type="float" office:value="40000">
                <text:p>40000</text:p>
              </table:table-cell>
              <table:table-cell office:value-type="float" office:value="1.32493">
                <text:p>1.32493</text:p>
              </table:table-cell>
              <table:table-cell office:value-type="float" office:value="1.85426">
                <text:p>1.85426</text:p>
              </table:table-cell>
              <table:table-cell office:value-type="float" office:value="0.009375">
                <text:p>0.009375</text:p>
              </table:table-cell>
              <table:table-cell office:value-type="float" office:value="0.003982">
                <text:p>0.003982</text:p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1.98071">
                <text:p>1.98071</text:p>
              </table:table-cell>
              <table:table-cell office:value-type="float" office:value="2.90222">
                <text:p>2.90222</text:p>
              </table:table-cell>
              <table:table-cell office:value-type="float" office:value="0.012">
                <text:p>0.012</text:p>
              </table:table-cell>
              <table:table-cell office:value-type="float" office:value="0.005063">
                <text:p>0.005063</text:p>
              </table:table-cell>
            </table:table-row>
            <table:table-row>
              <table:table-cell office:value-type="float" office:value="60000">
                <text:p>60000</text:p>
              </table:table-cell>
              <table:table-cell office:value-type="float" office:value="2.85199">
                <text:p>2.85199</text:p>
              </table:table-cell>
              <table:table-cell office:value-type="float" office:value="4.32734">
                <text:p>4.32734</text:p>
              </table:table-cell>
              <table:table-cell office:value-type="float" office:value="0.014421">
                <text:p>0.014421</text:p>
              </table:table-cell>
              <table:table-cell office:value-type="float" office:value="0.006169">
                <text:p>0.006169</text:p>
              </table:table-cell>
            </table:table-row>
            <table:table-row>
              <table:table-cell office:value-type="float" office:value="70000">
                <text:p>70000</text:p>
              </table:table-cell>
              <table:table-cell office:value-type="float" office:value="3.85887">
                <text:p>3.85887</text:p>
              </table:table-cell>
              <table:table-cell office:value-type="float" office:value="5.68551">
                <text:p>5.68551</text:p>
              </table:table-cell>
              <table:table-cell office:value-type="float" office:value="0.017146">
                <text:p>0.017146</text:p>
              </table:table-cell>
              <table:table-cell office:value-type="float" office:value="0.007264">
                <text:p>0.007264</text:p>
              </table:table-cell>
            </table:table-row>
            <table:table-row>
              <table:table-cell office:value-type="float" office:value="80000">
                <text:p>80000</text:p>
              </table:table-cell>
              <table:table-cell office:value-type="float" office:value="5.03299">
                <text:p>5.03299</text:p>
              </table:table-cell>
              <table:table-cell office:value-type="float" office:value="7.40904">
                <text:p>7.40904</text:p>
              </table:table-cell>
              <table:table-cell office:value-type="float" office:value="0.019935">
                <text:p>0.019935</text:p>
              </table:table-cell>
              <table:table-cell office:value-type="float" office:value="0.008423">
                <text:p>0.008423</text:p>
              </table:table-cell>
            </table:table-row>
            <table:table-row>
              <table:table-cell office:value-type="float" office:value="90000">
                <text:p>90000</text:p>
              </table:table-cell>
              <table:table-cell office:value-type="float" office:value="6.36835">
                <text:p>6.36835</text:p>
              </table:table-cell>
              <table:table-cell office:value-type="float" office:value="9.37923">
                <text:p>9.37923</text:p>
              </table:table-cell>
              <table:table-cell office:value-type="float" office:value="0.022808">
                <text:p>0.022808</text:p>
              </table:table-cell>
              <table:table-cell office:value-type="float" office:value="0.00955">
                <text:p>0.00955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7.86054">
                <text:p>7.86054</text:p>
              </table:table-cell>
              <table:table-cell office:value-type="float" office:value="11.575">
                <text:p>11.575</text:p>
              </table:table-cell>
              <table:table-cell office:value-type="float" office:value="0.025399">
                <text:p>0.025399</text:p>
              </table:table-cell>
              <table:table-cell office:value-type="float" office:value="0.01072">
                <text:p>0.01072</text:p>
              </table:table-cell>
            </table:table-row>
            <table:table-row>
              <table:table-cell office:value-type="float" office:value="110000">
                <text:p>110000</text:p>
              </table:table-cell>
              <table:table-cell office:value-type="float" office:value="9.50415">
                <text:p>9.50415</text:p>
              </table:table-cell>
              <table:table-cell office:value-type="float" office:value="14.0356">
                <text:p>14.0356</text:p>
              </table:table-cell>
              <table:table-cell office:value-type="float" office:value="0.02787">
                <text:p>0.02787</text:p>
              </table:table-cell>
              <table:table-cell office:value-type="float" office:value="0.011848">
                <text:p>0.011848</text:p>
              </table:table-cell>
            </table:table-row>
            <table:table-row>
              <table:table-cell office:value-type="float" office:value="120000">
                <text:p>120000</text:p>
              </table:table-cell>
              <table:table-cell office:value-type="float" office:value="11.3058">
                <text:p>11.3058</text:p>
              </table:table-cell>
              <table:table-cell office:value-type="float" office:value="16.6887">
                <text:p>16.6887</text:p>
              </table:table-cell>
              <table:table-cell office:value-type="float" office:value="0.030476">
                <text:p>0.030476</text:p>
              </table:table-cell>
              <table:table-cell office:value-type="float" office:value="0.013073">
                <text:p>0.013073</text:p>
              </table:table-cell>
            </table:table-row>
            <table:table-row>
              <table:table-cell office:value-type="float" office:value="130000">
                <text:p>130000</text:p>
              </table:table-cell>
              <table:table-cell office:value-type="float" office:value="13.2703">
                <text:p>13.2703</text:p>
              </table:table-cell>
              <table:table-cell office:value-type="float" office:value="19.5796">
                <text:p>19.5796</text:p>
              </table:table-cell>
              <table:table-cell office:value-type="float" office:value="0.033436">
                <text:p>0.033436</text:p>
              </table:table-cell>
              <table:table-cell office:value-type="float" office:value="0.014199">
                <text:p>0.014199</text:p>
              </table:table-cell>
            </table:table-row>
            <table:table-row>
              <table:table-cell office:value-type="float" office:value="140000">
                <text:p>140000</text:p>
              </table:table-cell>
              <table:table-cell office:value-type="float" office:value="15.54">
                <text:p>15.54</text:p>
              </table:table-cell>
              <table:table-cell office:value-type="float" office:value="22.7179">
                <text:p>22.7179</text:p>
              </table:table-cell>
              <table:table-cell office:value-type="float" office:value="0.036544">
                <text:p>0.036544</text:p>
              </table:table-cell>
              <table:table-cell office:value-type="float" office:value="0.015428">
                <text:p>0.015428</text:p>
              </table:table-cell>
            </table:table-row>
            <table:table-row>
              <table:table-cell office:value-type="float" office:value="150000">
                <text:p>150000</text:p>
              </table:table-cell>
              <table:table-cell office:value-type="float" office:value="17.6387">
                <text:p>17.6387</text:p>
              </table:table-cell>
              <table:table-cell office:value-type="float" office:value="26.0524">
                <text:p>26.0524</text:p>
              </table:table-cell>
              <table:table-cell office:value-type="float" office:value="0.039763">
                <text:p>0.039763</text:p>
              </table:table-cell>
              <table:table-cell office:value-type="float" office:value="0.016821">
                <text:p>0.01682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6.2$Linux_X86_64 LibreOffice_project/2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8.608cm" svg:height="10.463cm" xlink:href=".." xlink:type="simple" chart:class="chart:line" chart:style-name="ch1">
        <chart:title svg:x="7.911cm" svg:y="0.345cm" chart:style-name="ch2">
          <text:p>Insertion sort</text:p>
        </chart:title>
        <chart:legend chart:legend-position="bottom" svg:x="4.218cm" svg:y="9.864cm" style:legend-expansion="wide" chart:style-name="ch3"/>
        <chart:plot-area chart:style-name="ch4" table:cell-range-address="Sheet2.A2:Sheet2.E17" chart:data-source-has-labels="both" svg:x="1.383cm" svg:y="1.333cm" svg:width="16.853cm" svg:height="7.157cm">
          <chart:coordinate-region svg:x="2.851cm" svg:y="1.333cm" svg:width="15.245cm" svg:height="5.642cm"/>
          <chart:axis chart:dimension="x" chart:name="primary-x" chart:style-name="ch5" chartooo:axis-type="auto">
            <chartooo:date-scale/>
            <chart:title svg:x="7.781cm" svg:y="8.699cm" chart:style-name="ch6">
              <text:p>Liczba elementów w tablicy</text:p>
            </chart:title>
            <chart:categories table:cell-range-address="Sheet2.A3:Sheet2.A17"/>
          </chart:axis>
          <chart:axis chart:dimension="y" chart:name="primary-y" chart:style-name="ch7">
            <chart:title svg:x="0.451cm" svg:y="5.537cm" chart:style-name="ch8">
              <text:p>Czas [s]</text:p>
            </chart:title>
            <chart:grid chart:style-name="ch9" chart:class="major"/>
          </chart:axis>
          <chart:series chart:style-name="ch10" chart:values-cell-range-address="Sheet2.B3:Sheet2.B17" chart:label-cell-address="Sheet2.B2:Sheet2.B2" chart:class="chart:line">
            <chart:data-point chart:repeated="15"/>
          </chart:series>
          <chart:series chart:style-name="ch11" chart:values-cell-range-address="Sheet2.C3:Sheet2.C17" chart:label-cell-address="Sheet2.C2:Sheet2.C2" chart:class="chart:line">
            <chart:data-point chart:repeated="15"/>
          </chart:series>
          <chart:series chart:style-name="ch12" chart:values-cell-range-address="Sheet2.D3:Sheet2.D17" chart:label-cell-address="Sheet2.D2:Sheet2.D2" chart:class="chart:line">
            <chart:data-point chart:repeated="15"/>
          </chart:series>
          <chart:series chart:style-name="ch13" chart:values-cell-range-address="Sheet2.E3:Sheet2.E17" chart:label-cell-address="Sheet2.E2:Sheet2.E2" chart:class="chart:line">
            <chart:data-point chart:repeated="1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osowe</text:p>
                <draw:g>
                  <svg:desc>Sheet2.B2:Sheet2.B2</svg:desc>
                </draw:g>
              </table:table-cell>
              <table:table-cell office:value-type="string">
                <text:p>Rosnące</text:p>
                <draw:g>
                  <svg:desc>Sheet2.C2:Sheet2.C2</svg:desc>
                </draw:g>
              </table:table-cell>
              <table:table-cell office:value-type="string">
                <text:p>Malejące</text:p>
                <draw:g>
                  <svg:desc>Sheet2.D2:Sheet2.D2</svg:desc>
                </draw:g>
              </table:table-cell>
              <table:table-cell office:value-type="string">
                <text:p>V-kształtne</text:p>
                <draw:g>
                  <svg:desc>Sheet2.E2:Sheet2.E2</svg:desc>
                </draw:g>
              </table:table-cell>
            </table:table-row>
          </table:table-header-rows>
          <table:table-rows>
            <table:table-row>
              <table:table-cell office:value-type="float" office:value="10000">
                <text:p>10000</text:p>
                <draw:g>
                  <svg:desc>Sheet2.A3:Sheet2.A17</svg:desc>
                </draw:g>
              </table:table-cell>
              <table:table-cell office:value-type="float" office:value="0.109998">
                <text:p>0.109998</text:p>
                <draw:g>
                  <svg:desc>Sheet2.B3:Sheet2.B17</svg:desc>
                </draw:g>
              </table:table-cell>
              <table:table-cell office:value-type="float" office:value="0.000069">
                <text:p>0.000069</text:p>
                <draw:g>
                  <svg:desc>Sheet2.C3:Sheet2.C17</svg:desc>
                </draw:g>
              </table:table-cell>
              <table:table-cell office:value-type="float" office:value="0.196584">
                <text:p>0.196584</text:p>
                <draw:g>
                  <svg:desc>Sheet2.D3:Sheet2.D17</svg:desc>
                </draw:g>
              </table:table-cell>
              <table:table-cell office:value-type="float" office:value="0.110484">
                <text:p>0.110484</text:p>
                <draw:g>
                  <svg:desc>Sheet2.E3:Sheet2.E17</svg:desc>
                </draw:g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0.332684">
                <text:p>0.332684</text:p>
              </table:table-cell>
              <table:table-cell office:value-type="float" office:value="0.000094">
                <text:p>0.000094</text:p>
              </table:table-cell>
              <table:table-cell office:value-type="float" office:value="0.658482">
                <text:p>0.658482</text:p>
              </table:table-cell>
              <table:table-cell office:value-type="float" office:value="0.342681">
                <text:p>0.342681</text:p>
              </table:table-cell>
            </table:table-row>
            <table:table-row>
              <table:table-cell office:value-type="float" office:value="30000">
                <text:p>30000</text:p>
              </table:table-cell>
              <table:table-cell office:value-type="float" office:value="0.729351">
                <text:p>0.729351</text:p>
              </table:table-cell>
              <table:table-cell office:value-type="float" office:value="0.000196">
                <text:p>0.000196</text:p>
              </table:table-cell>
              <table:table-cell office:value-type="float" office:value="1.43892">
                <text:p>1.43892</text:p>
              </table:table-cell>
              <table:table-cell office:value-type="float" office:value="0.733348">
                <text:p>0.733348</text:p>
              </table:table-cell>
            </table:table-row>
            <table:table-row>
              <table:table-cell office:value-type="float" office:value="40000">
                <text:p>40000</text:p>
              </table:table-cell>
              <table:table-cell office:value-type="float" office:value="1.29891">
                <text:p>1.29891</text:p>
              </table:table-cell>
              <table:table-cell office:value-type="float" office:value="0.000281">
                <text:p>0.000281</text:p>
              </table:table-cell>
              <table:table-cell office:value-type="float" office:value="2.66545">
                <text:p>2.66545</text:p>
              </table:table-cell>
              <table:table-cell office:value-type="float" office:value="1.32493">
                <text:p>1.32493</text:p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1.99038">
                <text:p>1.99038</text:p>
              </table:table-cell>
              <table:table-cell office:value-type="float" office:value="0.000293">
                <text:p>0.000293</text:p>
              </table:table-cell>
              <table:table-cell office:value-type="float" office:value="3.96567">
                <text:p>3.96567</text:p>
              </table:table-cell>
              <table:table-cell office:value-type="float" office:value="1.98071">
                <text:p>1.98071</text:p>
              </table:table-cell>
            </table:table-row>
            <table:table-row>
              <table:table-cell office:value-type="float" office:value="60000">
                <text:p>60000</text:p>
              </table:table-cell>
              <table:table-cell office:value-type="float" office:value="2.8378">
                <text:p>2.8378</text:p>
              </table:table-cell>
              <table:table-cell office:value-type="float" office:value="0.000388">
                <text:p>0.000388</text:p>
              </table:table-cell>
              <table:table-cell office:value-type="float" office:value="5.73137">
                <text:p>5.73137</text:p>
              </table:table-cell>
              <table:table-cell office:value-type="float" office:value="2.85199">
                <text:p>2.85199</text:p>
              </table:table-cell>
            </table:table-row>
            <table:table-row>
              <table:table-cell office:value-type="float" office:value="70000">
                <text:p>70000</text:p>
              </table:table-cell>
              <table:table-cell office:value-type="float" office:value="3.87623">
                <text:p>3.87623</text:p>
              </table:table-cell>
              <table:table-cell office:value-type="float" office:value="0.000396">
                <text:p>0.000396</text:p>
              </table:table-cell>
              <table:table-cell office:value-type="float" office:value="7.71474">
                <text:p>7.71474</text:p>
              </table:table-cell>
              <table:table-cell office:value-type="float" office:value="3.85887">
                <text:p>3.85887</text:p>
              </table:table-cell>
            </table:table-row>
            <table:table-row>
              <table:table-cell office:value-type="float" office:value="80000">
                <text:p>80000</text:p>
              </table:table-cell>
              <table:table-cell office:value-type="float" office:value="5.07073">
                <text:p>5.07073</text:p>
              </table:table-cell>
              <table:table-cell office:value-type="float" office:value="0.00049">
                <text:p>0.00049</text:p>
              </table:table-cell>
              <table:table-cell office:value-type="float" office:value="10.0783">
                <text:p>10.0783</text:p>
              </table:table-cell>
              <table:table-cell office:value-type="float" office:value="5.03299">
                <text:p>5.03299</text:p>
              </table:table-cell>
            </table:table-row>
            <table:table-row>
              <table:table-cell office:value-type="float" office:value="90000">
                <text:p>90000</text:p>
              </table:table-cell>
              <table:table-cell office:value-type="float" office:value="6.36963">
                <text:p>6.36963</text:p>
              </table:table-cell>
              <table:table-cell office:value-type="float" office:value="0.000538">
                <text:p>0.000538</text:p>
              </table:table-cell>
              <table:table-cell office:value-type="float" office:value="12.7455">
                <text:p>12.7455</text:p>
              </table:table-cell>
              <table:table-cell office:value-type="float" office:value="6.36835">
                <text:p>6.36835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8.32246">
                <text:p>8.32246</text:p>
              </table:table-cell>
              <table:table-cell office:value-type="float" office:value="0.000568">
                <text:p>0.000568</text:p>
              </table:table-cell>
              <table:table-cell office:value-type="float" office:value="15.7128">
                <text:p>15.7128</text:p>
              </table:table-cell>
              <table:table-cell office:value-type="float" office:value="7.86054">
                <text:p>7.86054</text:p>
              </table:table-cell>
            </table:table-row>
            <table:table-row>
              <table:table-cell office:value-type="float" office:value="110000">
                <text:p>110000</text:p>
              </table:table-cell>
              <table:table-cell office:value-type="float" office:value="10.115">
                <text:p>10.115</text:p>
              </table:table-cell>
              <table:table-cell office:value-type="float" office:value="0.000618">
                <text:p>0.000618</text:p>
              </table:table-cell>
              <table:table-cell office:value-type="float" office:value="19.0183">
                <text:p>19.0183</text:p>
              </table:table-cell>
              <table:table-cell office:value-type="float" office:value="9.50415">
                <text:p>9.50415</text:p>
              </table:table-cell>
            </table:table-row>
            <table:table-row>
              <table:table-cell office:value-type="float" office:value="120000">
                <text:p>120000</text:p>
              </table:table-cell>
              <table:table-cell office:value-type="float" office:value="11.4326">
                <text:p>11.4326</text:p>
              </table:table-cell>
              <table:table-cell office:value-type="float" office:value="0.000676">
                <text:p>0.000676</text:p>
              </table:table-cell>
              <table:table-cell office:value-type="float" office:value="22.8095">
                <text:p>22.8095</text:p>
              </table:table-cell>
              <table:table-cell office:value-type="float" office:value="11.3058">
                <text:p>11.3058</text:p>
              </table:table-cell>
            </table:table-row>
            <table:table-row>
              <table:table-cell office:value-type="float" office:value="130000">
                <text:p>130000</text:p>
              </table:table-cell>
              <table:table-cell office:value-type="float" office:value="13.2965">
                <text:p>13.2965</text:p>
              </table:table-cell>
              <table:table-cell office:value-type="float" office:value="0.000689">
                <text:p>0.000689</text:p>
              </table:table-cell>
              <table:table-cell office:value-type="float" office:value="26.5433">
                <text:p>26.5433</text:p>
              </table:table-cell>
              <table:table-cell office:value-type="float" office:value="13.2703">
                <text:p>13.2703</text:p>
              </table:table-cell>
            </table:table-row>
            <table:table-row>
              <table:table-cell office:value-type="float" office:value="140000">
                <text:p>140000</text:p>
              </table:table-cell>
              <table:table-cell office:value-type="float" office:value="15.3588">
                <text:p>15.3588</text:p>
              </table:table-cell>
              <table:table-cell office:value-type="float" office:value="0.00066">
                <text:p>0.00066</text:p>
              </table:table-cell>
              <table:table-cell office:value-type="float" office:value="30.7637">
                <text:p>30.7637</text:p>
              </table:table-cell>
              <table:table-cell office:value-type="float" office:value="15.54">
                <text:p>15.54</text:p>
              </table:table-cell>
            </table:table-row>
            <table:table-row>
              <table:table-cell office:value-type="float" office:value="150000">
                <text:p>150000</text:p>
              </table:table-cell>
              <table:table-cell office:value-type="float" office:value="17.7037">
                <text:p>17.7037</text:p>
              </table:table-cell>
              <table:table-cell office:value-type="float" office:value="0.000774">
                <text:p>0.000774</text:p>
              </table:table-cell>
              <table:table-cell office:value-type="float" office:value="35.5451">
                <text:p>35.5451</text:p>
              </table:table-cell>
              <table:table-cell office:value-type="float" office:value="17.6387">
                <text:p>17.638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6.2$Linux_X86_64 LibreOffice_project/20$Build-2</meta:generator>
  </office:meta>
</office:document-meta>
</file>

<file path=Object 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8.36cm" svg:height="10.328cm" xlink:href=".." xlink:type="simple" chart:class="chart:line" chart:style-name="ch1">
        <chart:title svg:x="7.734cm" svg:y="0.342cm" chart:style-name="ch2">
          <text:p>Selection sort</text:p>
        </chart:title>
        <chart:legend chart:legend-position="bottom" svg:x="4.094cm" svg:y="9.729cm" style:legend-expansion="wide" chart:style-name="ch3"/>
        <chart:plot-area chart:style-name="ch4" table:cell-range-address="Sheet2.A20:Sheet2.E35" chart:data-source-has-labels="both" svg:x="1.378cm" svg:y="1.327cm" svg:width="16.615cm" svg:height="7.031cm">
          <chart:coordinate-region svg:x="2.105cm" svg:y="1.526cm" svg:width="15.251cm" svg:height="6.185cm"/>
          <chart:axis chart:dimension="x" chart:name="primary-x" chart:style-name="ch5" chartooo:axis-type="auto">
            <chartooo:date-scale/>
            <chart:title svg:x="7.657cm" svg:y="8.564cm" chart:style-name="ch6">
              <text:p>Liczba elementów w tablicy</text:p>
            </chart:title>
            <chart:categories table:cell-range-address="Sheet2.A21:Sheet2.A35"/>
          </chart:axis>
          <chart:axis chart:dimension="y" chart:name="primary-y" chart:style-name="ch7">
            <chart:title svg:x="0.451cm" svg:y="5.468cm" chart:style-name="ch8">
              <text:p>Czas [s]</text:p>
            </chart:title>
            <chart:grid chart:style-name="ch9" chart:class="major"/>
          </chart:axis>
          <chart:series chart:style-name="ch10" chart:values-cell-range-address="Sheet2.B21:Sheet2.B35" chart:label-cell-address="Sheet2.B20:Sheet2.B20" chart:class="chart:line">
            <chart:data-point chart:repeated="15"/>
          </chart:series>
          <chart:series chart:style-name="ch11" chart:values-cell-range-address="Sheet2.C21:Sheet2.C35" chart:label-cell-address="Sheet2.C20:Sheet2.C20" chart:class="chart:line">
            <chart:data-point chart:repeated="15"/>
          </chart:series>
          <chart:series chart:style-name="ch12" chart:values-cell-range-address="Sheet2.D21:Sheet2.D35" chart:label-cell-address="Sheet2.D20:Sheet2.D20" chart:class="chart:line">
            <chart:data-point chart:repeated="15"/>
          </chart:series>
          <chart:series chart:style-name="ch13" chart:values-cell-range-address="Sheet2.E21:Sheet2.E35" chart:label-cell-address="Sheet2.E20:Sheet2.E20" chart:class="chart:line">
            <chart:data-point chart:repeated="1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osowe</text:p>
                <draw:g>
                  <svg:desc>Sheet2.B20:Sheet2.B20</svg:desc>
                </draw:g>
              </table:table-cell>
              <table:table-cell office:value-type="string">
                <text:p>Rosnące</text:p>
                <draw:g>
                  <svg:desc>Sheet2.C20:Sheet2.C20</svg:desc>
                </draw:g>
              </table:table-cell>
              <table:table-cell office:value-type="string">
                <text:p>Malejące</text:p>
                <draw:g>
                  <svg:desc>Sheet2.D20:Sheet2.D20</svg:desc>
                </draw:g>
              </table:table-cell>
              <table:table-cell office:value-type="string">
                <text:p>V-kształtne</text:p>
                <draw:g>
                  <svg:desc>Sheet2.E20:Sheet2.E20</svg:desc>
                </draw:g>
              </table:table-cell>
            </table:table-row>
          </table:table-header-rows>
          <table:table-rows>
            <table:table-row>
              <table:table-cell office:value-type="float" office:value="10000">
                <text:p>10000</text:p>
                <draw:g>
                  <svg:desc>Sheet2.A21:Sheet2.A35</svg:desc>
                </draw:g>
              </table:table-cell>
              <table:table-cell office:value-type="float" office:value="0.112671">
                <text:p>0.112671</text:p>
                <draw:g>
                  <svg:desc>Sheet2.B21:Sheet2.B35</svg:desc>
                </draw:g>
              </table:table-cell>
              <table:table-cell office:value-type="float" office:value="0.146088">
                <text:p>0.146088</text:p>
                <draw:g>
                  <svg:desc>Sheet2.C21:Sheet2.C35</svg:desc>
                </draw:g>
              </table:table-cell>
              <table:table-cell office:value-type="float" office:value="0.127378">
                <text:p>0.127378</text:p>
                <draw:g>
                  <svg:desc>Sheet2.D21:Sheet2.D35</svg:desc>
                </draw:g>
              </table:table-cell>
              <table:table-cell office:value-type="float" office:value="0.128393">
                <text:p>0.128393</text:p>
                <draw:g>
                  <svg:desc>Sheet2.E21:Sheet2.E35</svg:desc>
                </draw:g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0.44002">
                <text:p>0.44002</text:p>
              </table:table-cell>
              <table:table-cell office:value-type="float" office:value="0.463658">
                <text:p>0.463658</text:p>
              </table:table-cell>
              <table:table-cell office:value-type="float" office:value="0.512329">
                <text:p>0.512329</text:p>
              </table:table-cell>
              <table:table-cell office:value-type="float" office:value="0.466191">
                <text:p>0.466191</text:p>
              </table:table-cell>
            </table:table-row>
            <table:table-row>
              <table:table-cell office:value-type="float" office:value="30000">
                <text:p>30000</text:p>
              </table:table-cell>
              <table:table-cell office:value-type="float" office:value="0.993014">
                <text:p>0.993014</text:p>
              </table:table-cell>
              <table:table-cell office:value-type="float" office:value="1.01852">
                <text:p>1.01852</text:p>
              </table:table-cell>
              <table:table-cell office:value-type="float" office:value="1.163">
                <text:p>1.163</text:p>
              </table:table-cell>
              <table:table-cell office:value-type="float" office:value="1.051">
                <text:p>1.051</text:p>
              </table:table-cell>
            </table:table-row>
            <table:table-row>
              <table:table-cell office:value-type="float" office:value="40000">
                <text:p>40000</text:p>
              </table:table-cell>
              <table:table-cell office:value-type="float" office:value="1.76018">
                <text:p>1.76018</text:p>
              </table:table-cell>
              <table:table-cell office:value-type="float" office:value="1.80363">
                <text:p>1.80363</text:p>
              </table:table-cell>
              <table:table-cell office:value-type="float" office:value="2.04001">
                <text:p>2.04001</text:p>
              </table:table-cell>
              <table:table-cell office:value-type="float" office:value="1.85426">
                <text:p>1.85426</text:p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2.74157">
                <text:p>2.74157</text:p>
              </table:table-cell>
              <table:table-cell office:value-type="float" office:value="2.77342">
                <text:p>2.77342</text:p>
              </table:table-cell>
              <table:table-cell office:value-type="float" office:value="3.19143">
                <text:p>3.19143</text:p>
              </table:table-cell>
              <table:table-cell office:value-type="float" office:value="2.90222">
                <text:p>2.90222</text:p>
              </table:table-cell>
            </table:table-row>
            <table:table-row>
              <table:table-cell office:value-type="float" office:value="60000">
                <text:p>60000</text:p>
              </table:table-cell>
              <table:table-cell office:value-type="float" office:value="3.95999">
                <text:p>3.95999</text:p>
              </table:table-cell>
              <table:table-cell office:value-type="float" office:value="3.9686">
                <text:p>3.9686</text:p>
              </table:table-cell>
              <table:table-cell office:value-type="float" office:value="4.58461">
                <text:p>4.58461</text:p>
              </table:table-cell>
              <table:table-cell office:value-type="float" office:value="4.32734">
                <text:p>4.32734</text:p>
              </table:table-cell>
            </table:table-row>
            <table:table-row>
              <table:table-cell office:value-type="float" office:value="70000">
                <text:p>70000</text:p>
              </table:table-cell>
              <table:table-cell office:value-type="float" office:value="5.37459">
                <text:p>5.37459</text:p>
              </table:table-cell>
              <table:table-cell office:value-type="float" office:value="5.39156">
                <text:p>5.39156</text:p>
              </table:table-cell>
              <table:table-cell office:value-type="float" office:value="6.23528">
                <text:p>6.23528</text:p>
              </table:table-cell>
              <table:table-cell office:value-type="float" office:value="5.68551">
                <text:p>5.68551</text:p>
              </table:table-cell>
            </table:table-row>
            <table:table-row>
              <table:table-cell office:value-type="float" office:value="80000">
                <text:p>80000</text:p>
              </table:table-cell>
              <table:table-cell office:value-type="float" office:value="7.02699">
                <text:p>7.02699</text:p>
              </table:table-cell>
              <table:table-cell office:value-type="float" office:value="7.05236">
                <text:p>7.05236</text:p>
              </table:table-cell>
              <table:table-cell office:value-type="float" office:value="8.15061">
                <text:p>8.15061</text:p>
              </table:table-cell>
              <table:table-cell office:value-type="float" office:value="7.40904">
                <text:p>7.40904</text:p>
              </table:table-cell>
            </table:table-row>
            <table:table-row>
              <table:table-cell office:value-type="float" office:value="90000">
                <text:p>90000</text:p>
              </table:table-cell>
              <table:table-cell office:value-type="float" office:value="8.88653">
                <text:p>8.88653</text:p>
              </table:table-cell>
              <table:table-cell office:value-type="float" office:value="8.90217">
                <text:p>8.90217</text:p>
              </table:table-cell>
              <table:table-cell office:value-type="float" office:value="10.3228">
                <text:p>10.3228</text:p>
              </table:table-cell>
              <table:table-cell office:value-type="float" office:value="9.37923">
                <text:p>9.37923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11.832">
                <text:p>11.832</text:p>
              </table:table-cell>
              <table:table-cell office:value-type="float" office:value="10.9798">
                <text:p>10.9798</text:p>
              </table:table-cell>
              <table:table-cell office:value-type="float" office:value="12.747">
                <text:p>12.747</text:p>
              </table:table-cell>
              <table:table-cell office:value-type="float" office:value="11.575">
                <text:p>11.575</text:p>
              </table:table-cell>
            </table:table-row>
            <table:table-row>
              <table:table-cell office:value-type="float" office:value="110000">
                <text:p>110000</text:p>
              </table:table-cell>
              <table:table-cell office:value-type="float" office:value="13.2958">
                <text:p>13.2958</text:p>
              </table:table-cell>
              <table:table-cell office:value-type="float" office:value="13.2892">
                <text:p>13.2892</text:p>
              </table:table-cell>
              <table:table-cell office:value-type="float" office:value="15.4103">
                <text:p>15.4103</text:p>
              </table:table-cell>
              <table:table-cell office:value-type="float" office:value="14.0356">
                <text:p>14.0356</text:p>
              </table:table-cell>
            </table:table-row>
            <table:table-row>
              <table:table-cell office:value-type="float" office:value="120000">
                <text:p>120000</text:p>
              </table:table-cell>
              <table:table-cell office:value-type="float" office:value="15.7923">
                <text:p>15.7923</text:p>
              </table:table-cell>
              <table:table-cell office:value-type="float" office:value="15.9338">
                <text:p>15.9338</text:p>
              </table:table-cell>
              <table:table-cell office:value-type="float" office:value="18.396">
                <text:p>18.396</text:p>
              </table:table-cell>
              <table:table-cell office:value-type="float" office:value="16.6887">
                <text:p>16.6887</text:p>
              </table:table-cell>
            </table:table-row>
            <table:table-row>
              <table:table-cell office:value-type="float" office:value="130000">
                <text:p>130000</text:p>
              </table:table-cell>
              <table:table-cell office:value-type="float" office:value="18.5613">
                <text:p>18.5613</text:p>
              </table:table-cell>
              <table:table-cell office:value-type="float" office:value="18.5474">
                <text:p>18.5474</text:p>
              </table:table-cell>
              <table:table-cell office:value-type="float" office:value="21.5381">
                <text:p>21.5381</text:p>
              </table:table-cell>
              <table:table-cell office:value-type="float" office:value="19.5796">
                <text:p>19.5796</text:p>
              </table:table-cell>
            </table:table-row>
            <table:table-row>
              <table:table-cell office:value-type="float" office:value="140000">
                <text:p>140000</text:p>
              </table:table-cell>
              <table:table-cell office:value-type="float" office:value="21.4999">
                <text:p>21.4999</text:p>
              </table:table-cell>
              <table:table-cell office:value-type="float" office:value="21.5133">
                <text:p>21.5133</text:p>
              </table:table-cell>
              <table:table-cell office:value-type="float" office:value="24.9836">
                <text:p>24.9836</text:p>
              </table:table-cell>
              <table:table-cell office:value-type="float" office:value="22.7179">
                <text:p>22.7179</text:p>
              </table:table-cell>
            </table:table-row>
            <table:table-row>
              <table:table-cell office:value-type="float" office:value="150000">
                <text:p>150000</text:p>
              </table:table-cell>
              <table:table-cell office:value-type="float" office:value="24.7638">
                <text:p>24.7638</text:p>
              </table:table-cell>
              <table:table-cell office:value-type="float" office:value="24.6958">
                <text:p>24.6958</text:p>
              </table:table-cell>
              <table:table-cell office:value-type="float" office:value="28.6578">
                <text:p>28.6578</text:p>
              </table:table-cell>
              <table:table-cell office:value-type="float" office:value="26.0524">
                <text:p>26.0524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6.2$Linux_X86_64 LibreOffice_project/20$Build-2</meta:generator>
  </office:meta>
</office:document-meta>
</file>

<file path=Object 6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8.206cm" svg:height="10.241cm" xlink:href=".." xlink:type="simple" chart:class="chart:line" chart:style-name="ch1">
        <chart:title svg:x="8.054cm" svg:y="0.34cm" chart:style-name="ch2">
          <text:p>Heap sort</text:p>
        </chart:title>
        <chart:legend chart:legend-position="bottom" svg:x="4.017cm" svg:y="9.642cm" style:legend-expansion="wide" chart:style-name="ch3"/>
        <chart:plot-area chart:style-name="ch4" table:cell-range-address="Sheet2.A38:Sheet2.E53" chart:data-source-has-labels="both" svg:x="1.375cm" svg:y="1.323cm" svg:width="16.467cm" svg:height="6.95cm">
          <chart:coordinate-region svg:x="2.473cm" svg:y="1.522cm" svg:width="15.229cm" svg:height="5.435cm"/>
          <chart:axis chart:dimension="x" chart:name="primary-x" chart:style-name="ch5" chartooo:axis-type="auto">
            <chartooo:date-scale/>
            <chart:title svg:x="7.58cm" svg:y="8.477cm" chart:style-name="ch6">
              <text:p>Liczba elementów w tablicy</text:p>
            </chart:title>
            <chart:categories table:cell-range-address="Sheet2.A39:Sheet2.A53"/>
          </chart:axis>
          <chart:axis chart:dimension="y" chart:name="primary-y" chart:style-name="ch7">
            <chart:title svg:x="0.451cm" svg:y="5.424cm" chart:style-name="ch8">
              <text:p>Czas [s]</text:p>
            </chart:title>
            <chart:grid chart:style-name="ch9" chart:class="major"/>
          </chart:axis>
          <chart:series chart:style-name="ch10" chart:values-cell-range-address="Sheet2.B39:Sheet2.B53" chart:label-cell-address="Sheet2.B38:Sheet2.B38" chart:class="chart:line">
            <chart:data-point chart:repeated="15"/>
          </chart:series>
          <chart:series chart:style-name="ch11" chart:values-cell-range-address="Sheet2.C39:Sheet2.C53" chart:label-cell-address="Sheet2.C38:Sheet2.C38" chart:class="chart:line">
            <chart:data-point chart:repeated="15"/>
          </chart:series>
          <chart:series chart:style-name="ch12" chart:values-cell-range-address="Sheet2.D39:Sheet2.D53" chart:label-cell-address="Sheet2.D38:Sheet2.D38" chart:class="chart:line">
            <chart:data-point chart:repeated="15"/>
          </chart:series>
          <chart:series chart:style-name="ch13" chart:values-cell-range-address="Sheet2.E39:Sheet2.E53" chart:label-cell-address="Sheet2.E38:Sheet2.E38" chart:class="chart:line">
            <chart:data-point chart:repeated="1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osowe</text:p>
                <draw:g>
                  <svg:desc>Sheet2.B38:Sheet2.B38</svg:desc>
                </draw:g>
              </table:table-cell>
              <table:table-cell office:value-type="string">
                <text:p>Rosnące</text:p>
                <draw:g>
                  <svg:desc>Sheet2.C38:Sheet2.C38</svg:desc>
                </draw:g>
              </table:table-cell>
              <table:table-cell office:value-type="string">
                <text:p>Malejące</text:p>
                <draw:g>
                  <svg:desc>Sheet2.D38:Sheet2.D38</svg:desc>
                </draw:g>
              </table:table-cell>
              <table:table-cell office:value-type="string">
                <text:p>V-kształtne</text:p>
                <draw:g>
                  <svg:desc>Sheet2.E38:Sheet2.E38</svg:desc>
                </draw:g>
              </table:table-cell>
            </table:table-row>
          </table:table-header-rows>
          <table:table-rows>
            <table:table-row>
              <table:table-cell office:value-type="float" office:value="10000">
                <text:p>10000</text:p>
                <draw:g>
                  <svg:desc>Sheet2.A39:Sheet2.A53</svg:desc>
                </draw:g>
              </table:table-cell>
              <table:table-cell office:value-type="float" office:value="0.002522">
                <text:p>0.002522</text:p>
                <draw:g>
                  <svg:desc>Sheet2.B39:Sheet2.B53</svg:desc>
                </draw:g>
              </table:table-cell>
              <table:table-cell office:value-type="float" office:value="0.002188">
                <text:p>0.002188</text:p>
                <draw:g>
                  <svg:desc>Sheet2.C39:Sheet2.C53</svg:desc>
                </draw:g>
              </table:table-cell>
              <table:table-cell office:value-type="float" office:value="0.002005">
                <text:p>0.002005</text:p>
                <draw:g>
                  <svg:desc>Sheet2.D39:Sheet2.D53</svg:desc>
                </draw:g>
              </table:table-cell>
              <table:table-cell office:value-type="float" office:value="0.002089">
                <text:p>0.002089</text:p>
                <draw:g>
                  <svg:desc>Sheet2.E39:Sheet2.E53</svg:desc>
                </draw:g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0.005421">
                <text:p>0.005421</text:p>
              </table:table-cell>
              <table:table-cell office:value-type="float" office:value="0.004461">
                <text:p>0.004461</text:p>
              </table:table-cell>
              <table:table-cell office:value-type="float" office:value="0.004301">
                <text:p>0.004301</text:p>
              </table:table-cell>
              <table:table-cell office:value-type="float" office:value="0.004428">
                <text:p>0.004428</text:p>
              </table:table-cell>
            </table:table-row>
            <table:table-row>
              <table:table-cell office:value-type="float" office:value="30000">
                <text:p>30000</text:p>
              </table:table-cell>
              <table:table-cell office:value-type="float" office:value="0.008464">
                <text:p>0.008464</text:p>
              </table:table-cell>
              <table:table-cell office:value-type="float" office:value="0.006976">
                <text:p>0.006976</text:p>
              </table:table-cell>
              <table:table-cell office:value-type="float" office:value="0.009695">
                <text:p>0.009695</text:p>
              </table:table-cell>
              <table:table-cell office:value-type="float" office:value="0.006865">
                <text:p>0.006865</text:p>
              </table:table-cell>
            </table:table-row>
            <table:table-row>
              <table:table-cell office:value-type="float" office:value="40000">
                <text:p>40000</text:p>
              </table:table-cell>
              <table:table-cell office:value-type="float" office:value="0.011787">
                <text:p>0.011787</text:p>
              </table:table-cell>
              <table:table-cell office:value-type="float" office:value="0.009588">
                <text:p>0.009588</text:p>
              </table:table-cell>
              <table:table-cell office:value-type="float" office:value="0.009175">
                <text:p>0.009175</text:p>
              </table:table-cell>
              <table:table-cell office:value-type="float" office:value="0.009375">
                <text:p>0.009375</text:p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0.014883">
                <text:p>0.014883</text:p>
              </table:table-cell>
              <table:table-cell office:value-type="float" office:value="0.012246">
                <text:p>0.012246</text:p>
              </table:table-cell>
              <table:table-cell office:value-type="float" office:value="0.011626">
                <text:p>0.011626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float" office:value="60000">
                <text:p>60000</text:p>
              </table:table-cell>
              <table:table-cell office:value-type="float" office:value="0.018175">
                <text:p>0.018175</text:p>
              </table:table-cell>
              <table:table-cell office:value-type="float" office:value="0.014756">
                <text:p>0.014756</text:p>
              </table:table-cell>
              <table:table-cell office:value-type="float" office:value="0.014156">
                <text:p>0.014156</text:p>
              </table:table-cell>
              <table:table-cell office:value-type="float" office:value="0.014421">
                <text:p>0.014421</text:p>
              </table:table-cell>
            </table:table-row>
            <table:table-row>
              <table:table-cell office:value-type="float" office:value="70000">
                <text:p>70000</text:p>
              </table:table-cell>
              <table:table-cell office:value-type="float" office:value="0.021713">
                <text:p>0.021713</text:p>
              </table:table-cell>
              <table:table-cell office:value-type="float" office:value="0.017503">
                <text:p>0.017503</text:p>
              </table:table-cell>
              <table:table-cell office:value-type="float" office:value="0.01686">
                <text:p>0.01686</text:p>
              </table:table-cell>
              <table:table-cell office:value-type="float" office:value="0.017146">
                <text:p>0.017146</text:p>
              </table:table-cell>
            </table:table-row>
            <table:table-row>
              <table:table-cell office:value-type="float" office:value="80000">
                <text:p>80000</text:p>
              </table:table-cell>
              <table:table-cell office:value-type="float" office:value="0.025049">
                <text:p>0.025049</text:p>
              </table:table-cell>
              <table:table-cell office:value-type="float" office:value="0.020197">
                <text:p>0.020197</text:p>
              </table:table-cell>
              <table:table-cell office:value-type="float" office:value="0.019294">
                <text:p>0.019294</text:p>
              </table:table-cell>
              <table:table-cell office:value-type="float" office:value="0.019935">
                <text:p>0.019935</text:p>
              </table:table-cell>
            </table:table-row>
            <table:table-row>
              <table:table-cell office:value-type="float" office:value="90000">
                <text:p>90000</text:p>
              </table:table-cell>
              <table:table-cell office:value-type="float" office:value="0.028706">
                <text:p>0.028706</text:p>
              </table:table-cell>
              <table:table-cell office:value-type="float" office:value="0.023068">
                <text:p>0.023068</text:p>
              </table:table-cell>
              <table:table-cell office:value-type="float" office:value="0.022057">
                <text:p>0.022057</text:p>
              </table:table-cell>
              <table:table-cell office:value-type="float" office:value="0.022808">
                <text:p>0.022808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0.036008">
                <text:p>0.036008</text:p>
              </table:table-cell>
              <table:table-cell office:value-type="float" office:value="0.025968">
                <text:p>0.025968</text:p>
              </table:table-cell>
              <table:table-cell office:value-type="float" office:value="0.024629">
                <text:p>0.024629</text:p>
              </table:table-cell>
              <table:table-cell office:value-type="float" office:value="0.025399">
                <text:p>0.025399</text:p>
              </table:table-cell>
            </table:table-row>
            <table:table-row>
              <table:table-cell office:value-type="float" office:value="110000">
                <text:p>110000</text:p>
              </table:table-cell>
              <table:table-cell office:value-type="float" office:value="0.035683">
                <text:p>0.035683</text:p>
              </table:table-cell>
              <table:table-cell office:value-type="float" office:value="0.028654">
                <text:p>0.028654</text:p>
              </table:table-cell>
              <table:table-cell office:value-type="float" office:value="0.02753">
                <text:p>0.02753</text:p>
              </table:table-cell>
              <table:table-cell office:value-type="float" office:value="0.02787">
                <text:p>0.02787</text:p>
              </table:table-cell>
            </table:table-row>
            <table:table-row>
              <table:table-cell office:value-type="float" office:value="120000">
                <text:p>120000</text:p>
              </table:table-cell>
              <table:table-cell office:value-type="float" office:value="0.03994">
                <text:p>0.03994</text:p>
              </table:table-cell>
              <table:table-cell office:value-type="float" office:value="0.031524">
                <text:p>0.031524</text:p>
              </table:table-cell>
              <table:table-cell office:value-type="float" office:value="0.030071">
                <text:p>0.030071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float" office:value="130000">
                <text:p>130000</text:p>
              </table:table-cell>
              <table:table-cell office:value-type="float" office:value="0.043355">
                <text:p>0.043355</text:p>
              </table:table-cell>
              <table:table-cell office:value-type="float" office:value="0.037709">
                <text:p>0.037709</text:p>
              </table:table-cell>
              <table:table-cell office:value-type="float" office:value="0.032888">
                <text:p>0.032888</text:p>
              </table:table-cell>
              <table:table-cell office:value-type="float" office:value="0.033436">
                <text:p>0.033436</text:p>
              </table:table-cell>
            </table:table-row>
            <table:table-row>
              <table:table-cell office:value-type="float" office:value="140000">
                <text:p>140000</text:p>
              </table:table-cell>
              <table:table-cell office:value-type="float" office:value="0.047006">
                <text:p>0.047006</text:p>
              </table:table-cell>
              <table:table-cell office:value-type="float" office:value="0.037175">
                <text:p>0.037175</text:p>
              </table:table-cell>
              <table:table-cell office:value-type="float" office:value="0.035685">
                <text:p>0.035685</text:p>
              </table:table-cell>
              <table:table-cell office:value-type="float" office:value="0.036544">
                <text:p>0.036544</text:p>
              </table:table-cell>
            </table:table-row>
            <table:table-row>
              <table:table-cell office:value-type="float" office:value="150000">
                <text:p>150000</text:p>
              </table:table-cell>
              <table:table-cell office:value-type="float" office:value="0.050596">
                <text:p>0.050596</text:p>
              </table:table-cell>
              <table:table-cell office:value-type="float" office:value="0.040508">
                <text:p>0.040508</text:p>
              </table:table-cell>
              <table:table-cell office:value-type="float" office:value="0.038481">
                <text:p>0.038481</text:p>
              </table:table-cell>
              <table:table-cell office:value-type="float" office:value="0.039763">
                <text:p>0.039763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6.2$Linux_X86_64 LibreOffice_project/20$Build-2</meta:generator>
  </office:meta>
</office:document-meta>
</file>

<file path=Object 7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8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8.237cm" svg:height="10.258cm" xlink:href=".." xlink:type="simple" chart:class="chart:line" chart:style-name="ch1">
        <chart:title svg:x="7.963cm" svg:y="0.341cm" chart:style-name="ch2">
          <text:p>Merge sort</text:p>
        </chart:title>
        <chart:legend chart:legend-position="bottom" svg:x="4.032cm" svg:y="9.659cm" style:legend-expansion="wide" chart:style-name="ch3"/>
        <chart:plot-area chart:style-name="ch4" table:cell-range-address="Sheet2.A56:Sheet2.E71" chart:data-source-has-labels="both" svg:x="1.375cm" svg:y="1.325cm" svg:width="16.498cm" svg:height="6.964cm">
          <chart:coordinate-region svg:x="2.658cm" svg:y="1.325cm" svg:width="15.075cm" svg:height="5.449cm"/>
          <chart:axis chart:dimension="x" chart:name="primary-x" chart:style-name="ch5" chartooo:axis-type="auto">
            <chartooo:date-scale/>
            <chart:title svg:x="7.596cm" svg:y="8.494cm" chart:style-name="ch6">
              <text:p>Liczba elementów w tablicy</text:p>
            </chart:title>
            <chart:categories table:cell-range-address="Sheet2.A57:Sheet2.A71"/>
          </chart:axis>
          <chart:axis chart:dimension="y" chart:name="primary-y" chart:style-name="ch7">
            <chart:title svg:x="0.451cm" svg:y="5.433cm" chart:style-name="ch8">
              <text:p>Czas [s]</text:p>
            </chart:title>
            <chart:grid chart:style-name="ch9" chart:class="major"/>
          </chart:axis>
          <chart:series chart:style-name="ch10" chart:values-cell-range-address="Sheet2.B57:Sheet2.B71" chart:label-cell-address="Sheet2.B56:Sheet2.B56" chart:class="chart:line">
            <chart:data-point chart:repeated="15"/>
          </chart:series>
          <chart:series chart:style-name="ch11" chart:values-cell-range-address="Sheet2.C57:Sheet2.C71" chart:label-cell-address="Sheet2.C56:Sheet2.C56" chart:class="chart:line">
            <chart:data-point chart:repeated="15"/>
          </chart:series>
          <chart:series chart:style-name="ch12" chart:values-cell-range-address="Sheet2.D57:Sheet2.D71" chart:label-cell-address="Sheet2.D56:Sheet2.D56" chart:class="chart:line">
            <chart:data-point chart:repeated="15"/>
          </chart:series>
          <chart:series chart:style-name="ch13" chart:values-cell-range-address="Sheet2.E57:Sheet2.E71" chart:label-cell-address="Sheet2.E56:Sheet2.E56" chart:class="chart:line">
            <chart:data-point chart:repeated="1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osowe</text:p>
                <draw:g>
                  <svg:desc>Sheet2.B56:Sheet2.B56</svg:desc>
                </draw:g>
              </table:table-cell>
              <table:table-cell office:value-type="string">
                <text:p>Rosnące</text:p>
                <draw:g>
                  <svg:desc>Sheet2.C56:Sheet2.C56</svg:desc>
                </draw:g>
              </table:table-cell>
              <table:table-cell office:value-type="string">
                <text:p>Malejące</text:p>
                <draw:g>
                  <svg:desc>Sheet2.D56:Sheet2.D56</svg:desc>
                </draw:g>
              </table:table-cell>
              <table:table-cell office:value-type="string">
                <text:p>V-kształtne</text:p>
                <draw:g>
                  <svg:desc>Sheet2.E56:Sheet2.E56</svg:desc>
                </draw:g>
              </table:table-cell>
            </table:table-row>
          </table:table-header-rows>
          <table:table-rows>
            <table:table-row>
              <table:table-cell office:value-type="float" office:value="10000">
                <text:p>10000</text:p>
                <draw:g>
                  <svg:desc>Sheet2.A57:Sheet2.A71</svg:desc>
                </draw:g>
              </table:table-cell>
              <table:table-cell office:value-type="float" office:value="0.001636">
                <text:p>0.001636</text:p>
                <draw:g>
                  <svg:desc>Sheet2.B57:Sheet2.B71</svg:desc>
                </draw:g>
              </table:table-cell>
              <table:table-cell office:value-type="float" office:value="0.000894">
                <text:p>0.000894</text:p>
                <draw:g>
                  <svg:desc>Sheet2.C57:Sheet2.C71</svg:desc>
                </draw:g>
              </table:table-cell>
              <table:table-cell office:value-type="float" office:value="0.0009">
                <text:p>0.0009</text:p>
                <draw:g>
                  <svg:desc>Sheet2.D57:Sheet2.D71</svg:desc>
                </draw:g>
              </table:table-cell>
              <table:table-cell office:value-type="float" office:value="0.000898">
                <text:p>0.000898</text:p>
                <draw:g>
                  <svg:desc>Sheet2.E57:Sheet2.E71</svg:desc>
                </draw:g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0.003545">
                <text:p>0.003545</text:p>
              </table:table-cell>
              <table:table-cell office:value-type="float" office:value="0.001881">
                <text:p>0.001881</text:p>
              </table:table-cell>
              <table:table-cell office:value-type="float" office:value="0.00189">
                <text:p>0.00189</text:p>
              </table:table-cell>
              <table:table-cell office:value-type="float" office:value="0.001911">
                <text:p>0.001911</text:p>
              </table:table-cell>
            </table:table-row>
            <table:table-row>
              <table:table-cell office:value-type="float" office:value="30000">
                <text:p>30000</text:p>
              </table:table-cell>
              <table:table-cell office:value-type="float" office:value="0.005448">
                <text:p>0.005448</text:p>
              </table:table-cell>
              <table:table-cell office:value-type="float" office:value="0.002971">
                <text:p>0.002971</text:p>
              </table:table-cell>
              <table:table-cell office:value-type="float" office:value="0.004552">
                <text:p>0.004552</text:p>
              </table:table-cell>
              <table:table-cell office:value-type="float" office:value="0.002976">
                <text:p>0.002976</text:p>
              </table:table-cell>
            </table:table-row>
            <table:table-row>
              <table:table-cell office:value-type="float" office:value="40000">
                <text:p>40000</text:p>
              </table:table-cell>
              <table:table-cell office:value-type="float" office:value="0.007608">
                <text:p>0.007608</text:p>
              </table:table-cell>
              <table:table-cell office:value-type="float" office:value="0.004007">
                <text:p>0.004007</text:p>
              </table:table-cell>
              <table:table-cell office:value-type="float" office:value="0.003938">
                <text:p>0.003938</text:p>
              </table:table-cell>
              <table:table-cell office:value-type="float" office:value="0.003982">
                <text:p>0.003982</text:p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0.009572">
                <text:p>0.009572</text:p>
              </table:table-cell>
              <table:table-cell office:value-type="float" office:value="0.005101">
                <text:p>0.005101</text:p>
              </table:table-cell>
              <table:table-cell office:value-type="float" office:value="0.005045">
                <text:p>0.005045</text:p>
              </table:table-cell>
              <table:table-cell office:value-type="float" office:value="0.005063">
                <text:p>0.005063</text:p>
              </table:table-cell>
            </table:table-row>
            <table:table-row>
              <table:table-cell office:value-type="float" office:value="60000">
                <text:p>60000</text:p>
              </table:table-cell>
              <table:table-cell office:value-type="float" office:value="0.011622">
                <text:p>0.011622</text:p>
              </table:table-cell>
              <table:table-cell office:value-type="float" office:value="0.006216">
                <text:p>0.006216</text:p>
              </table:table-cell>
              <table:table-cell office:value-type="float" office:value="0.006079">
                <text:p>0.006079</text:p>
              </table:table-cell>
              <table:table-cell office:value-type="float" office:value="0.006169">
                <text:p>0.006169</text:p>
              </table:table-cell>
            </table:table-row>
            <table:table-row>
              <table:table-cell office:value-type="float" office:value="70000">
                <text:p>70000</text:p>
              </table:table-cell>
              <table:table-cell office:value-type="float" office:value="0.013746">
                <text:p>0.013746</text:p>
              </table:table-cell>
              <table:table-cell office:value-type="float" office:value="0.007294">
                <text:p>0.007294</text:p>
              </table:table-cell>
              <table:table-cell office:value-type="float" office:value="0.007181">
                <text:p>0.007181</text:p>
              </table:table-cell>
              <table:table-cell office:value-type="float" office:value="0.007264">
                <text:p>0.007264</text:p>
              </table:table-cell>
            </table:table-row>
            <table:table-row>
              <table:table-cell office:value-type="float" office:value="80000">
                <text:p>80000</text:p>
              </table:table-cell>
              <table:table-cell office:value-type="float" office:value="0.015949">
                <text:p>0.015949</text:p>
              </table:table-cell>
              <table:table-cell office:value-type="float" office:value="0.008422">
                <text:p>0.008422</text:p>
              </table:table-cell>
              <table:table-cell office:value-type="float" office:value="0.00838">
                <text:p>0.00838</text:p>
              </table:table-cell>
              <table:table-cell office:value-type="float" office:value="0.008423">
                <text:p>0.008423</text:p>
              </table:table-cell>
            </table:table-row>
            <table:table-row>
              <table:table-cell office:value-type="float" office:value="90000">
                <text:p>90000</text:p>
              </table:table-cell>
              <table:table-cell office:value-type="float" office:value="0.018327">
                <text:p>0.018327</text:p>
              </table:table-cell>
              <table:table-cell office:value-type="float" office:value="0.009592">
                <text:p>0.009592</text:p>
              </table:table-cell>
              <table:table-cell office:value-type="float" office:value="0.00951">
                <text:p>0.00951</text:p>
              </table:table-cell>
              <table:table-cell office:value-type="float" office:value="0.00955">
                <text:p>0.00955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0.020504">
                <text:p>0.020504</text:p>
              </table:table-cell>
              <table:table-cell office:value-type="float" office:value="0.010704">
                <text:p>0.010704</text:p>
              </table:table-cell>
              <table:table-cell office:value-type="float" office:value="0.010564">
                <text:p>0.010564</text:p>
              </table:table-cell>
              <table:table-cell office:value-type="float" office:value="0.01072">
                <text:p>0.01072</text:p>
              </table:table-cell>
            </table:table-row>
            <table:table-row>
              <table:table-cell office:value-type="float" office:value="110000">
                <text:p>110000</text:p>
              </table:table-cell>
              <table:table-cell office:value-type="float" office:value="0.022784">
                <text:p>0.022784</text:p>
              </table:table-cell>
              <table:table-cell office:value-type="float" office:value="0.011871">
                <text:p>0.011871</text:p>
              </table:table-cell>
              <table:table-cell office:value-type="float" office:value="0.011728">
                <text:p>0.011728</text:p>
              </table:table-cell>
              <table:table-cell office:value-type="float" office:value="0.011848">
                <text:p>0.011848</text:p>
              </table:table-cell>
            </table:table-row>
            <table:table-row>
              <table:table-cell office:value-type="float" office:value="120000">
                <text:p>120000</text:p>
              </table:table-cell>
              <table:table-cell office:value-type="float" office:value="0.024561">
                <text:p>0.024561</text:p>
              </table:table-cell>
              <table:table-cell office:value-type="float" office:value="0.012968">
                <text:p>0.012968</text:p>
              </table:table-cell>
              <table:table-cell office:value-type="float" office:value="0.01287">
                <text:p>0.01287</text:p>
              </table:table-cell>
              <table:table-cell office:value-type="float" office:value="0.013073">
                <text:p>0.013073</text:p>
              </table:table-cell>
            </table:table-row>
            <table:table-row>
              <table:table-cell office:value-type="float" office:value="130000">
                <text:p>130000</text:p>
              </table:table-cell>
              <table:table-cell office:value-type="float" office:value="0.026632">
                <text:p>0.026632</text:p>
              </table:table-cell>
              <table:table-cell office:value-type="float" office:value="0.014266">
                <text:p>0.014266</text:p>
              </table:table-cell>
              <table:table-cell office:value-type="float" office:value="0.014019">
                <text:p>0.014019</text:p>
              </table:table-cell>
              <table:table-cell office:value-type="float" office:value="0.014199">
                <text:p>0.014199</text:p>
              </table:table-cell>
            </table:table-row>
            <table:table-row>
              <table:table-cell office:value-type="float" office:value="140000">
                <text:p>140000</text:p>
              </table:table-cell>
              <table:table-cell office:value-type="float" office:value="0.028969">
                <text:p>0.028969</text:p>
              </table:table-cell>
              <table:table-cell office:value-type="float" office:value="0.01537">
                <text:p>0.01537</text:p>
              </table:table-cell>
              <table:table-cell office:value-type="float" office:value="0.015204">
                <text:p>0.015204</text:p>
              </table:table-cell>
              <table:table-cell office:value-type="float" office:value="0.015428">
                <text:p>0.015428</text:p>
              </table:table-cell>
            </table:table-row>
            <table:table-row>
              <table:table-cell office:value-type="float" office:value="150000">
                <text:p>150000</text:p>
              </table:table-cell>
              <table:table-cell office:value-type="float" office:value="0.031193">
                <text:p>0.031193</text:p>
              </table:table-cell>
              <table:table-cell office:value-type="float" office:value="0.016657">
                <text:p>0.016657</text:p>
              </table:table-cell>
              <table:table-cell office:value-type="float" office:value="0.016475">
                <text:p>0.016475</text:p>
              </table:table-cell>
              <table:table-cell office:value-type="float" office:value="0.016821">
                <text:p>0.016821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6.2$Linux_X86_64 LibreOffice_project/20$Build-2</meta:generator>
  </office:meta>
</office:document-meta>
</file>

<file path=Object 8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9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795cm" svg:y="0.316cm" chart:style-name="ch2">
          <text:p>Quick sort - różny wybór pivota</text:p>
        </chart:title>
        <chart:legend chart:legend-position="bottom" svg:x="4.368cm" svg:y="8.401cm" style:legend-expansion="wide" chart:style-name="ch3"/>
        <chart:plot-area chart:style-name="ch4" table:cell-range-address="Sheet3.A4:Sheet3.D19" chart:data-source-has-labels="both" svg:x="1.331cm" svg:y="1.275cm" svg:width="14.349cm" svg:height="5.781cm">
          <chart:coordinate-region svg:x="2.429cm" svg:y="1.275cm" svg:width="13.111cm" svg:height="4.266cm"/>
          <chart:axis chart:dimension="x" chart:name="primary-x" chart:style-name="ch5" chartooo:axis-type="auto">
            <chartooo:date-scale/>
            <chart:title svg:x="6.477cm" svg:y="7.236cm" chart:style-name="ch6">
              <text:p>Liczba elementów w tablicy</text:p>
            </chart:title>
            <chart:categories table:cell-range-address="Sheet3.A5:Sheet3.A19"/>
          </chart:axis>
          <chart:axis chart:dimension="y" chart:name="primary-y" chart:style-name="ch7">
            <chart:title svg:x="0.451cm" svg:y="4.791cm" chart:style-name="ch8">
              <text:p>Czas [s]</text:p>
            </chart:title>
            <chart:grid chart:style-name="ch9" chart:class="major"/>
          </chart:axis>
          <chart:series chart:style-name="ch10" chart:values-cell-range-address="Sheet3.B5:Sheet3.B19" chart:label-cell-address="Sheet3.B4:Sheet3.B4" chart:class="chart:line">
            <chart:data-point chart:repeated="15"/>
          </chart:series>
          <chart:series chart:style-name="ch11" chart:values-cell-range-address="Sheet3.C5:Sheet3.C19" chart:label-cell-address="Sheet3.C4:Sheet3.C4" chart:class="chart:line">
            <chart:data-point chart:repeated="15"/>
          </chart:series>
          <chart:series chart:style-name="ch12" chart:values-cell-range-address="Sheet3.D5:Sheet3.D19" chart:label-cell-address="Sheet3.D4:Sheet3.D4" chart:class="chart:line">
            <chart:data-point chart:repeated="1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DDLE</text:p>
                <draw:g>
                  <svg:desc>Sheet3.B4:Sheet3.B4</svg:desc>
                </draw:g>
              </table:table-cell>
              <table:table-cell office:value-type="string">
                <text:p>RIGHT</text:p>
                <draw:g>
                  <svg:desc>Sheet3.C4:Sheet3.C4</svg:desc>
                </draw:g>
              </table:table-cell>
              <table:table-cell office:value-type="string">
                <text:p>RANDOM</text:p>
                <draw:g>
                  <svg:desc>Sheet3.D4:Sheet3.D4</svg:desc>
                </draw:g>
              </table:table-cell>
            </table:table-row>
          </table:table-header-rows>
          <table:table-rows>
            <table:table-row>
              <table:table-cell office:value-type="float" office:value="10000">
                <text:p>10000</text:p>
                <draw:g>
                  <svg:desc>Sheet3.A5:Sheet3.A19</svg:desc>
                </draw:g>
              </table:table-cell>
              <table:table-cell office:value-type="float" office:value="0.07666">
                <text:p>0.07666</text:p>
                <draw:g>
                  <svg:desc>Sheet3.B5:Sheet3.B19</svg:desc>
                </draw:g>
              </table:table-cell>
              <table:table-cell office:value-type="float" office:value="0.003817">
                <text:p>0.003817</text:p>
                <draw:g>
                  <svg:desc>Sheet3.C5:Sheet3.C19</svg:desc>
                </draw:g>
              </table:table-cell>
              <table:table-cell office:value-type="float" office:value="0.002059">
                <text:p>0.002059</text:p>
                <draw:g>
                  <svg:desc>Sheet3.D5:Sheet3.D19</svg:desc>
                </draw:g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0.269834">
                <text:p>0.269834</text:p>
              </table:table-cell>
              <table:table-cell office:value-type="float" office:value="0.006583">
                <text:p>0.006583</text:p>
              </table:table-cell>
              <table:table-cell office:value-type="float" office:value="0.004203">
                <text:p>0.004203</text:p>
              </table:table-cell>
            </table:table-row>
            <table:table-row>
              <table:table-cell office:value-type="float" office:value="30000">
                <text:p>30000</text:p>
              </table:table-cell>
              <table:table-cell office:value-type="float" office:value="0.593786">
                <text:p>0.593786</text:p>
              </table:table-cell>
              <table:table-cell office:value-type="float" office:value="0.007265">
                <text:p>0.007265</text:p>
              </table:table-cell>
              <table:table-cell office:value-type="float" office:value="0.005331">
                <text:p>0.005331</text:p>
              </table:table-cell>
            </table:table-row>
            <table:table-row>
              <table:table-cell office:value-type="float" office:value="40000">
                <text:p>40000</text:p>
              </table:table-cell>
              <table:table-cell office:value-type="float" office:value="1.05448">
                <text:p>1.05448</text:p>
              </table:table-cell>
              <table:table-cell office:value-type="float" office:value="0.011049">
                <text:p>0.011049</text:p>
              </table:table-cell>
              <table:table-cell office:value-type="float" office:value="0.00642">
                <text:p>0.00642</text:p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1.63506">
                <text:p>1.63506</text:p>
              </table:table-cell>
              <table:table-cell office:value-type="float" office:value="0.012638">
                <text:p>0.012638</text:p>
              </table:table-cell>
              <table:table-cell office:value-type="float" office:value="0.007518">
                <text:p>0.007518</text:p>
              </table:table-cell>
            </table:table-row>
            <table:table-row>
              <table:table-cell office:value-type="float" office:value="60000">
                <text:p>60000</text:p>
              </table:table-cell>
              <table:table-cell office:value-type="float" office:value="2.35322">
                <text:p>2.35322</text:p>
              </table:table-cell>
              <table:table-cell office:value-type="float" office:value="0.016877">
                <text:p>0.016877</text:p>
              </table:table-cell>
              <table:table-cell office:value-type="float" office:value="0.009916">
                <text:p>0.009916</text:p>
              </table:table-cell>
            </table:table-row>
            <table:table-row>
              <table:table-cell office:value-type="float" office:value="70000">
                <text:p>70000</text:p>
              </table:table-cell>
              <table:table-cell office:value-type="float" office:value="3.19793">
                <text:p>3.19793</text:p>
              </table:table-cell>
              <table:table-cell office:value-type="float" office:value="0.018966">
                <text:p>0.018966</text:p>
              </table:table-cell>
              <table:table-cell office:value-type="float" office:value="0.009741">
                <text:p>0.009741</text:p>
              </table:table-cell>
            </table:table-row>
            <table:table-row>
              <table:table-cell office:value-type="float" office:value="80000">
                <text:p>80000</text:p>
              </table:table-cell>
              <table:table-cell office:value-type="float" office:value="4.1718">
                <text:p>4.1718</text:p>
              </table:table-cell>
              <table:table-cell office:value-type="float" office:value="0.021291">
                <text:p>0.021291</text:p>
              </table:table-cell>
              <table:table-cell office:value-type="float" office:value="0.010581">
                <text:p>0.010581</text:p>
              </table:table-cell>
            </table:table-row>
            <table:table-row>
              <table:table-cell office:value-type="float" office:value="90000">
                <text:p>90000</text:p>
              </table:table-cell>
              <table:table-cell office:value-type="float" office:value="5.2946">
                <text:p>5.2946</text:p>
              </table:table-cell>
              <table:table-cell office:value-type="float" office:value="0.024524">
                <text:p>0.024524</text:p>
              </table:table-cell>
              <table:table-cell office:value-type="float" office:value="0.014059">
                <text:p>0.014059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6.51946">
                <text:p>6.51946</text:p>
              </table:table-cell>
              <table:table-cell office:value-type="float" office:value="0.028169">
                <text:p>0.028169</text:p>
              </table:table-cell>
              <table:table-cell office:value-type="float" office:value="0.015326">
                <text:p>0.015326</text:p>
              </table:table-cell>
            </table:table-row>
            <table:table-row>
              <table:table-cell office:value-type="float" office:value="110000">
                <text:p>110000</text:p>
              </table:table-cell>
              <table:table-cell office:value-type="float" office:value="7.93954">
                <text:p>7.93954</text:p>
              </table:table-cell>
              <table:table-cell office:value-type="float" office:value="0.031927">
                <text:p>0.031927</text:p>
              </table:table-cell>
              <table:table-cell office:value-type="float" office:value="0.017786">
                <text:p>0.017786</text:p>
              </table:table-cell>
            </table:table-row>
            <table:table-row>
              <table:table-cell office:value-type="float" office:value="120000">
                <text:p>120000</text:p>
              </table:table-cell>
              <table:table-cell office:value-type="float" office:value="9.37575">
                <text:p>9.37575</text:p>
              </table:table-cell>
              <table:table-cell office:value-type="float" office:value="0.035182">
                <text:p>0.035182</text:p>
              </table:table-cell>
              <table:table-cell office:value-type="float" office:value="0.018801">
                <text:p>0.018801</text:p>
              </table:table-cell>
            </table:table-row>
            <table:table-row>
              <table:table-cell office:value-type="float" office:value="130000">
                <text:p>130000</text:p>
              </table:table-cell>
              <table:table-cell office:value-type="float" office:value="11.0196">
                <text:p>11.0196</text:p>
              </table:table-cell>
              <table:table-cell office:value-type="float" office:value="0.038027">
                <text:p>0.038027</text:p>
              </table:table-cell>
              <table:table-cell office:value-type="float" office:value="0.021208">
                <text:p>0.021208</text:p>
              </table:table-cell>
            </table:table-row>
            <table:table-row>
              <table:table-cell office:value-type="float" office:value="140000">
                <text:p>140000</text:p>
              </table:table-cell>
              <table:table-cell office:value-type="float" office:value="12.7695">
                <text:p>12.7695</text:p>
              </table:table-cell>
              <table:table-cell office:value-type="float" office:value="0.040122">
                <text:p>0.040122</text:p>
              </table:table-cell>
              <table:table-cell office:value-type="float" office:value="0.02064">
                <text:p>0.02064</text:p>
              </table:table-cell>
            </table:table-row>
            <table:table-row>
              <table:table-cell office:value-type="float" office:value="150000">
                <text:p>150000</text:p>
              </table:table-cell>
              <table:table-cell office:value-type="float" office:value="14.6366">
                <text:p>14.6366</text:p>
              </table:table-cell>
              <table:table-cell office:value-type="float" office:value="0.046399">
                <text:p>0.046399</text:p>
              </table:table-cell>
              <table:table-cell office:value-type="float" office:value="0.022465">
                <text:p>0.022465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6.2$Linux_X86_64 LibreOffice_project/20$Build-2</meta:generator>
  </office:meta>
</office:document-meta>
</file>

<file path=Object 9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